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73F00009698000054ABB5FBC61A.svg" manifest:media-type=""/>
  <manifest:file-entry manifest:full-path="Pictures/10000201000003AF00000212F85000AE.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entury Schoolbook1" svg:font-family="'Century Schoolbook'"/>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Century Schoolbook" svg:font-family="'Century Schoolbook'" style:font-pitch="variable"/>
    <style:font-face style:name="Segoe UI1" svg:font-family="'Segoe UI'" style:font-pitch="variable"/>
    <style:font-face style:name="Tahoma1" svg:font-family="Tahoma"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svg:stroke-width="0.026cm" svg:stroke-color="#596284" draw:fill="none" draw:textarea-horizontal-align="center" draw:textarea-vertical-align="top" draw:auto-grow-height="false" fo:padding-top="0.125cm" fo:padding-bottom="0.125cm" fo:padding-left="0.25cm" fo:padding-right="0.25cm" fo:wrap-option="wrap"/>
    </style:style>
    <style:style style:name="pr1" style:family="presentation" style:parent-style-name="AbstractRed-subtitle">
      <style:graphic-properties draw:stroke="none" svg:stroke-width="0cm" draw:fill="none" draw:fill-color="#ffffff" draw:textarea-vertical-align="top" draw:auto-grow-height="false" draw:fit-to-size="shrink-to-fit" fo:min-height="11.049cm" fo:padding-top="0.125cm" fo:padding-bottom="0.125cm" fo:padding-left="0.25cm" fo:padding-right="0.25cm" fo:wrap-option="wrap"/>
    </style:style>
    <style:style style:name="pr2" style:family="presentation" style:parent-style-name="AbstractRed-title">
      <style:graphic-properties draw:stroke="none" svg:stroke-width="0cm" draw:fill="none" draw:textarea-vertical-align="middle" draw:auto-grow-height="false" draw:fit-to-size="false" fo:min-height="3.181cm" fo:padding-top="0.125cm" fo:padding-bottom="0.254cm" fo:padding-left="0.25cm" fo:padding-right="0.25cm" fo:wrap-option="wrap"/>
    </style:style>
    <style:style style:name="pr3" style:family="presentation" style:parent-style-name="AbstractRed-backgroundobjects">
      <style:graphic-properties draw:stroke="none" svg:stroke-width="0cm" draw:fill="none" draw:fill-color="#ffffff" draw:textarea-vertical-align="middle" draw:auto-grow-height="false" draw:fit-to-size="false" fo:min-height="11.049cm" fo:padding-top="0.125cm" fo:padding-bottom="0.125cm" fo:padding-left="0.25cm" fo:padding-right="0.25cm" fo:wrap-option="wrap"/>
    </style:style>
    <style:style style:name="pr4" style:family="presentation" style:parent-style-name="AbstractRed-notes">
      <style:graphic-properties draw:stroke="none" svg:stroke-width="0cm" draw:fill="none" draw:fill-color="#ffffff" draw:textarea-vertical-align="top" draw:auto-grow-height="false" draw:fit-to-size="shrink-to-fit" fo:min-height="11.43cm" fo:padding-top="0.127cm" fo:padding-bottom="0.127cm" fo:padding-left="0.254cm" fo:padding-right="0.254cm" fo:wrap-option="wrap"/>
    </style:style>
    <style:style style:name="pr5" style:family="presentation" style:parent-style-name="AbstractRed-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AbstractRed-backgroundobject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7" style:family="presentation" style:parent-style-name="AbstractRed-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pr8" style:family="presentation" style:parent-style-name="AbstractRed-outline1">
      <style:graphic-properties draw:stroke="none" svg:stroke-width="0cm" draw:fill="none" draw:textarea-vertical-align="top" draw:auto-grow-height="false" draw:fit-to-size="shrink-to-fit" fo:min-height="11.049cm" fo:padding-top="0.125cm" fo:padding-bottom="0.125cm" fo:padding-left="0.25cm" fo:padding-right="0.25cm" fo:wrap-option="wrap"/>
    </style:style>
    <style:style style:name="pr9" style:family="presentation" style:parent-style-name="AbstractRed-notes">
      <style:graphic-properties draw:fill-color="#ffffff" draw:auto-grow-height="true" fo:min-height="11.973cm"/>
    </style:style>
    <style:style style:name="pr10" style:family="presentation" style:parent-style-name="AbstractRed-title">
      <style:graphic-properties draw:stroke="none" svg:stroke-width="0cm" draw:fill="none" draw:textarea-vertical-align="bottom" draw:auto-grow-height="false" draw:fit-to-size="shrink-to-fit" fo:min-height="3.181cm" fo:padding-top="0.125cm" fo:padding-bottom="0.254cm" fo:padding-left="0.25cm" fo:padding-right="0.25cm" fo:wrap-option="wrap"/>
    </style:style>
    <style:style style:name="pr11" style:family="presentation" style:parent-style-name="AbstractRed-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pr12" style:family="presentation" style:parent-style-name="AbstractRed-outline1">
      <style:graphic-properties draw:stroke="none" svg:stroke-width="0cm" draw:fill="none" draw:textarea-vertical-align="middle" draw:auto-grow-height="false" draw:fit-to-size="shrink-to-fit" fo:min-height="11.049cm" fo:padding-top="0.125cm" fo:padding-bottom="0.125cm" fo:padding-left="0.25cm" fo:padding-right="0.25cm" fo:wrap-option="wrap"/>
    </style:style>
    <style:style style:name="P1" style:family="paragraph">
      <style:paragraph-properties fo:margin-left="0cm" fo:margin-right="0cm" fo:margin-top="0.205cm" fo:margin-bottom="0cm" fo:line-height="100%" fo:text-align="center" fo:text-indent="0cm" style:punctuation-wrap="hanging">
        <style:tab-stops>
          <style:tab-stop style:position="0cm"/>
        </style:tab-stops>
      </style:paragraph-properties>
      <style:text-properties fo:hyphenate="false"/>
    </style:style>
    <style:style style:name="P2" style:family="paragraph">
      <style:paragraph-properties fo:margin-left="0cm" fo:margin-right="0cm" fo:margin-top="0.205cm" fo:margin-bottom="0cm" fo:line-height="100%" fo:text-align="start" fo:text-indent="0cm" style:punctuation-wrap="hanging">
        <style:tab-stops>
          <style:tab-stop style:position="0cm"/>
        </style:tab-stops>
      </style:paragraph-properties>
      <style:text-properties fo:hyphenate="false"/>
    </style:style>
    <style:style style:name="P3" style:family="paragraph">
      <style:paragraph-properties fo:text-align="start" style:font-independent-line-spacing="true"/>
      <style:text-properties fo:font-size="18pt"/>
    </style:style>
    <style:style style:name="P4" style:family="paragraph">
      <style:paragraph-properties fo:margin-top="0cm" fo:margin-bottom="0cm" fo:line-height="100%" fo:text-align="center" style:punctuation-wrap="hanging"/>
      <style:text-properties fo:hyphenate="false"/>
    </style:style>
    <style:style style:name="P5" style:family="paragraph">
      <style:paragraph-properties fo:margin-left="0cm" fo:margin-right="0cm" fo:margin-top="0cm" fo:margin-bottom="0cm" fo:line-height="100%" fo:text-align="center" fo:text-indent="0cm" style:punctuation-wrap="hanging"/>
      <style:text-properties fo:font-size="14pt" style:font-size-asian="14pt" style:font-size-complex="14pt" fo:hyphenate="false"/>
    </style:style>
    <style:style style:name="P6" style:family="paragraph">
      <style:paragraph-properties fo:text-align="start" style:font-independent-line-spacing="true"/>
      <style:text-properties fo:font-size="18pt" style:font-size-asian="14pt" style:font-size-complex="14pt"/>
    </style:style>
    <style:style style:name="P7" style:family="paragraph">
      <style:paragraph-properties fo:margin-left="0cm" fo:margin-right="0cm" fo:margin-top="0cm" fo:margin-bottom="0cm" fo:line-height="100%" fo:text-align="end" fo:text-indent="0cm" style:punctuation-wrap="hanging"/>
      <style:text-properties fo:font-size="14pt" style:font-size-asian="14pt" style:font-size-complex="14pt" fo:hyphenate="false"/>
    </style:style>
    <style:style style:name="P8" style:family="paragraph">
      <style:paragraph-properties fo:margin-left="0cm" fo:margin-right="0cm" fo:margin-top="0cm" fo:margin-bottom="0cm" fo:line-height="100%" fo:text-align="start" fo:text-indent="0cm" style:punctuation-wrap="hanging"/>
      <style:text-properties fo:font-size="14pt" style:font-size-asian="14pt" style:font-size-complex="14pt" fo:hyphenate="false"/>
    </style:style>
    <style:style style:name="P9" style:family="paragraph">
      <style:paragraph-properties fo:margin-top="0cm" fo:margin-bottom="0cm" fo:line-height="100%" fo:text-align="start" style:punctuation-wrap="hanging"/>
      <style:text-properties fo:hyphenate="false"/>
    </style:style>
    <style:style style:name="P10" style:family="paragraph">
      <style:paragraph-properties fo:margin-left="0cm" fo:margin-right="0cm" fo:margin-top="0.205cm" fo:margin-bottom="0cm" fo:line-height="80%" fo:text-align="start" fo:text-indent="0cm" style:punctuation-wrap="hanging"/>
      <style:text-properties fo:hyphenate="false"/>
    </style:style>
    <style:style style:name="P11" style:family="paragraph">
      <style:paragraph-properties fo:margin-left="0.762cm" fo:margin-right="0cm" fo:margin-top="0.205cm" fo:margin-bottom="0cm" fo:line-height="80%" fo:text-align="start" fo:text-indent="-0.761cm" style:punctuation-wrap="hanging">
        <style:tab-stops>
          <style:tab-stop style:position="0cm"/>
        </style:tab-stops>
      </style:paragraph-properties>
      <style:text-properties fo:hyphenate="false"/>
    </style:style>
    <style:style style:name="P12" style:family="paragraph">
      <style:paragraph-properties fo:margin-left="0.762cm" fo:margin-right="0cm" fo:margin-top="0.205cm" fo:margin-bottom="0cm" fo:line-height="80%" fo:text-align="justify" fo:text-indent="-0.761cm" style:punctuation-wrap="hanging">
        <style:tab-stops>
          <style:tab-stop style:position="0cm"/>
        </style:tab-stops>
      </style:paragraph-properties>
      <style:text-properties fo:hyphenate="false"/>
    </style:style>
    <style:style style:name="P13" style:family="paragraph">
      <style:paragraph-properties fo:text-align="start"/>
      <style:text-properties fo:font-size="18pt"/>
    </style:style>
    <style:style style:name="P14" style:family="paragraph">
      <style:paragraph-properties fo:margin-left="0cm" fo:margin-right="0cm" fo:margin-top="0.205cm" fo:margin-bottom="0cm" fo:line-height="100%" fo:text-align="start" fo:text-indent="0cm" style:punctuation-wrap="hanging"/>
      <style:text-properties fo:hyphenate="false"/>
    </style:style>
    <style:style style:name="P15" style:family="paragraph">
      <style:paragraph-properties fo:margin-left="0cm" fo:margin-right="0cm" fo:margin-top="0.205cm" fo:margin-bottom="0cm" fo:line-height="100%" fo:text-align="justify" fo:text-indent="0cm" style:punctuation-wrap="hanging"/>
      <style:text-properties fo:hyphenate="false"/>
    </style:style>
    <style:style style:name="P16" style:family="paragraph">
      <style:paragraph-properties fo:margin-left="1.693cm" fo:margin-right="0cm" fo:margin-top="0.205cm" fo:margin-bottom="0cm" fo:line-height="100%" fo:text-align="justify" fo:text-indent="-1.692cm" style:punctuation-wrap="hanging">
        <style:tab-stops>
          <style:tab-stop style:position="0cm"/>
        </style:tab-stops>
      </style:paragraph-properties>
      <style:text-properties fo:hyphenate="false"/>
    </style:style>
    <style:style style:name="P17" style:family="paragraph">
      <style:paragraph-properties fo:margin-left="1.693cm" fo:margin-right="0cm" fo:margin-top="0.205cm" fo:margin-bottom="0cm" fo:line-height="100%" fo:text-align="start" fo:text-indent="-1.692cm" style:punctuation-wrap="hanging">
        <style:tab-stops>
          <style:tab-stop style:position="0cm"/>
        </style:tab-stops>
      </style:paragraph-properties>
      <style:text-properties fo:hyphenate="false"/>
    </style:style>
    <style:style style:name="P18" style:family="paragraph">
      <style:paragraph-properties fo:margin-left="1.482cm" fo:margin-right="0cm" fo:margin-top="0.205cm" fo:margin-bottom="0cm" fo:line-height="100%" fo:text-align="start" fo:text-indent="-1.481cm" style:punctuation-wrap="hanging">
        <style:tab-stops>
          <style:tab-stop style:position="0cm"/>
        </style:tab-stops>
      </style:paragraph-properties>
      <style:text-properties fo:hyphenate="false"/>
    </style:style>
    <style:style style:name="P19" style:family="paragraph">
      <style:paragraph-properties fo:margin-left="0cm" fo:margin-right="0cm" fo:margin-top="0.205cm" fo:margin-bottom="0cm" fo:line-height="80%" fo:text-align="start" fo:text-indent="0cm" style:punctuation-wrap="hanging">
        <style:tab-stops>
          <style:tab-stop style:position="0cm"/>
        </style:tab-stops>
      </style:paragraph-properties>
      <style:text-properties fo:hyphenate="false"/>
    </style:style>
    <style:style style:name="P20" style:family="paragraph">
      <style:paragraph-properties fo:margin-left="0cm" fo:margin-right="0cm" fo:margin-top="0.205cm" fo:margin-bottom="0cm" fo:line-height="124%" fo:text-align="start" fo:text-indent="0cm" style:punctuation-wrap="hanging">
        <style:tab-stops>
          <style:tab-stop style:position="0cm"/>
        </style:tab-stops>
      </style:paragraph-properties>
      <style:text-properties fo:hyphenate="false"/>
    </style:style>
    <style:style style:name="P21" style:family="paragraph">
      <style:paragraph-properties fo:margin-left="0.762cm" fo:margin-right="0cm" fo:margin-top="0.205cm" fo:margin-bottom="0cm" fo:line-height="100%" fo:text-align="start" fo:text-indent="-0.761cm" style:punctuation-wrap="hanging">
        <style:tab-stops>
          <style:tab-stop style:position="0cm"/>
        </style:tab-stops>
      </style:paragraph-properties>
      <style:text-properties fo:hyphenate="false"/>
    </style:style>
    <style:style style:name="P22" style:family="paragraph">
      <style:paragraph-properties fo:margin-left="0.762cm" fo:margin-right="0cm" fo:margin-top="0.205cm" fo:margin-bottom="0cm" fo:line-height="90%" fo:text-align="start" fo:text-indent="-0.761cm" style:punctuation-wrap="hanging">
        <style:tab-stops>
          <style:tab-stop style:position="0cm"/>
        </style:tab-stops>
      </style:paragraph-properties>
      <style:text-properties fo:hyphenate="false"/>
    </style:style>
    <style:style style:name="P23" style:family="paragraph">
      <style:paragraph-properties fo:margin-left="0cm" fo:margin-right="0cm" fo:margin-top="0.205cm" fo:margin-bottom="0cm" fo:line-height="90%" fo:text-align="start" fo:text-indent="0cm" style:punctuation-wrap="hanging">
        <style:tab-stops>
          <style:tab-stop style:position="0cm"/>
        </style:tab-stops>
      </style:paragraph-properties>
      <style:text-properties fo:hyphenate="false"/>
    </style:style>
    <style:style style:name="P24" style:family="paragraph">
      <style:paragraph-properties fo:margin-left="0.762cm" fo:margin-right="0cm" fo:margin-top="0.205cm" fo:margin-bottom="0cm" fo:line-height="90%" fo:text-align="justify" fo:text-indent="-0.761cm" style:punctuation-wrap="hanging">
        <style:tab-stops>
          <style:tab-stop style:position="0cm"/>
        </style:tab-stops>
      </style:paragraph-properties>
      <style:text-properties fo:hyphenate="false"/>
    </style:style>
    <style:style style:name="P25" style:family="paragraph">
      <style:paragraph-properties fo:margin-left="0.762cm" fo:margin-right="0cm" fo:margin-top="0.205cm" fo:margin-bottom="0cm" fo:line-height="124%" fo:text-align="start" fo:text-indent="-0.761cm" style:punctuation-wrap="hanging">
        <style:tab-stops>
          <style:tab-stop style:position="0cm"/>
        </style:tab-stops>
      </style:paragraph-properties>
      <style:text-properties fo:hyphenate="false"/>
    </style:style>
    <style:style style:name="P26" style:family="paragraph">
      <style:paragraph-properties fo:margin-left="0.762cm" fo:margin-right="0cm" fo:margin-top="0.205cm" fo:margin-bottom="0cm" fo:line-height="114%" fo:text-align="start" fo:text-indent="-0.761cm" style:punctuation-wrap="hanging">
        <style:tab-stops>
          <style:tab-stop style:position="0cm"/>
        </style:tab-stops>
      </style:paragraph-properties>
      <style:text-properties fo:hyphenate="false"/>
    </style:style>
    <style:style style:name="P27" style:family="paragraph">
      <style:paragraph-properties fo:margin-left="0.762cm" fo:margin-right="0cm" fo:margin-top="0.205cm" fo:margin-bottom="0cm" fo:line-height="114%" fo:text-align="start" fo:text-indent="0cm" style:punctuation-wrap="hanging">
        <style:tab-stops>
          <style:tab-stop style:position="0cm"/>
        </style:tab-stops>
      </style:paragraph-properties>
      <style:text-properties fo:hyphenate="false"/>
    </style:style>
    <style:style style:name="P28" style:family="paragraph">
      <style:paragraph-properties fo:margin-left="2.286cm" fo:margin-right="0cm" fo:margin-top="0.131cm" fo:margin-bottom="0cm" fo:text-indent="-0.634cm">
        <style:tab-stops>
          <style:tab-stop style:position="0cm"/>
        </style:tab-stops>
      </style:paragraph-properties>
    </style:style>
    <style:style style:name="P29" style:family="paragraph">
      <style:paragraph-properties fo:margin-left="0cm" fo:margin-right="0cm" fo:text-indent="0cm">
        <style:tab-stops>
          <style:tab-stop style:position="0cm"/>
        </style:tab-stops>
      </style:paragraph-properties>
    </style:style>
    <style:style style:name="P30" style:family="paragraph">
      <style:paragraph-properties fo:margin-left="0cm" fo:margin-right="0cm" fo:margin-top="0.205cm" fo:margin-bottom="0cm" fo:line-height="100%" fo:text-align="end" fo:text-indent="0cm" style:punctuation-wrap="hanging"/>
      <style:text-properties fo:hyphenate="false"/>
    </style:style>
    <style:style style:name="P31" style:family="paragraph">
      <style:paragraph-properties fo:margin-left="1.524cm" fo:margin-right="0cm" fo:margin-top="0.131cm" fo:margin-bottom="0cm" fo:text-indent="-0.634cm">
        <style:tab-stops>
          <style:tab-stop style:position="0cm"/>
        </style:tab-stops>
      </style:paragraph-properties>
    </style:style>
    <style:style style:name="P32" style:family="paragraph">
      <style:paragraph-properties fo:margin-left="1.521cm" fo:margin-right="0cm" fo:margin-top="0.131cm" fo:margin-bottom="0cm" fo:text-indent="-1.52cm">
        <style:tab-stops>
          <style:tab-stop style:position="0cm"/>
        </style:tab-stops>
      </style:paragraph-properties>
    </style:style>
    <style:style style:name="P33" style:family="paragraph">
      <style:paragraph-properties fo:margin-left="0cm" fo:margin-right="0cm" fo:margin-top="0.131cm" fo:margin-bottom="0cm" fo:line-height="100%" fo:text-align="start" fo:text-indent="0cm" style:punctuation-wrap="hanging"/>
      <style:text-properties fo:hyphenate="false"/>
    </style:style>
    <style:style style:name="P34" style:family="paragraph">
      <style:paragraph-properties fo:margin-left="0cm" fo:margin-right="0cm" fo:text-indent="0cm"/>
    </style:style>
    <style:style style:name="P35" style:family="paragraph">
      <style:paragraph-properties fo:margin-left="0cm" fo:margin-right="0cm" fo:margin-top="0.131cm" fo:margin-bottom="0cm" fo:line-height="100%" fo:text-align="start" fo:text-indent="0cm" style:punctuation-wrap="hanging">
        <style:tab-stops>
          <style:tab-stop style:position="0cm"/>
        </style:tab-stops>
      </style:paragraph-properties>
      <style:text-properties fo:hyphenate="false"/>
    </style:style>
    <style:style style:name="T1" style:family="text">
      <style:text-properties fo:color="#dde9ec" style:text-line-through-style="none" style:font-name="Century Schoolbook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2" style:family="text">
      <style:text-properties fo:color="#dde9ec" style:text-line-through-style="none" style:font-name="Century Schoolbook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color="#dde9ec" style:text-line-through-style="none" style:font-name="Century Schoolbook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 style:family="text">
      <style:text-properties fo:color="#ffffff" style:text-line-through-style="none" style:font-name="Century Schoolbook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5" style:family="text">
      <style:text-properties fo:color="#dde9ec" style:text-line-through-style="none" style:font-name="Century Schoolbook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6" style:family="text">
      <style:text-properties fo:color="#ffffff" style:text-line-through-style="none"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7" style:family="text">
      <style:text-properties fo:color="#ffffff" style:text-line-through-style="none" style:font-name="Century Schoolbook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8" style:family="text">
      <style:text-properties fo:color="#ffffff" style:text-line-through-style="none" style:font-name="Century Schoolbook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9" style:family="text">
      <style:text-properties fo:color="#dde9ec" style:text-line-through-style="none" style:font-name="Century Schoolbook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10" style:family="text">
      <style:text-properties fo:color="#dde9ec" style:text-line-through-style="none" style:font-name="Century Schoolbook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1" style:family="text">
      <style:text-properties fo:color="#ffffff" style:text-line-through-style="none" style:font-name="Century Schoolbook1"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12" style:family="text">
      <style:text-properties fo:color="#ffffff" style:text-line-through-style="none" style:font-name="Century Schoolbook1"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13" style:family="text">
      <style:text-properties fo:color="#ffffff" style:text-line-through-style="none" style:font-name="Century Schoolbook1"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14" style:family="text">
      <style:text-properties fo:color="#ffffff" style:text-line-through-style="none" style:font-name="Century Schoolbook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5" style:family="text">
      <style:text-properties fo:color="#ffffff" style:text-line-through-style="none" style:font-name="Century Schoolbook1" fo:font-size="34pt" fo:letter-spacing="normal" fo:font-style="normal" style:text-underline-style="none" fo:font-weight="normal" style:font-size-asian="34pt" style:font-style-asian="normal" style:font-weight-asian="normal" style:font-size-complex="34pt" style:font-style-complex="normal" style:font-weight-complex="normal"/>
    </style:style>
    <style:style style:name="T16" style:family="text">
      <style:text-properties fo:color="#ffffff" style:text-line-through-style="none" style:font-name="Century Schoolbook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7" style:family="text">
      <style:text-properties fo:color="#ffffff" style:text-line-through-style="none" style:font-name="Century Schoolbook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8" style:family="text">
      <style:text-properties fo:color="#ffffff" style:text-line-through-style="none" style:font-name="Century Schoolbook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9" style:family="text">
      <style:text-properties fo:color="#ffffff" style:text-line-through-style="none" style:font-name="Century Schoolbook1" fo:font-size="26pt" fo:letter-spacing="normal" fo:font-style="normal" style:text-underline-style="solid" style:text-underline-width="auto" style:text-underline-color="font-color" fo:font-weight="normal" style:font-size-asian="26pt" style:font-style-asian="normal" style:font-weight-asian="normal" style:font-size-complex="26pt" style:font-style-complex="normal" style:font-weight-complex="normal"/>
    </style:style>
    <style:style style:name="T20" style:family="text">
      <style:text-properties fo:color="#ffffff" style:text-line-through-style="none" style:font-name="Century Schoolbook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21" style:family="text">
      <style:text-properties fo:color="#dde9ec" style:text-line-through-style="none" style:font-name="Century Schoolbook1" fo:font-size="34pt" fo:letter-spacing="normal" fo:font-style="normal" style:text-underline-style="none" fo:font-weight="normal" style:font-size-asian="34pt" style:font-style-asian="normal" style:font-weight-asian="normal" style:font-size-complex="34pt" style:font-style-complex="normal" style:font-weight-complex="normal"/>
    </style:style>
    <style:style style:name="T22" style:family="text">
      <style:text-properties fo:color="#ffffff" style:text-line-through-style="none" style:font-name="Century Schoolbook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3" style:family="text">
      <style:text-properties fo:color="#b292ca" style:text-line-through-style="none" style:font-name="Century Schoolbook1" fo:font-size="28pt" fo:letter-spacing="normal"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24" style:family="text">
      <style:text-properties fo:color="#b292ca" style:text-line-through-style="none" style:font-name="Century Schoolbook1" fo:font-size="26pt" fo:letter-spacing="normal" fo:font-style="normal" style:text-underline-style="solid" style:text-underline-width="auto" style:text-underline-color="font-color" fo:font-weight="normal" style:font-size-asian="26pt" style:font-style-asian="normal" style:font-weight-asian="normal" style:font-size-complex="26pt" style:font-style-complex="normal" style:font-weight-complex="normal"/>
    </style:style>
    <style:style style:name="T25" style:family="text">
      <style:text-properties fo:color="#ffffff" style:text-line-through-style="none" style:font-name="Century Schoolbook1" fo:font-size="28pt" fo:letter-spacing="normal" fo:font-style="italic" style:text-underline-style="none" fo:font-weight="normal" style:font-size-asian="28pt" style:font-style-asian="italic" style:font-weight-asian="normal" style:font-size-complex="28pt" style:font-style-complex="italic" style:font-weight-complex="normal"/>
    </style:style>
    <text:list-style style:name="L1">
      <text:list-level-style-number text:level="1" style:num-format="">
        <style:list-level-properties text:min-label-width="0.6cm"/>
        <style:text-properties fo:color="#727ca3" fo:font-size="8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61cm"/>
        <style:text-properties fo:font-family="'Wingdings 2'" style:font-charset="x-symbol" fo:color="#727ca3"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1.692cm"/>
        <style:text-properties fo:font-family="'Wingdings 2'" style:font-charset="x-symbol" fo:color="#727ca3"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001cm" text:min-label-width="0.761cm"/>
        <style:text-properties fo:color="#727ca3"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001cm" text:min-label-width="1.692cm"/>
        <style:text-properties fo:color="#727ca3"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suffix="." style:num-format="1" text:start-value="3">
        <style:list-level-properties text:space-before="0.001cm" text:min-label-width="1.692cm"/>
        <style:text-properties fo:color="#727ca3"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suffix="." style:num-format="" text:start-value="3">
        <style:list-level-properties text:space-before="0.001cm" text:min-label-width="1.692cm"/>
        <style:text-properties fo:color="#727ca3"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suffix="." style:num-format="1" text:start-value="4">
        <style:list-level-properties text:space-before="0.001cm" text:min-label-width="1.692cm"/>
        <style:text-properties fo:color="#727ca3"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 text:start-value="4">
        <style:list-level-properties text:space-before="0.001cm" text:min-label-width="1.692cm"/>
        <style:text-properties fo:color="#727ca3"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3cm" text:min-label-width="0.9cm"/>
        <style:text-properties fo:color="#727ca3"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suffix="." style:num-format="1">
        <style:list-level-properties text:space-before="0.001cm" text:min-label-width="1.428cm"/>
        <style:text-properties fo:color="#727ca3"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style:num-suffix="." text:bullet-char="">
        <style:list-level-properties text:space-before="0.001cm" text:min-label-width="0.761cm"/>
        <style:text-properties fo:font-family="'Wingdings 2'" style:font-charset="x-symbol" fo:color="#727ca3"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761cm"/>
        <style:text-properties fo:font-family="'Wingdings 2'" style:font-charset="x-symbol" fo:color="#727ca3"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number text:level="3" style:num-format="">
        <style:list-level-properties text:space-before="2.8cm" text:min-label-width="0.8cm"/>
        <style:text-properties fo:color="#bbbece" fo:font-size="8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761cm"/>
        <style:text-properties fo:font-family="'Wingdings 2'" style:font-charset="x-symbol" fo:color="#727ca3"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1.652cm" text:min-label-width="0.634cm"/>
        <style:text-properties fo:font-family="'Wingdings 2'" style:font-charset="x-symbol" fo:color="#bbbece" fo:font-size="8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3cm" text:min-label-width="0.9cm"/>
        <style:text-properties fo:color="#727ca3" fo:font-size="85%"/>
      </text:list-level-style-number>
      <text:list-level-style-number text:level="2" style:num-format="">
        <style:list-level-properties text:space-before="1.5cm" text:min-label-width="0.9cm"/>
        <style:text-properties fo:color="#9fb8cd" fo:font-size="8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space-before="0.3cm" text:min-label-width="0.9cm"/>
        <style:text-properties fo:color="#727ca3" fo:font-size="85%"/>
      </text:list-level-style-number>
      <text:list-level-style-bullet text:level="2" text:bullet-char="">
        <style:list-level-properties text:space-before="0.89cm" text:min-label-width="0.634cm"/>
        <style:text-properties fo:font-family="'Wingdings 2'" style:font-charset="x-symbol" fo:color="#9fb8cd"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001cm" text:min-label-width="0.761cm"/>
        <style:text-properties fo:font-family="'Wingdings 2'" style:font-charset="x-symbol" fo:color="#727ca3" fo:font-size="85%"/>
      </text:list-level-style-bullet>
      <text:list-level-style-bullet text:level="2" text:bullet-char="">
        <style:list-level-properties text:space-before="0.89cm" text:min-label-width="0.634cm"/>
        <style:text-properties fo:font-family="'Wingdings 2'" style:font-charset="x-symbol" fo:color="#9fb8cd"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AbstractRed" presentation:presentation-page-layout-name="AL1T0" xml:id="id1" draw:id="id1">
        <draw:frame draw:name="Content Placeholder 2" presentation:style-name="pr1" draw:text-style-name="P3" draw:layer="layout" svg:width="20.319cm" svg:height="4.232cm" svg:x="2.328cm" svg:y="8.89cm" presentation:class="subtitle" presentation:user-transformed="true">
          <draw:text-box>
            <text:p text:style-name="P1"><text:span text:style-name="T1"/></text:p>
            <text:p text:style-name="P1"><text:span text:style-name="T1"/></text:p>
            <text:p text:style-name="P2"><text:span text:style-name="T2">Steve Atkins, Vice President of Academic and Student Affairs at Edison State College</text:span></text:p>
            <text:p text:style-name="P2"><text:span text:style-name="T2"/></text:p>
            <text:p text:style-name="P2"><text:span text:style-name="T2"/></text:p>
            <text:p text:style-name="P2"><text:span text:style-name="T2"/></text:p>
            <text:p text:style-name="P1"><text:span text:style-name="T3"/></text:p>
            <text:p text:style-name="P1"><text:span text:style-name="T3"/></text:p>
            <text:p text:style-name="P1"><text:span text:style-name="T3"/></text:p>
            <text:p text:style-name="P1"><text:span text:style-name="T3"/></text:p>
            <text:p text:style-name="P1"><text:span text:style-name="T1"/></text:p>
          </draw:text-box>
        </draw:frame>
        <draw:frame draw:name="Title 1" presentation:style-name="pr2" draw:text-style-name="P3" draw:layer="layout" svg:width="22.859cm" svg:height="4.082cm" svg:x="1.27cm" svg:y="4.183cm" presentation:class="title" presentation:user-transformed="true">
          <draw:text-box>
            <text:p text:style-name="P4"><text:span text:style-name="T4">Developing Student Learning Outcomes</text:span></text:p>
          </draw:text-box>
        </draw:frame>
        <draw:frame draw:name="Footer Placeholder 3" presentation:style-name="pr3" draw:text-style-name="P6" draw:layer="layout" svg:width="11.006cm" svg:height="1.269cm" svg:x="7.197cm" svg:y="17.357cm" presentation:class="footer" presentation:user-transformed="true">
          <draw:text-box>
            <text:p text:style-name="P5"><text:span text:style-name="T5">April 15, 2010</text:span></text:p>
          </draw:text-box>
        </draw:frame>
        <anim:par smil:dur="indefinite" smil:restart="never" presentation:node-type="timing-root">
          <anim:par smil:begin="id1.begin">
            <anim:transitionFilter smil:dur="1s" smil:type="fade" smil:subtype="crossfade"/>
          </anim:par>
        </anim:par>
        <presentation:notes draw:style-name="dp2">
          <draw:page-thumbnail draw:name="Slide Image Placeholder 1" draw:style-name="gr1" draw:layer="layout" svg:width="12.699cm" svg:height="9.524cm" svg:x="3.175cm" svg:y="1.905cm" draw:page-number="1" presentation:class="page"/>
          <draw:frame draw:name="Notes Placeholder 2" presentation:style-name="pr4" draw:text-style-name="P3" draw:layer="layout" svg:width="15.239cm" svg:height="11.429cm" svg:x="1.905cm" svg:y="12.065cm" presentation:class="notes" presentation:placeholder="true" presentation:user-transformed="true">
            <draw:text-box/>
          </draw:frame>
          <draw:frame draw:name="Slide Number Placeholder 3" presentation:style-name="pr5" draw:text-style-name="P6" draw:layer="layout" svg:width="8.254cm" svg:height="1.269cm" svg:x="10.791cm" svg:y="24.126cm" presentation:class="page-number" presentation:user-transformed="true">
            <draw:text-box>
              <text:p text:style-name="P7"><text:span text:style-name="T6"><text:page-number>&lt;number&gt;</text:page-number></text:span></text:p>
            </draw:text-box>
          </draw:frame>
          <draw:frame draw:name="Footer Placeholder 4" presentation:style-name="pr5" draw:text-style-name="P6" draw:layer="layout" svg:width="8.254cm" svg:height="1.269cm" svg:x="0cm" svg:y="24.126cm" presentation:class="footer" presentation:user-transformed="true">
            <draw:text-box>
              <text:p text:style-name="P8"><text:span text:style-name="T6">April 15, 2010</text:span></text:p>
            </draw:text-box>
          </draw:frame>
          <draw:frame draw:name="Header Placeholder 5" presentation:style-name="pr6" draw:text-style-name="P6" draw:layer="layout" svg:width="8.254cm" svg:height="1.269cm" svg:x="0cm" svg:y="0cm" presentation:class="header" presentation:user-transformed="true">
            <draw:text-box>
              <text:p text:style-name="P8"><text:span text:style-name="T6">Program Mapping</text:span></text:p>
            </draw:text-box>
          </draw:frame>
        </presentation:notes>
      </draw:page>
      <draw:page draw:name="Defining Program Level Student Learning Outcomes (SLO) " draw:style-name="dp1" draw:master-page-name="AbstractRed" presentation:presentation-page-layout-name="AL2T11" xml:id="id2" draw:id="id2">
        <draw:frame draw:name="Rectangle 2" presentation:style-name="pr7" draw:text-style-name="P3" draw:layer="layout" svg:width="21.589cm" svg:height="3.174cm" svg:x="2.54cm" svg:y="0.763cm" presentation:class="title" presentation:user-transformed="true">
          <draw:text-box>
            <text:p text:style-name="P9"><text:span text:style-name="T2">Defining Program Level Student Learning Outcomes (SLO) </text:span></text:p>
          </draw:text-box>
        </draw:frame>
        <draw:frame draw:name="Rectangle 3" presentation:style-name="pr8" draw:text-style-name="P3" draw:layer="layout" svg:width="21.589cm" svg:height="12.699cm" svg:x="2.54cm" svg:y="4.022cm" presentation:class="outline" presentation:user-transformed="true">
          <draw:text-box>
            <text:list text:style-name="L4">
              <text:list-item>
                <text:p text:style-name="P10"><text:span text:style-name="T7">Student learning outcomes describe specific behaviors that a student should demonstrate after having completed the program.</text:span></text:p>
              </text:list-item>
            </text:list>
            <text:p text:style-name="P10"><text:span text:style-name="T7"/></text:p>
            <text:list text:continue-numbering="true" text:style-name="L4">
              <text:list-item>
                <text:p text:style-name="P10"><text:span text:style-name="T7">SLO statements should focus on the expected abilities, concepts, values and attitudes of a student after the completion of your program</text:span><text:span text:style-name="T8">.</text:span></text:p>
              </text:list-item>
            </text:list>
            <text:p text:style-name="P10"><text:span text:style-name="T7"/></text:p>
            <text:list text:continue-numbering="true" text:style-name="L4">
              <text:list-item>
                <text:p text:style-name="P10"><text:span text:style-name="T7">SLO statements address roles students take in society and what students will be doing in these roles when they complete your program</text:span></text:p>
              </text:list-item>
            </text:list>
            <text:p text:style-name="P10"><text:span text:style-name="T7"/></text:p>
            <text:p text:style-name="P11"><text:span text:style-name="T7"/></text:p>
            <text:p text:style-name="P12"><text:span text:style-name="T7"/></text:p>
          </draw:text-box>
        </draw:frame>
        <draw:line draw:name="Straight Connector 3" draw:style-name="gr2" draw:text-style-name="P13" draw:layer="layout" svg:x1="2.751cm" svg:y1="3.81cm" svg:x2="23.918cm" svg:y2="3.81cm">
          <text:p/>
        </draw:line>
        <anim:par smil:dur="indefinite" smil:restart="never" presentation:node-type="timing-root">
          <anim:par smil:begin="id2.begin">
            <anim:transitionFilter smil:dur="1s" smil:type="fade" smil:subtype="crossfade"/>
          </anim:par>
        </anim:par>
        <presentation:notes draw:style-name="dp3">
          <draw:page-thumbnail draw:style-name="gr1" draw:layer="layout" svg:width="15.421cm" svg:height="8.176cm" svg:x="1.814cm" svg:y="2.138cm" draw:page-number="2" presentation:class="page"/>
          <draw:frame presentation:style-name="pr9" draw:layer="layout" svg:width="15.421cm" svg:height="11.973cm" svg:x="1.814cm" svg:y="11.117cm" presentation:class="notes" presentation:placeholder="true">
            <draw:text-box/>
          </draw:frame>
        </presentation:notes>
      </draw:page>
      <draw:page draw:name="Careful: Competencies are not Outcomes" draw:style-name="dp1" draw:master-page-name="AbstractRed" presentation:presentation-page-layout-name="AL2T11" xml:id="id3" draw:id="id3">
        <draw:frame draw:name="Rectangle 2" presentation:style-name="pr10" draw:text-style-name="P3" draw:layer="layout" svg:width="21.589cm" svg:height="3.174cm" svg:x="2.54cm" svg:y="0.763cm" presentation:class="title" presentation:user-transformed="true">
          <draw:text-box>
            <text:p text:style-name="P9"><text:span text:style-name="T9">Careful: Competencies are </text:span><text:span text:style-name="T10">not</text:span><text:span text:style-name="T9"> Outcomes</text:span></text:p>
          </draw:text-box>
        </draw:frame>
        <draw:frame draw:name="Rectangle 3" presentation:style-name="pr8" draw:text-style-name="P3" draw:layer="layout" svg:width="21.589cm" svg:height="12.699cm" svg:x="2.54cm" svg:y="4.022cm" presentation:class="outline" presentation:user-transformed="true">
          <draw:text-box>
            <text:list text:style-name="L4">
              <text:list-item>
                <text:p text:style-name="P14"><text:span text:style-name="T8">Competencies consists of miniscule tasks the student will have to demonstrate for a grade</text:span></text:p>
              </text:list-item>
              <text:list-item>
                <text:p text:style-name="P14"><text:span text:style-name="T8">Competencies often reflect trivial and disconnected tasks – based on behavioral psychology framework</text:span></text:p>
              </text:list-item>
              <text:list-item>
                <text:p text:style-name="P14"><text:span text:style-name="T8">Outcomes framework focuses on meaningful tasks (projects) that require synthesis</text:span></text:p>
              </text:list-item>
              <text:list-item>
                <text:p text:style-name="P14"><text:span text:style-name="T8">A good learning outcome is likely to encompass several levels of learning.</text:span></text:p>
              </text:list-item>
            </text:list>
            <text:p text:style-name="P14"><text:span text:style-name="T8"/></text:p>
          </draw:text-box>
        </draw:frame>
        <draw:line draw:name="Straight Connector 3" draw:style-name="gr2" draw:text-style-name="P13" draw:layer="layout" svg:x1="2.751cm" svg:y1="3.81cm" svg:x2="23.918cm" svg:y2="3.81cm">
          <text:p/>
        </draw:line>
        <anim:par smil:dur="indefinite" smil:restart="never" presentation:node-type="timing-root">
          <anim:par smil:begin="id3.begin">
            <anim:transitionFilter smil:dur="1s" smil:type="fade" smil:subtype="crossfade"/>
          </anim:par>
        </anim:par>
        <presentation:notes draw:style-name="dp3">
          <draw:page-thumbnail draw:style-name="gr1" draw:layer="layout" svg:width="15.421cm" svg:height="8.176cm" svg:x="1.814cm" svg:y="2.138cm" draw:page-number="3" presentation:class="page"/>
          <draw:frame presentation:style-name="pr9" draw:layer="layout" svg:width="15.421cm" svg:height="11.973cm" svg:x="1.814cm" svg:y="11.117cm" presentation:class="notes" presentation:placeholder="true">
            <draw:text-box/>
          </draw:frame>
        </presentation:notes>
      </draw:page>
      <draw:page draw:name="Competencies" draw:style-name="dp1" draw:master-page-name="AbstractRed" presentation:presentation-page-layout-name="AL2T11" xml:id="id4" draw:id="id4">
        <draw:frame draw:name="Rectangle 2" presentation:style-name="pr7" draw:text-style-name="P3" draw:layer="layout" svg:width="21.589cm" svg:height="3.174cm" svg:x="2.54cm" svg:y="0.763cm" presentation:class="title" presentation:user-transformed="true">
          <draw:text-box>
            <text:p text:style-name="P9"><text:span text:style-name="T9">Competencies</text:span></text:p>
          </draw:text-box>
        </draw:frame>
        <draw:frame draw:name="Rectangle 3" presentation:style-name="pr11" draw:text-style-name="P3" draw:layer="layout" svg:width="21.589cm" svg:height="12.699cm" svg:x="2.54cm" svg:y="4.022cm" presentation:class="outline" presentation:user-transformed="true">
          <draw:text-box>
            <text:list text:style-name="L4">
              <text:list-item>
                <text:p text:style-name="P14"><text:span text:style-name="T7">Explain what is meant by over prescription</text:span></text:p>
              </text:list-item>
              <text:list-item>
                <text:p text:style-name="P14"><text:span text:style-name="T7">Contrast behavioral and cognitive learning theories</text:span></text:p>
              </text:list-item>
            </text:list>
          </draw:text-box>
        </draw:frame>
        <draw:line draw:name="Straight Connector 3" draw:style-name="gr2" draw:text-style-name="P13" draw:layer="layout" svg:x1="2.751cm" svg:y1="3.81cm" svg:x2="23.918cm" svg:y2="3.81cm">
          <text:p/>
        </draw:line>
        <anim:par smil:dur="indefinite" smil:restart="never" presentation:node-type="timing-root">
          <anim:par smil:begin="id4.begin">
            <anim:transitionFilter smil:dur="1s" smil:type="fade" smil:subtype="crossfade"/>
          </anim:par>
        </anim:par>
        <presentation:notes draw:style-name="dp3">
          <draw:page-thumbnail draw:style-name="gr1" draw:layer="layout" svg:width="15.421cm" svg:height="8.176cm" svg:x="1.814cm" svg:y="2.138cm" draw:page-number="4" presentation:class="page"/>
          <draw:frame presentation:style-name="pr9" draw:layer="layout" svg:width="15.421cm" svg:height="11.973cm" svg:x="1.814cm" svg:y="11.117cm" presentation:class="notes" presentation:placeholder="true">
            <draw:text-box/>
          </draw:frame>
        </presentation:notes>
      </draw:page>
      <draw:page draw:name="Guidelines for Writing Student Learning Outcome Statements" draw:style-name="dp1" draw:master-page-name="AbstractRed" presentation:presentation-page-layout-name="AL2T11" xml:id="id5" draw:id="id5">
        <draw:frame draw:name="Rectangle 2" presentation:style-name="pr10" draw:text-style-name="P3" draw:layer="layout" svg:width="21.589cm" svg:height="3.174cm" svg:x="2.54cm" svg:y="0.763cm" presentation:class="title" presentation:user-transformed="true">
          <draw:text-box>
            <text:p text:style-name="P9"><text:span text:style-name="T9">Guidelines for Writing Student Learning Outcome Statements</text:span></text:p>
          </draw:text-box>
        </draw:frame>
        <draw:frame draw:name="Rectangle 3" presentation:style-name="pr11" draw:text-style-name="P3" draw:layer="layout" svg:width="21.589cm" svg:height="12.699cm" svg:x="2.54cm" svg:y="4.022cm" presentation:class="outline" presentation:user-transformed="true">
          <draw:text-box>
            <text:list text:style-name="L7">
              <text:list-item>
                <text:p text:style-name="P15"><text:span text:style-name="T7">SLO statements should be aligned with mission statements (and goals if applicable).</text:span></text:p>
              </text:list-item>
              <text:list-item>
                <text:p text:style-name="P15"><text:span text:style-name="T7">SLO statements should clearly indicate the level and type of competence that is required of graduates of a program.</text:span></text:p>
              </text:list-item>
            </text:list>
            <text:list text:style-name="L8">
              <text:list-item>
                <text:p text:style-name="P15"><text:span text:style-name="T7">SLO statements should be distinctive.</text:span></text:p>
              </text:list-item>
            </text:list>
            <text:p text:style-name="P16"><text:span text:style-name="T7"/></text:p>
          </draw:text-box>
        </draw:frame>
        <draw:line draw:name="Straight Connector 3" draw:style-name="gr2" draw:text-style-name="P13" draw:layer="layout" svg:x1="2.751cm" svg:y1="3.81cm" svg:x2="23.918cm" svg:y2="3.81cm">
          <text:p/>
        </draw:line>
        <anim:par smil:dur="indefinite" smil:restart="never" presentation:node-type="timing-root">
          <anim:par smil:begin="id5.begin">
            <anim:transitionFilter smil:dur="1s" smil:type="fade" smil:subtype="crossfade"/>
          </anim:par>
        </anim:par>
        <presentation:notes draw:style-name="dp3">
          <draw:page-thumbnail draw:style-name="gr1" draw:layer="layout" svg:width="15.421cm" svg:height="8.176cm" svg:x="1.814cm" svg:y="2.138cm" draw:page-number="5" presentation:class="page"/>
          <draw:frame presentation:style-name="pr9" draw:layer="layout" svg:width="15.421cm" svg:height="11.973cm" svg:x="1.814cm" svg:y="11.117cm" presentation:class="notes" presentation:placeholder="true">
            <draw:text-box/>
          </draw:frame>
        </presentation:notes>
      </draw:page>
      <draw:page draw:name="page6" draw:style-name="dp1" draw:master-page-name="AbstractRed" presentation:presentation-page-layout-name="AL2T11" xml:id="id6" draw:id="id6">
        <draw:frame draw:name="Title 2" presentation:style-name="pr10" draw:text-style-name="P3" draw:layer="layout" svg:width="21.589cm" svg:height="3.174cm" svg:x="2.54cm" svg:y="0.763cm" presentation:class="title" presentation:user-transformed="true">
          <draw:text-box>
            <text:p text:style-name="P9"><text:span text:style-name="T2">Guidelines for Writing Student Learning Outcome Statements (Cont’d)</text:span></text:p>
          </draw:text-box>
        </draw:frame>
        <draw:frame draw:name="Rectangle 2" presentation:style-name="pr11" draw:text-style-name="P3" draw:layer="layout" svg:width="21.589cm" svg:height="12.699cm" svg:x="2.54cm" svg:y="4.022cm" presentation:class="outline" presentation:user-transformed="true">
          <draw:text-box>
            <text:list text:style-name="L10">
              <text:list-item>
                <text:p text:style-name="P15"><text:span text:style-name="T8">SLO statements should focus on the results of learning and not the learning processes.</text:span></text:p>
              </text:list-item>
              <text:list-item>
                <text:p text:style-name="P15"><text:span text:style-name="T8">SLO statements should be stated such that the outcome can be measured by more than one assessment method.</text:span></text:p>
              </text:list-item>
              <text:list-item>
                <text:p text:style-name="P15"><text:span text:style-name="T8">SLO statements should use concrete verbs like define, classify, operate, formulate, rather than passive verbs like be exposed to or vague verbs like understand, know.</text:span></text:p>
              </text:list-item>
            </text:list>
            <text:p text:style-name="P16"><text:span text:style-name="T8"/></text:p>
            <text:p text:style-name="P17"><text:span text:style-name="T8"/></text:p>
          </draw:text-box>
        </draw:frame>
        <draw:line draw:name="Straight Connector 3" draw:style-name="gr2" draw:text-style-name="P13" draw:layer="layout" svg:x1="2.751cm" svg:y1="3.81cm" svg:x2="23.918cm" svg:y2="3.81cm">
          <text:p/>
        </draw:line>
        <anim:par smil:dur="indefinite" smil:restart="never" presentation:node-type="timing-root">
          <anim:par smil:begin="id6.begin">
            <anim:transitionFilter smil:dur="1s" smil:type="fade" smil:subtype="crossfade"/>
          </anim:par>
        </anim:par>
        <presentation:notes draw:style-name="dp3">
          <draw:page-thumbnail draw:style-name="gr1" draw:layer="layout" svg:width="15.421cm" svg:height="8.176cm" svg:x="1.814cm" svg:y="2.138cm" draw:page-number="6" presentation:class="page"/>
          <draw:frame presentation:style-name="pr9" draw:layer="layout" svg:width="15.421cm" svg:height="11.973cm" svg:x="1.814cm" svg:y="11.117cm" presentation:class="notes" presentation:placeholder="true">
            <draw:text-box/>
          </draw:frame>
        </presentation:notes>
      </draw:page>
      <draw:page draw:name="Developing Program Level Learning Outcomes" draw:style-name="dp1" draw:master-page-name="AbstractRed" presentation:presentation-page-layout-name="AL2T11" xml:id="id7" draw:id="id7">
        <draw:frame draw:name="Title 2" presentation:style-name="pr10" draw:text-style-name="P3" draw:layer="layout" svg:width="21.589cm" svg:height="3.174cm" svg:x="2.54cm" svg:y="0.763cm" presentation:class="title" presentation:user-transformed="true">
          <draw:text-box>
            <text:p text:style-name="P9"><text:span text:style-name="T2">Developing Program Level Learning Outcomes</text:span></text:p>
          </draw:text-box>
        </draw:frame>
        <draw:frame draw:name="Rectangle 3" presentation:style-name="pr8" draw:text-style-name="P3" draw:layer="layout" svg:width="21.589cm" svg:height="12.699cm" svg:x="2.54cm" svg:y="4.022cm" presentation:class="outline" presentation:user-transformed="true">
          <draw:text-box>
            <text:p text:style-name="P18"><text:span text:style-name="T8"><text:tab/></text:span><text:span text:style-name="T8">Prepare a set of outcomes statements describing what students should be able to do when they leave ESC (Lot of work already exists in the area of skill sets and standards, accreditation requirements, previous course outlines, SCANS, brochures and catalogue descriptions, curriculum committee reports, learning objectives or outcomes developed for a similar unit at another institution, professional organization standards or recommendations.</text:span></text:p>
          </draw:text-box>
        </draw:frame>
        <draw:line draw:name="Straight Connector 5" draw:style-name="gr2" draw:text-style-name="P13" draw:layer="layout" svg:x1="2.751cm" svg:y1="3.81cm" svg:x2="23.918cm" svg:y2="3.81cm">
          <text:p/>
        </draw:line>
        <anim:par smil:dur="indefinite" smil:restart="never" presentation:node-type="timing-root">
          <anim:par smil:begin="id7.begin">
            <anim:transitionFilter smil:dur="1s" smil:type="fade" smil:subtype="crossfade"/>
          </anim:par>
        </anim:par>
        <presentation:notes draw:style-name="dp3">
          <draw:page-thumbnail draw:style-name="gr1" draw:layer="layout" svg:width="15.421cm" svg:height="8.176cm" svg:x="1.814cm" svg:y="2.138cm" draw:page-number="7" presentation:class="page"/>
          <draw:frame presentation:style-name="pr9" draw:layer="layout" svg:width="15.421cm" svg:height="11.973cm" svg:x="1.814cm" svg:y="11.117cm" presentation:class="notes" presentation:placeholder="true">
            <draw:text-box/>
          </draw:frame>
        </presentation:notes>
      </draw:page>
      <draw:page draw:name="Examples of Intended Program Outcomes (Stielhl, 2002)" draw:style-name="dp1" draw:master-page-name="AbstractRed" presentation:presentation-page-layout-name="AL2T11" xml:id="id8" draw:id="id8">
        <draw:frame draw:name="Title 2" presentation:style-name="pr10" draw:text-style-name="P3" draw:layer="layout" svg:width="21.589cm" svg:height="3.174cm" svg:x="2.54cm" svg:y="0.763cm" presentation:class="title" presentation:user-transformed="true">
          <draw:text-box>
            <text:p text:style-name="P9"><text:span text:style-name="T9">Examples of Intended Program Outcomes (Stielhl, 2002)</text:span></text:p>
          </draw:text-box>
        </draw:frame>
        <draw:frame draw:name="Rectangle 3" presentation:style-name="pr8" draw:text-style-name="P3" draw:layer="layout" svg:width="21.589cm" svg:height="12.699cm" svg:x="2.54cm" svg:y="4.022cm" presentation:class="outline" presentation:user-transformed="true">
          <draw:text-box>
            <text:list text:style-name="L4">
              <text:list-item>
                <text:p text:style-name="P14"><text:span text:style-name="T7">Apply management concepts to effectively manage projects and project teams in a high technology lab…</text:span></text:p>
              </text:list-item>
              <text:list-item>
                <text:p text:style-name="P14"><text:span text:style-name="T7">Manage a caseload for a state division of children’s services…</text:span></text:p>
              </text:list-item>
              <text:list-item>
                <text:p text:style-name="P14"><text:span text:style-name="T7">Demonstrate community leadership in resolving environmental hazards and issues…</text:span></text:p>
              </text:list-item>
              <text:list-item>
                <text:p text:style-name="P14"><text:span text:style-name="T7">Survey and analyze business needs to determine how telecommunications can provide solutions…</text:span></text:p>
              </text:list-item>
              <text:list-item>
                <text:p text:style-name="P14"><text:span text:style-name="T7">Use your understanding of social theory to develop effective urban committees/agendas…</text:span></text:p>
              </text:list-item>
            </text:list>
          </draw:text-box>
        </draw:frame>
        <draw:line draw:name="Straight Connector 3" draw:style-name="gr2" draw:text-style-name="P13" draw:layer="layout" svg:x1="2.751cm" svg:y1="3.81cm" svg:x2="23.918cm" svg:y2="3.81cm">
          <text:p/>
        </draw:line>
        <anim:par smil:dur="indefinite" smil:restart="never" presentation:node-type="timing-root">
          <anim:par smil:begin="id8.begin">
            <anim:transitionFilter smil:dur="1s" smil:type="fade" smil:subtype="crossfade"/>
          </anim:par>
        </anim:par>
        <presentation:notes draw:style-name="dp3">
          <draw:page-thumbnail draw:style-name="gr1" draw:layer="layout" svg:width="15.421cm" svg:height="8.176cm" svg:x="1.814cm" svg:y="2.138cm" draw:page-number="8" presentation:class="page"/>
          <draw:frame presentation:style-name="pr9" draw:layer="layout" svg:width="15.421cm" svg:height="11.973cm" svg:x="1.814cm" svg:y="11.117cm" presentation:class="notes" presentation:placeholder="true">
            <draw:text-box/>
          </draw:frame>
        </presentation:notes>
      </draw:page>
      <draw:page draw:name="Building SLOs: Four Major Components :" draw:style-name="dp1" draw:master-page-name="AbstractRed" presentation:presentation-page-layout-name="AL2T11" xml:id="id9" draw:id="id9">
        <draw:frame draw:name="Rectangle 2" presentation:style-name="pr10" draw:text-style-name="P3" xml:id="id10" draw:id="id10" draw:layer="layout" svg:width="21.589cm" svg:height="3.174cm" svg:x="2.54cm" svg:y="0.763cm" presentation:class="title" presentation:user-transformed="true">
          <draw:text-box>
            <text:p text:style-name="P9"><text:span text:style-name="T9">Building SLOs: Four Major Components :</text:span></text:p>
          </draw:text-box>
        </draw:frame>
        <draw:frame draw:name="Rectangle 3" presentation:style-name="pr8" draw:text-style-name="P3" draw:layer="layout" svg:width="24.129cm" svg:height="14.604cm" svg:x="0.847cm" svg:y="3.598cm" presentation:class="outline" presentation:user-transformed="true">
          <draw:text-box>
            <text:p text:style-name="P11"><text:span text:style-name="T8"/></text:p>
            <text:list text:style-name="L13">
              <text:list-item>
                <text:p xml:id="id11" text:id="id11" text:style-name="P19"><text:span text:style-name="T8">Identification of fundamental and powerful concepts, skills, or abilities</text:span></text:p>
              </text:list-item>
              <text:list-item>
                <text:p xml:id="id12" text:id="id12" text:style-name="P19"><text:span text:style-name="T8">A description of what the student will be able to do (behavior) <text:s/>(verb + type of thinking or activity is important here)</text:span></text:p>
              </text:list-item>
              <text:list-item>
                <text:p xml:id="id13" text:id="id13" text:style-name="P19"><text:span text:style-name="T8">The conditions under which the students will perform the task (will determine level of cognitive complexity - What tools, references, <text:s/>or other aids will be provided or denied should be make clear)</text:span></text:p>
              </text:list-item>
              <text:list-item>
                <text:p xml:id="id14" text:id="id14" text:style-name="P19"><text:span text:style-name="T8">The criteria (intellectual standards)for evaluating student performance</text:span></text:p>
              </text:list-item>
            </text:list>
          </draw:text-box>
        </draw:frame>
        <draw:line draw:name="Straight Connector 3" draw:style-name="gr2" draw:text-style-name="P13" draw:layer="layout" svg:x1="2.751cm" svg:y1="3.81cm" svg:x2="23.918cm" svg:y2="3.81cm">
          <text:p/>
        </draw:line>
        <anim:par smil:dur="indefinite" smil:restart="never" presentation:node-type="timing-root">
          <anim:par smil:begin="id9.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10" smil:attributeName="visibility" smil:to="visible"/>
                  <anim:animate smil:dur="0.5s" smil:fill="hold" smil:targetElement="id10" smil:attributeName="x" smil:values="0-width/2;x" smil:keyTimes="0;1"/>
                  <anim:animate smil:dur="0.5s" smil:fill="hold" smil:targetElement="id10" smil:attributeName="y" smil:values="y;y" smil:keyTimes="0;1"/>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11" anim:sub-item="text" smil:attributeName="visibility" smil:to="visible"/>
                  <anim:animate smil:dur="0.5s" smil:fill="hold" smil:targetElement="id11" anim:sub-item="text" smil:attributeName="x" smil:values="0-width/2;x" smil:keyTimes="0;1"/>
                  <anim:animate smil:dur="0.5s" smil:fill="hold" smil:targetElement="id11" anim:sub-item="text" smil:attributeName="y" smil:values="y;y" smil:keyTimes="0;1"/>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12" anim:sub-item="text" smil:attributeName="visibility" smil:to="visible"/>
                  <anim:animate smil:dur="0.5s" smil:fill="hold" smil:targetElement="id12" anim:sub-item="text" smil:attributeName="x" smil:values="0-width/2;x" smil:keyTimes="0;1"/>
                  <anim:animate smil:dur="0.5s" smil:fill="hold" smil:targetElement="id12" anim:sub-item="text" smil:attributeName="y" smil:values="y;y" smil:keyTimes="0;1"/>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13" anim:sub-item="text" smil:attributeName="visibility" smil:to="visible"/>
                  <anim:animate smil:dur="0.5s" smil:fill="hold" smil:targetElement="id13" anim:sub-item="text" smil:attributeName="x" smil:values="0-width/2;x" smil:keyTimes="0;1"/>
                  <anim:animate smil:dur="0.5s" smil:fill="hold" smil:targetElement="id13" anim:sub-item="text" smil:attributeName="y" smil:values="y;y" smil:keyTimes="0;1"/>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14" anim:sub-item="text" smil:attributeName="visibility" smil:to="visible"/>
                  <anim:animate smil:dur="0.5s" smil:fill="hold" smil:targetElement="id14" anim:sub-item="text" smil:attributeName="x" smil:values="0-width/2;x" smil:keyTimes="0;1"/>
                  <anim:animate smil:dur="0.5s" smil:fill="hold" smil:targetElement="id14" anim:sub-item="text" smil:attributeName="y" smil:values="y;y" smil:keyTimes="0;1"/>
                </anim:par>
              </anim:par>
            </anim:par>
          </anim:seq>
        </anim:par>
        <presentation:notes draw:style-name="dp3">
          <draw:page-thumbnail draw:style-name="gr1" draw:layer="layout" svg:width="15.421cm" svg:height="8.176cm" svg:x="1.814cm" svg:y="2.138cm" draw:page-number="9" presentation:class="page"/>
          <draw:frame presentation:style-name="pr9" draw:layer="layout" svg:width="15.421cm" svg:height="11.973cm" svg:x="1.814cm" svg:y="11.117cm" presentation:class="notes" presentation:placeholder="true">
            <draw:text-box/>
          </draw:frame>
        </presentation:notes>
      </draw:page>
      <draw:page draw:name="Simple LO –  " draw:style-name="dp1" draw:master-page-name="AbstractRed" presentation:presentation-page-layout-name="AL2T11" xml:id="id15" draw:id="id15">
        <draw:frame draw:name="Rectangle 2" presentation:style-name="pr10" draw:text-style-name="P3" xml:id="id16" draw:id="id16" draw:layer="layout" svg:width="21.589cm" svg:height="3.174cm" svg:x="2.54cm" svg:y="0.763cm" presentation:class="title" presentation:user-transformed="true">
          <draw:text-box>
            <text:p text:style-name="P9"><text:span text:style-name="T9">Simple LO – <text:s/></text:span></text:p>
          </draw:text-box>
        </draw:frame>
        <draw:frame draw:name="Rectangle 3" presentation:style-name="pr8" draw:text-style-name="P3" draw:layer="layout" svg:width="21.589cm" svg:height="12.699cm" svg:x="2.54cm" svg:y="4.022cm" presentation:class="outline" presentation:user-transformed="true">
          <draw:text-box>
            <text:list text:style-name="L4">
              <text:list-item>
                <text:p xml:id="id17" text:id="id17" text:style-name="P14"><text:span text:style-name="T7">Fundamental Concept – Standard Deviation</text:span></text:p>
              </text:list-item>
              <text:list-item>
                <text:p xml:id="id18" text:id="id18" text:style-name="P14"><text:span text:style-name="T7">Condition – Given a set of data from a representative sample of a well-defined population </text:span></text:p>
              </text:list-item>
              <text:list-item>
                <text:p xml:id="id19" text:id="id19" text:style-name="P14"><text:span text:style-name="T7">Behavior – the student will be able to compute the standard deviation, make valid inferences, and identify relevant assumptions </text:span></text:p>
              </text:list-item>
              <text:list-item>
                <text:p xml:id="id20" text:id="id20" text:style-name="P14"><text:span text:style-name="T7">Criterion- (implied) – number computed will be accurate and inferences will be logical, relevant, clear, and precise.</text:span></text:p>
              </text:list-item>
            </text:list>
          </draw:text-box>
        </draw:frame>
        <draw:line draw:name="Straight Connector 3" draw:style-name="gr2" draw:text-style-name="P13" draw:layer="layout" svg:x1="2.751cm" svg:y1="3.81cm" svg:x2="23.918cm" svg:y2="3.81cm">
          <text:p/>
        </draw:line>
        <anim:par smil:dur="indefinite" smil:restart="never" presentation:node-type="timing-root">
          <anim:par smil:begin="id15.begin">
            <anim:transitionFilter smil:dur="1s" smil:type="fade" smil:subtype="crossfade"/>
          </anim:par>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16" smil:attributeName="visibility" smil:to="visible"/>
                  <anim:animate smil:dur="0.5s" smil:fill="hold" smil:targetElement="id16" smil:attributeName="x" smil:values="0-width/2;x" smil:keyTimes="0;1"/>
                  <anim:animate smil:dur="0.5s" smil:fill="hold" smil:targetElement="id16" smil:attributeName="y" smil:values="y;y" smil:keyTimes="0;1"/>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17" anim:sub-item="text" smil:attributeName="visibility" smil:to="visible"/>
                  <anim:animate smil:dur="0.5s" smil:fill="hold" smil:targetElement="id17" anim:sub-item="text" smil:attributeName="x" smil:values="0-width/2;x" smil:keyTimes="0;1"/>
                  <anim:animate smil:dur="0.5s" smil:fill="hold" smil:targetElement="id17" anim:sub-item="text" smil:attributeName="y" smil:values="y;y" smil:keyTimes="0;1"/>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18" anim:sub-item="text" smil:attributeName="visibility" smil:to="visible"/>
                  <anim:animate smil:dur="0.5s" smil:fill="hold" smil:targetElement="id18" anim:sub-item="text" smil:attributeName="x" smil:values="0-width/2;x" smil:keyTimes="0;1"/>
                  <anim:animate smil:dur="0.5s" smil:fill="hold" smil:targetElement="id18" anim:sub-item="text" smil:attributeName="y" smil:values="y;y" smil:keyTimes="0;1"/>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19" anim:sub-item="text" smil:attributeName="visibility" smil:to="visible"/>
                  <anim:animate smil:dur="0.5s" smil:fill="hold" smil:targetElement="id19" anim:sub-item="text" smil:attributeName="x" smil:values="0-width/2;x" smil:keyTimes="0;1"/>
                  <anim:animate smil:dur="0.5s" smil:fill="hold" smil:targetElement="id19" anim:sub-item="text" smil:attributeName="y" smil:values="y;y" smil:keyTimes="0;1"/>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20" anim:sub-item="text" smil:attributeName="visibility" smil:to="visible"/>
                  <anim:animate smil:dur="0.5s" smil:fill="hold" smil:targetElement="id20" anim:sub-item="text" smil:attributeName="x" smil:values="0-width/2;x" smil:keyTimes="0;1"/>
                  <anim:animate smil:dur="0.5s" smil:fill="hold" smil:targetElement="id20" anim:sub-item="text" smil:attributeName="y" smil:values="y;y" smil:keyTimes="0;1"/>
                </anim:par>
              </anim:par>
            </anim:par>
          </anim:seq>
        </anim:par>
        <presentation:notes draw:style-name="dp3">
          <draw:page-thumbnail draw:style-name="gr1" draw:layer="layout" svg:width="15.421cm" svg:height="8.176cm" svg:x="1.814cm" svg:y="2.138cm" draw:page-number="10" presentation:class="page"/>
          <draw:frame presentation:style-name="pr9" draw:layer="layout" svg:width="15.421cm" svg:height="11.973cm" svg:x="1.814cm" svg:y="11.117cm" presentation:class="notes" presentation:placeholder="true">
            <draw:text-box/>
          </draw:frame>
        </presentation:notes>
      </draw:page>
      <draw:page draw:name="Statements should be neither too specific or too general." draw:style-name="dp1" draw:master-page-name="AbstractRed" presentation:presentation-page-layout-name="AL2T11" xml:id="id21" draw:id="id21">
        <draw:frame draw:name="Title 2" presentation:style-name="pr10" draw:text-style-name="P3" draw:layer="layout" svg:width="21.589cm" svg:height="3.174cm" svg:x="2.54cm" svg:y="0.763cm" presentation:class="title" presentation:user-transformed="true">
          <draw:text-box>
            <text:p text:style-name="P9"><text:span text:style-name="T9">Statements should be neither too specific or too general.</text:span></text:p>
          </draw:text-box>
        </draw:frame>
        <draw:frame draw:name="Rectangle 3" presentation:style-name="pr11" draw:text-style-name="P3" draw:layer="layout" svg:width="21.589cm" svg:height="12.699cm" svg:x="2.54cm" svg:y="4.022cm" presentation:class="outline" presentation:user-transformed="true">
          <draw:text-box>
            <text:p text:style-name="P11"><text:span text:style-name="T11"><text:tab/></text:span></text:p>
            <text:p text:style-name="P11"><text:span text:style-name="T11"><text:tab/></text:span></text:p>
            <text:p text:style-name="P11"><text:span text:style-name="T11"><text:tab/></text:span><text:span text:style-name="T11">For example, if a university’s Education Department were writing statements…</text:span></text:p>
            <text:p text:style-name="P11"><text:span text:style-name="T11"/></text:p>
            <text:list text:style-name="L4">
              <text:list-item>
                <text:p text:style-name="P20"><text:span text:style-name="T11">TOO SPECIFIC: <text:s/>“Students will be able to compose true/false statements.”</text:span></text:p>
              </text:list-item>
              <text:list-item>
                <text:p text:style-name="P20"><text:span text:style-name="T11">TOO GENERAL: <text:s/>“Students will be able to prepare a good test.”</text:span></text:p>
              </text:list-item>
              <text:list-item>
                <text:p text:style-name="P20"><text:span text:style-name="T11">MORE APPROPRIATE: <text:s/>“Students will be able to utilize alternative forms of evaluation in classroom teaching situations.” <text:s/>(adapted from University of Central Florida, UCF Academic Program Assessment Handbook 2004)</text:span></text:p>
              </text:list-item>
            </text:list>
          </draw:text-box>
        </draw:frame>
        <draw:line draw:name="Straight Connector 3" draw:style-name="gr2" draw:text-style-name="P13" draw:layer="layout" svg:x1="2.751cm" svg:y1="3.81cm" svg:x2="23.918cm" svg:y2="3.81cm">
          <text:p/>
        </draw:line>
        <anim:par smil:dur="indefinite" smil:restart="never" presentation:node-type="timing-root">
          <anim:par smil:begin="id21.begin">
            <anim:transitionFilter smil:dur="1s" smil:type="fade" smil:subtype="crossfade"/>
          </anim:par>
        </anim:par>
        <presentation:notes draw:style-name="dp3">
          <draw:page-thumbnail draw:style-name="gr1" draw:layer="layout" svg:width="15.421cm" svg:height="8.176cm" svg:x="1.814cm" svg:y="2.138cm" draw:page-number="11" presentation:class="page"/>
          <draw:frame presentation:style-name="pr9" draw:layer="layout" svg:width="15.421cm" svg:height="11.973cm" svg:x="1.814cm" svg:y="11.117cm" presentation:class="notes" presentation:placeholder="true">
            <draw:text-box/>
          </draw:frame>
        </presentation:notes>
      </draw:page>
      <draw:page draw:name="Example of a generic outcome:" draw:style-name="dp1" draw:master-page-name="AbstractRed" presentation:presentation-page-layout-name="AL2T11" xml:id="id22" draw:id="id22">
        <draw:frame draw:name="Title 2" presentation:style-name="pr7" draw:text-style-name="P3" draw:layer="layout" svg:width="21.589cm" svg:height="3.174cm" svg:x="2.54cm" svg:y="0.763cm" presentation:class="title" presentation:user-transformed="true">
          <draw:text-box>
            <text:p text:style-name="P9"><text:span text:style-name="T9">Example of a generic outcome:</text:span></text:p>
          </draw:text-box>
        </draw:frame>
        <draw:frame draw:name="Rectangle 3" presentation:style-name="pr11" draw:text-style-name="P3" draw:layer="layout" svg:width="21.589cm" svg:height="12.699cm" svg:x="2.54cm" svg:y="4.022cm" presentation:class="outline" presentation:user-transformed="true">
          <draw:text-box>
            <text:p text:style-name="P21"><text:span text:style-name="T7"><text:tab/></text:span></text:p>
            <text:p text:style-name="P21"><text:span text:style-name="T7"/></text:p>
            <text:p text:style-name="P21"><text:span text:style-name="T7"><text:tab/></text:span><text:span text:style-name="T7">Students completing the AAS in Architectural Design will be practiced in design skills.</text:span></text:p>
            <text:p text:style-name="P21"><text:span text:style-name="T7"/></text:p>
            <text:p text:style-name="P21"><text:span text:style-name="T7"/></text:p>
          </draw:text-box>
        </draw:frame>
        <draw:line draw:name="Straight Connector 3" draw:style-name="gr2" draw:text-style-name="P13" draw:layer="layout" svg:x1="2.751cm" svg:y1="3.81cm" svg:x2="23.918cm" svg:y2="3.81cm">
          <text:p/>
        </draw:line>
        <anim:par smil:dur="indefinite" smil:restart="never" presentation:node-type="timing-root">
          <anim:par smil:begin="id22.begin">
            <anim:transitionFilter smil:dur="1s" smil:type="fade" smil:subtype="crossfade"/>
          </anim:par>
        </anim:par>
        <presentation:notes draw:style-name="dp3">
          <draw:page-thumbnail draw:style-name="gr1" draw:layer="layout" svg:width="15.421cm" svg:height="8.176cm" svg:x="1.814cm" svg:y="2.138cm" draw:page-number="12" presentation:class="page"/>
          <draw:frame presentation:style-name="pr9" draw:layer="layout" svg:width="15.421cm" svg:height="11.973cm" svg:x="1.814cm" svg:y="11.117cm" presentation:class="notes" presentation:placeholder="true">
            <draw:text-box/>
          </draw:frame>
        </presentation:notes>
      </draw:page>
      <draw:page draw:name="Example of a distinctive outcome:&#10;" draw:style-name="dp1" draw:master-page-name="AbstractRed" presentation:presentation-page-layout-name="AL2T11" xml:id="id23" draw:id="id23">
        <draw:frame draw:name="Title 2" presentation:style-name="pr10" draw:text-style-name="P3" draw:layer="layout" svg:width="21.589cm" svg:height="3.174cm" svg:x="2.54cm" svg:y="0.763cm" presentation:class="title" presentation:user-transformed="true">
          <draw:text-box>
            <text:p text:style-name="P9"><text:span text:style-name="T9">Example of a distinctive outcome:</text:span><text:span text:style-name="T9"><text:line-break/></text:span><text:span text:style-name="T9"/></text:p>
          </draw:text-box>
        </draw:frame>
        <draw:frame draw:name="Rectangle 3" presentation:style-name="pr11" draw:text-style-name="P3" draw:layer="layout" svg:width="21.589cm" svg:height="12.699cm" svg:x="2.54cm" svg:y="4.022cm" presentation:class="outline" presentation:user-transformed="true">
          <draw:text-box>
            <text:p text:style-name="P22"><text:span text:style-name="T7"/></text:p>
            <text:p text:style-name="P22"><text:span text:style-name="T12"><text:tab/></text:span><text:span text:style-name="T8">AS graduates in Architectural Design will demonstrate general design principles; use fundamental engineering techniques, skills, and tools for architectural design practice; and analyze and interpret data to produce meaningful conclusions and recommendations.</text:span></text:p>
          </draw:text-box>
        </draw:frame>
        <draw:line draw:name="Straight Connector 3" draw:style-name="gr2" draw:text-style-name="P13" draw:layer="layout" svg:x1="2.751cm" svg:y1="3.81cm" svg:x2="23.918cm" svg:y2="3.81cm">
          <text:p/>
        </draw:line>
        <anim:par smil:dur="indefinite" smil:restart="never" presentation:node-type="timing-root">
          <anim:par smil:begin="id23.begin">
            <anim:transitionFilter smil:dur="1s" smil:type="fade" smil:subtype="crossfade"/>
          </anim:par>
        </anim:par>
        <presentation:notes draw:style-name="dp3">
          <draw:page-thumbnail draw:style-name="gr1" draw:layer="layout" svg:width="15.421cm" svg:height="8.176cm" svg:x="1.814cm" svg:y="2.138cm" draw:page-number="13" presentation:class="page"/>
          <draw:frame presentation:style-name="pr9" draw:layer="layout" svg:width="15.421cm" svg:height="11.973cm" svg:x="1.814cm" svg:y="11.117cm" presentation:class="notes" presentation:placeholder="true">
            <draw:text-box/>
          </draw:frame>
        </presentation:notes>
      </draw:page>
      <draw:page draw:name="Analysis of outcomes: You be the judge" draw:style-name="dp1" draw:master-page-name="AbstractRed" presentation:presentation-page-layout-name="AL2T11" xml:id="id24" draw:id="id24">
        <draw:frame draw:name="Title 2" presentation:style-name="pr10" draw:text-style-name="P3" draw:layer="layout" svg:width="21.589cm" svg:height="3.174cm" svg:x="2.54cm" svg:y="0.763cm" presentation:class="title" presentation:user-transformed="true">
          <draw:text-box>
            <text:p text:style-name="P9"><text:span text:style-name="T9">Analysis of outcomes: You be the judge</text:span></text:p>
          </draw:text-box>
        </draw:frame>
        <draw:frame draw:name="Rectangle 3" presentation:style-name="pr8" draw:text-style-name="P3" draw:layer="layout" svg:width="21.589cm" svg:height="12.699cm" svg:x="2.54cm" svg:y="4.022cm" presentation:class="outline" presentation:user-transformed="true">
          <draw:text-box>
            <text:p text:style-name="P22"><text:span text:style-name="T13"><text:tab/></text:span><text:span text:style-name="T7">POOR: <text:s/>Students completing the undergraduate program in Hypothetical Engineering will have knowledge of engineering principles. <text:s/></text:span></text:p>
            <text:p text:style-name="P22"><text:span text:style-name="T7"/></text:p>
            <text:list text:style-name="L4">
              <text:list-item>
                <text:p text:style-name="P23"><text:span text:style-name="T7">Why?</text:span></text:p>
              </text:list-item>
            </text:list>
            <text:p text:style-name="P22"><text:span text:style-name="T7"><text:tab/></text:span><text:span text:style-name="T7">This is a weak statement because it does not specify which engineering principles a graduate from the program should know. <text:s/>Also, it does not define what is meant by “have knowledge.” <text:s/>Are they supposed to be able to simply define the principles, or be able to apply the principles, etc.</text:span></text:p>
            <text:p text:style-name="P24"><text:span text:style-name="T14"/></text:p>
          </draw:text-box>
        </draw:frame>
        <draw:line draw:name="Straight Connector 3" draw:style-name="gr2" draw:text-style-name="P13" draw:layer="layout" svg:x1="2.751cm" svg:y1="3.81cm" svg:x2="23.918cm" svg:y2="3.81cm">
          <text:p/>
        </draw:line>
        <anim:par smil:dur="indefinite" smil:restart="never" presentation:node-type="timing-root">
          <anim:par smil:begin="id24.begin">
            <anim:transitionFilter smil:dur="1s" smil:type="fade" smil:subtype="crossfade"/>
          </anim:par>
        </anim:par>
        <presentation:notes draw:style-name="dp3">
          <draw:page-thumbnail draw:style-name="gr1" draw:layer="layout" svg:width="15.421cm" svg:height="8.176cm" svg:x="1.814cm" svg:y="2.138cm" draw:page-number="14" presentation:class="page"/>
          <draw:frame presentation:style-name="pr9" draw:layer="layout" svg:width="15.421cm" svg:height="11.973cm" svg:x="1.814cm" svg:y="11.117cm" presentation:class="notes" presentation:placeholder="true">
            <draw:text-box/>
          </draw:frame>
        </presentation:notes>
      </draw:page>
      <draw:page draw:name="Analysis of outcomes" draw:style-name="dp1" draw:master-page-name="AbstractRed" presentation:presentation-page-layout-name="AL2T11" xml:id="id25" draw:id="id25">
        <draw:frame draw:name="Title 2" presentation:style-name="pr7" draw:text-style-name="P3" draw:layer="layout" svg:width="21.589cm" svg:height="3.174cm" svg:x="2.54cm" svg:y="0.763cm" presentation:class="title" presentation:user-transformed="true">
          <draw:text-box>
            <text:p text:style-name="P9"><text:span text:style-name="T9">Analysis of outcomes</text:span></text:p>
          </draw:text-box>
        </draw:frame>
        <draw:frame draw:name="Rectangle 3" presentation:style-name="pr8" draw:text-style-name="P3" draw:layer="layout" svg:width="21.589cm" svg:height="12.699cm" svg:x="2.54cm" svg:y="4.022cm" presentation:class="outline" presentation:user-transformed="true">
          <draw:text-box>
            <text:p text:style-name="P25"><text:span text:style-name="T13"><text:tab/></text:span><text:span text:style-name="T15">BETTER: <text:s/>Graduates will be competent in the principles of engineering design, formulating requirements and constraints, following an open-ended decision process involving tradeoffs, and complete <text:s/>a design addressing an aerospace engineering need.</text:span></text:p>
            <text:p text:style-name="P25"><text:span text:style-name="T15"/></text:p>
            <text:p text:style-name="P25"><text:span text:style-name="T15"><text:tab/></text:span></text:p>
            <text:p text:style-name="P25"><text:span text:style-name="T15"><text:tab/></text:span><text:span text:style-name="T15">Why?</text:span></text:p>
            <text:p text:style-name="P25"><text:span text:style-name="T15"><text:tab/></text:span><text:span text:style-name="T15">This statement is better because it lists the specific areas in hypothetical engineering that a student must be competent in. <text:s/>However, it is still vague, as the level of competency is not stated. <text:s/>Are they expected to understand these concepts or apply them, etc.</text:span></text:p>
          </draw:text-box>
        </draw:frame>
        <draw:line draw:name="Straight Connector 3" draw:style-name="gr2" draw:text-style-name="P13" draw:layer="layout" svg:x1="2.751cm" svg:y1="3.81cm" svg:x2="23.918cm" svg:y2="3.81cm">
          <text:p/>
        </draw:line>
        <anim:par smil:dur="indefinite" smil:restart="never" presentation:node-type="timing-root">
          <anim:par smil:begin="id25.begin">
            <anim:transitionFilter smil:dur="1s" smil:type="fade" smil:subtype="crossfade"/>
          </anim:par>
        </anim:par>
        <presentation:notes draw:style-name="dp3">
          <draw:page-thumbnail draw:style-name="gr1" draw:layer="layout" svg:width="15.421cm" svg:height="8.176cm" svg:x="1.814cm" svg:y="2.138cm" draw:page-number="15" presentation:class="page"/>
          <draw:frame presentation:style-name="pr9" draw:layer="layout" svg:width="15.421cm" svg:height="11.973cm" svg:x="1.814cm" svg:y="11.117cm" presentation:class="notes" presentation:placeholder="true">
            <draw:text-box/>
          </draw:frame>
        </presentation:notes>
      </draw:page>
      <draw:page draw:name="Analysis of outcomes" draw:style-name="dp1" draw:master-page-name="AbstractRed" presentation:presentation-page-layout-name="AL2T11" xml:id="id26" draw:id="id26">
        <draw:frame draw:name="Title 2" presentation:style-name="pr7" draw:text-style-name="P3" draw:layer="layout" svg:width="21.589cm" svg:height="3.174cm" svg:x="2.54cm" svg:y="0.763cm" presentation:class="title" presentation:user-transformed="true">
          <draw:text-box>
            <text:p text:style-name="P9"><text:span text:style-name="T9">Analysis of outcomes</text:span></text:p>
          </draw:text-box>
        </draw:frame>
        <draw:frame draw:name="Rectangle 3" presentation:style-name="pr8" draw:text-style-name="P3" draw:layer="layout" svg:width="21.589cm" svg:height="12.699cm" svg:x="2.54cm" svg:y="4.022cm" presentation:class="outline" presentation:user-transformed="true">
          <draw:text-box>
            <text:p text:style-name="P25"><text:span text:style-name="T16"><text:tab/></text:span><text:span text:style-name="T8">BEST: <text:s/>Graduates will be able to apply and demonstrate the principles of engineering design, formulating requirements and constraints, following an open-ended decision process involving tradeoffs, completing a design addressing an aerospace engineering need.</text:span></text:p>
            <text:p text:style-name="P25"><text:span text:style-name="T8"/></text:p>
            <text:p text:style-name="P25"><text:span text:style-name="T8"><text:tab/></text:span><text:span text:style-name="T17">Why?</text:span></text:p>
            <text:p text:style-name="P25"><text:span text:style-name="T8"><text:tab/></text:span><text:span text:style-name="T8">This is a much better learning outcome statement for two reasons. <text:s/>First, the specific requirements are listed and second, the level of competency is also stated. <text:s/>A student must be able to apply and to demonstrate the listed engineering principles.</text:span></text:p>
          </draw:text-box>
        </draw:frame>
        <anim:par smil:dur="indefinite" smil:restart="never" presentation:node-type="timing-root">
          <anim:par smil:begin="id26.begin">
            <anim:transitionFilter smil:dur="1s" smil:type="fade" smil:subtype="crossfade"/>
          </anim:par>
        </anim:par>
        <presentation:notes draw:style-name="dp3">
          <draw:page-thumbnail draw:style-name="gr1" draw:layer="layout" svg:width="15.421cm" svg:height="8.176cm" svg:x="1.814cm" svg:y="2.138cm" draw:page-number="16" presentation:class="page"/>
          <draw:frame presentation:style-name="pr9" draw:layer="layout" svg:width="15.421cm" svg:height="11.973cm" svg:x="1.814cm" svg:y="11.117cm" presentation:class="notes" presentation:placeholder="true">
            <draw:text-box/>
          </draw:frame>
        </presentation:notes>
      </draw:page>
      <draw:page draw:name="Analysis of outcomes " draw:style-name="dp1" draw:master-page-name="AbstractRed" presentation:presentation-page-layout-name="AL2T11" xml:id="id27" draw:id="id27">
        <draw:frame draw:name="Rectangle 2" presentation:style-name="pr7" draw:text-style-name="P3" draw:layer="layout" svg:width="21.589cm" svg:height="3.174cm" svg:x="2.54cm" svg:y="0.763cm" presentation:class="title" presentation:user-transformed="true">
          <draw:text-box>
            <text:p text:style-name="P9"><text:span text:style-name="T9">Analysis of outcomes </text:span></text:p>
          </draw:text-box>
        </draw:frame>
        <draw:frame draw:name="Rectangle 3" presentation:style-name="pr11" draw:text-style-name="P3" draw:layer="layout" svg:width="23.071cm" svg:height="12.911cm" svg:x="2.328cm" svg:y="4.445cm" presentation:class="outline" presentation:user-transformed="true">
          <draw:text-box>
            <text:p text:style-name="P26"><text:span text:style-name="T13"><text:tab/></text:span><text:span text:style-name="T7">POOR</text:span><text:span text:style-name="T13">:</text:span><text:span text:style-name="T7"> <text:s/>PhD students of Educational Research Methods will be successful in their research. </text:span></text:p>
            <text:p text:style-name="P26"><text:span text:style-name="T7"/></text:p>
            <text:p text:style-name="P26"><text:span text:style-name="T7"><text:tab/></text:span><text:span text:style-name="T8"> </text:span><text:span text:style-name="T8">Why? </text:span></text:p>
            <text:p text:style-name="P26"><text:span text:style-name="T8"><text:tab/></text:span><text:span text:style-name="T7">This statement is very vague and provides no indication of what “successful” means. It does not specify what type or quality of research skills is expected from the student. </text:span></text:p>
          </draw:text-box>
        </draw:frame>
        <draw:line draw:name="Straight Connector 3" draw:style-name="gr2" draw:text-style-name="P13" draw:layer="layout" svg:x1="2.751cm" svg:y1="3.81cm" svg:x2="23.918cm" svg:y2="3.81cm">
          <text:p/>
        </draw:line>
        <anim:par smil:dur="indefinite" smil:restart="never" presentation:node-type="timing-root">
          <anim:par smil:begin="id27.begin">
            <anim:transitionFilter smil:dur="1s" smil:type="fade" smil:subtype="crossfade"/>
          </anim:par>
        </anim:par>
        <presentation:notes draw:style-name="dp3">
          <draw:page-thumbnail draw:style-name="gr1" draw:layer="layout" svg:width="15.421cm" svg:height="8.176cm" svg:x="1.814cm" svg:y="2.138cm" draw:page-number="17" presentation:class="page"/>
          <draw:frame presentation:style-name="pr9" draw:layer="layout" svg:width="15.421cm" svg:height="11.973cm" svg:x="1.814cm" svg:y="11.117cm" presentation:class="notes" presentation:placeholder="true">
            <draw:text-box/>
          </draw:frame>
        </presentation:notes>
      </draw:page>
      <draw:page draw:name="Analysis of outcomes" draw:style-name="dp1" draw:master-page-name="AbstractRed" presentation:presentation-page-layout-name="AL2T11" xml:id="id28" draw:id="id28">
        <draw:frame draw:name="Title 2" presentation:style-name="pr7" draw:text-style-name="P3" draw:layer="layout" svg:width="21.589cm" svg:height="3.174cm" svg:x="2.54cm" svg:y="0.763cm" presentation:class="title" presentation:user-transformed="true">
          <draw:text-box>
            <text:p text:style-name="P9"><text:span text:style-name="T9">Analysis of outcomes</text:span></text:p>
          </draw:text-box>
        </draw:frame>
        <draw:frame draw:name="Rectangle 3" presentation:style-name="pr8" draw:text-style-name="P3" draw:layer="layout" svg:width="21.589cm" svg:height="12.699cm" svg:x="2.54cm" svg:y="4.022cm" presentation:class="outline" presentation:user-transformed="true">
          <draw:text-box>
            <text:p text:style-name="P26"><text:span text:style-name="T13"><text:tab/></text:span><text:span text:style-name="T7">BETTER</text:span><text:span text:style-name="T13">:</text:span><text:span text:style-name="T7"> PhD students of Educational <text:s/>Research methods will be successful in conducting high-quality research. </text:span></text:p>
            <text:p text:style-name="P26"><text:span text:style-name="T7"/></text:p>
            <text:p text:style-name="P26"><text:span text:style-name="T7"><text:tab/></text:span><text:span text:style-name="T8"> </text:span><text:span text:style-name="T8">Why? </text:span></text:p>
            <text:p text:style-name="P26"><text:span text:style-name="T8"><text:tab/></text:span><text:span text:style-name="T7">Although the quality of research expected from the doctoral students is identified, there is no indication of specific research capabilities that a student should possess. Therefore, even though it provides more detail than the previous statement, it is still lacking. </text:span></text:p>
          </draw:text-box>
        </draw:frame>
        <draw:line draw:name="Straight Connector 3" draw:style-name="gr2" draw:text-style-name="P13" draw:layer="layout" svg:x1="2.751cm" svg:y1="3.81cm" svg:x2="23.918cm" svg:y2="3.81cm">
          <text:p/>
        </draw:line>
        <anim:par smil:dur="indefinite" smil:restart="never" presentation:node-type="timing-root">
          <anim:par smil:begin="id28.begin">
            <anim:transitionFilter smil:dur="1s" smil:type="fade" smil:subtype="crossfade"/>
          </anim:par>
        </anim:par>
        <presentation:notes draw:style-name="dp3">
          <draw:page-thumbnail draw:style-name="gr1" draw:layer="layout" svg:width="15.421cm" svg:height="8.176cm" svg:x="1.814cm" svg:y="2.138cm" draw:page-number="18" presentation:class="page"/>
          <draw:frame presentation:style-name="pr9" draw:layer="layout" svg:width="15.421cm" svg:height="11.973cm" svg:x="1.814cm" svg:y="11.117cm" presentation:class="notes" presentation:placeholder="true">
            <draw:text-box/>
          </draw:frame>
        </presentation:notes>
      </draw:page>
      <draw:page draw:name="Analysis of outcomes" draw:style-name="dp1" draw:master-page-name="AbstractRed" presentation:presentation-page-layout-name="AL2T11" xml:id="id29" draw:id="id29">
        <draw:frame draw:name="Title 2" presentation:style-name="pr7" draw:text-style-name="P3" draw:layer="layout" svg:width="21.589cm" svg:height="3.174cm" svg:x="2.54cm" svg:y="0.763cm" presentation:class="title" presentation:user-transformed="true">
          <draw:text-box>
            <text:p text:style-name="P9"><text:span text:style-name="T9">Analysis of outcomes</text:span></text:p>
          </draw:text-box>
        </draw:frame>
        <draw:frame draw:name="Rectangle 3" presentation:style-name="pr8" draw:text-style-name="P3" draw:layer="layout" svg:width="21.589cm" svg:height="12.699cm" svg:x="2.54cm" svg:y="4.022cm" presentation:class="outline" presentation:user-transformed="true">
          <draw:text-box>
            <text:p text:style-name="P26"><text:span text:style-name="T18"><text:tab/></text:span><text:span text:style-name="T7">BEST</text:span><text:span text:style-name="T13">:</text:span><text:span text:style-name="T7"> Ph.D. graduates of ERM are able to conduct high-quality, doctoral research as evidenced by their demonstrated results, dissertations, publications, and technical presentations.</text:span><text:span text:style-name="T19"> </text:span></text:p>
            <text:p text:style-name="P26"><text:span text:style-name="T7"/></text:p>
            <text:p text:style-name="P26"><text:span text:style-name="T7"><text:tab/></text:span><text:span text:style-name="T8"> </text:span><text:span text:style-name="T8">Why? </text:span></text:p>
            <text:p text:style-name="P26"><text:span text:style-name="T8"><text:tab/></text:span><text:span text:style-name="T7">What is expected of a doctoral student in this program are clearly defined and stated making this an effective learning outcome statement. The quality of research expected as well as the specific research requirements are articulated in the outcome statement. </text:span></text:p>
          </draw:text-box>
        </draw:frame>
        <draw:line draw:name="Straight Connector 3" draw:style-name="gr2" draw:text-style-name="P13" draw:layer="layout" svg:x1="2.751cm" svg:y1="3.81cm" svg:x2="23.918cm" svg:y2="3.81cm">
          <text:p/>
        </draw:line>
        <anim:par smil:dur="indefinite" smil:restart="never" presentation:node-type="timing-root">
          <anim:par smil:begin="id29.begin">
            <anim:transitionFilter smil:dur="1s" smil:type="fade" smil:subtype="crossfade"/>
          </anim:par>
        </anim:par>
        <presentation:notes draw:style-name="dp3">
          <draw:page-thumbnail draw:style-name="gr1" draw:layer="layout" svg:width="15.421cm" svg:height="8.176cm" svg:x="1.814cm" svg:y="2.138cm" draw:page-number="19" presentation:class="page"/>
          <draw:frame presentation:style-name="pr9" draw:layer="layout" svg:width="15.421cm" svg:height="11.973cm" svg:x="1.814cm" svg:y="11.117cm" presentation:class="notes" presentation:placeholder="true">
            <draw:text-box/>
          </draw:frame>
        </presentation:notes>
      </draw:page>
      <draw:page draw:name="Analysis of outcomes &#9;" draw:style-name="dp1" draw:master-page-name="AbstractRed" presentation:presentation-page-layout-name="AL2T11" xml:id="id30" draw:id="id30">
        <draw:frame draw:name="Rectangle 2" presentation:style-name="pr7" draw:text-style-name="P3" draw:layer="layout" svg:width="21.589cm" svg:height="3.174cm" svg:x="2.54cm" svg:y="0.763cm" presentation:class="title" presentation:user-transformed="true">
          <draw:text-box>
            <text:p text:style-name="P9"><text:span text:style-name="T9">Analysis of outcomes </text:span><text:span text:style-name="T9"><text:tab/></text:span></text:p>
          </draw:text-box>
        </draw:frame>
        <draw:frame draw:name="Rectangle 3" presentation:style-name="pr8" draw:text-style-name="P3" draw:layer="layout" svg:width="21.589cm" svg:height="12.699cm" svg:x="2.54cm" svg:y="4.022cm" presentation:class="outline" presentation:user-transformed="true">
          <draw:text-box>
            <text:p text:style-name="P26"><text:span text:style-name="T13"><text:tab/></text:span><text:span text:style-name="T7">POOR</text:span><text:span text:style-name="T13">:</text:span><text:span text:style-name="T7"> </text:span><text:span text:style-name="T7"><text:tab/></text:span><text:span text:style-name="T7">Students should know the historically important systems of psychology. </text:span></text:p>
            <text:p text:style-name="P26"><text:span text:style-name="T7"/></text:p>
            <text:p text:style-name="P26"><text:span text:style-name="T7"><text:tab/></text:span><text:span text:style-name="T8"> </text:span><text:span text:style-name="T8">Why? </text:span></text:p>
            <text:p text:style-name="P26"><text:span text:style-name="T8"><text:tab/></text:span><text:span text:style-name="T7">This is poor because it says neither what systems nor what information about each system students should know. Are they supposed to know everything about them or just names? Should students be able recognize the names, recite the central ideas, or criticize the assumptions? </text:span></text:p>
          </draw:text-box>
        </draw:frame>
        <draw:line draw:name="Straight Connector 3" draw:style-name="gr2" draw:text-style-name="P13" draw:layer="layout" svg:x1="2.751cm" svg:y1="3.81cm" svg:x2="23.918cm" svg:y2="3.81cm">
          <text:p/>
        </draw:line>
        <anim:par smil:dur="indefinite" smil:restart="never" presentation:node-type="timing-root">
          <anim:par smil:begin="id30.begin">
            <anim:transitionFilter smil:dur="1s" smil:type="fade" smil:subtype="crossfade"/>
          </anim:par>
        </anim:par>
        <presentation:notes draw:style-name="dp3">
          <draw:page-thumbnail draw:style-name="gr1" draw:layer="layout" svg:width="15.421cm" svg:height="8.176cm" svg:x="1.814cm" svg:y="2.138cm" draw:page-number="20" presentation:class="page"/>
          <draw:frame presentation:style-name="pr9" draw:layer="layout" svg:width="15.421cm" svg:height="11.973cm" svg:x="1.814cm" svg:y="11.117cm" presentation:class="notes" presentation:placeholder="true">
            <draw:text-box/>
          </draw:frame>
        </presentation:notes>
      </draw:page>
      <draw:page draw:name="Analysis of outcomes" draw:style-name="dp1" draw:master-page-name="AbstractRed" presentation:presentation-page-layout-name="AL2T11" xml:id="id31" draw:id="id31">
        <draw:frame draw:name="Title 2" presentation:style-name="pr7" draw:text-style-name="P3" draw:layer="layout" svg:width="21.589cm" svg:height="3.174cm" svg:x="2.54cm" svg:y="0.763cm" presentation:class="title" presentation:user-transformed="true">
          <draw:text-box>
            <text:p text:style-name="P9"><text:span text:style-name="T9">Analysis of outcomes</text:span></text:p>
          </draw:text-box>
        </draw:frame>
        <draw:frame draw:name="Rectangle 3" presentation:style-name="pr8" draw:text-style-name="P3" draw:layer="layout" svg:width="21.589cm" svg:height="12.699cm" svg:x="2.54cm" svg:y="4.022cm" presentation:class="outline" presentation:user-transformed="true">
          <draw:text-box>
            <text:p text:style-name="P26"><text:span text:style-name="T20"><text:tab/></text:span><text:span text:style-name="T7">BETTER</text:span><text:span text:style-name="T13">:</text:span><text:span text:style-name="T7"> Students should understand the psychoanalytic, Gestalt, behaviorist, humanistic, and cognitive approaches to psychology. </text:span></text:p>
            <text:p text:style-name="P26"><text:span text:style-name="T7"/></text:p>
            <text:p text:style-name="P26"><text:span text:style-name="T7"><text:tab/></text:span><text:span text:style-name="T8"> </text:span><text:span text:style-name="T8">Why? </text:span></text:p>
            <text:p text:style-name="P26"><text:span text:style-name="T8"><text:tab/></text:span><text:span text:style-name="T7">This is better because it says what theories students should know, but it still does not detail what exactly they should know about each theory, nor how deeply they should understand whatever it is they should understand. </text:span></text:p>
          </draw:text-box>
        </draw:frame>
        <draw:line draw:name="Straight Connector 3" draw:style-name="gr2" draw:text-style-name="P13" draw:layer="layout" svg:x1="2.751cm" svg:y1="3.81cm" svg:x2="23.918cm" svg:y2="3.81cm">
          <text:p/>
        </draw:line>
        <anim:par smil:dur="indefinite" smil:restart="never" presentation:node-type="timing-root">
          <anim:par smil:begin="id31.begin">
            <anim:transitionFilter smil:dur="1s" smil:type="fade" smil:subtype="crossfade"/>
          </anim:par>
        </anim:par>
        <presentation:notes draw:style-name="dp3">
          <draw:page-thumbnail draw:style-name="gr1" draw:layer="layout" svg:width="15.421cm" svg:height="8.176cm" svg:x="1.814cm" svg:y="2.138cm" draw:page-number="21" presentation:class="page"/>
          <draw:frame presentation:style-name="pr9" draw:layer="layout" svg:width="15.421cm" svg:height="11.973cm" svg:x="1.814cm" svg:y="11.117cm" presentation:class="notes" presentation:placeholder="true">
            <draw:text-box/>
          </draw:frame>
        </presentation:notes>
      </draw:page>
      <draw:page draw:name="Analysis of outcomes" draw:style-name="dp1" draw:master-page-name="AbstractRed" presentation:presentation-page-layout-name="AL2T11" xml:id="id32" draw:id="id32">
        <draw:frame draw:name="Title 2" presentation:style-name="pr7" draw:text-style-name="P3" draw:layer="layout" svg:width="21.589cm" svg:height="3.174cm" svg:x="2.54cm" svg:y="0.763cm" presentation:class="title" presentation:user-transformed="true">
          <draw:text-box>
            <text:p text:style-name="P9"><text:span text:style-name="T9">Analysis of outcomes</text:span></text:p>
          </draw:text-box>
        </draw:frame>
        <draw:frame draw:name="Rectangle 3" presentation:style-name="pr8" draw:text-style-name="P3" draw:layer="layout" svg:width="21.589cm" svg:height="12.699cm" svg:x="2.54cm" svg:y="4.022cm" presentation:class="outline" presentation:user-transformed="true">
          <draw:text-box>
            <text:p text:style-name="P25"><text:span text:style-name="T13"><text:tab/></text:span><text:span text:style-name="T7">BEST</text:span><text:span text:style-name="T13">:</text:span><text:span text:style-name="T7"> </text:span><text:span text:style-name="T7"><text:tab/></text:span><text:span text:style-name="T7">Students should be able to recognize and articulate the foundational assumptions, central ideas, and dominant criticisms of the psychoanalytic, Gestalt, behaviorist, humanistic, and cognitive approaches to psychology. </text:span></text:p>
            <text:p text:style-name="P25"><text:span text:style-name="T7"/></text:p>
            <text:p text:style-name="P25"><text:span text:style-name="T7"><text:tab/></text:span><text:span text:style-name="T8"> </text:span><text:span text:style-name="T8">Why? </text:span></text:p>
            <text:p text:style-name="P25"><text:span text:style-name="T8"><text:tab/></text:span><text:span text:style-name="T7">This is the clearest and most specific statement of the three examples. It provides even beginning students an understandable and very specific target to aim for. It provides faculty with a reasonable standard against which they can compare actual student performance. </text:span></text:p>
            <text:p text:style-name="P12"><text:span text:style-name="T7"/></text:p>
            <text:p text:style-name="P11"><text:span text:style-name="T7"/></text:p>
          </draw:text-box>
        </draw:frame>
        <draw:line draw:name="Straight Connector 3" draw:style-name="gr2" draw:text-style-name="P13" draw:layer="layout" svg:x1="2.751cm" svg:y1="3.81cm" svg:x2="23.918cm" svg:y2="3.81cm">
          <text:p/>
        </draw:line>
        <anim:par smil:dur="indefinite" smil:restart="never" presentation:node-type="timing-root">
          <anim:par smil:begin="id32.begin">
            <anim:transitionFilter smil:dur="1s" smil:type="fade" smil:subtype="crossfade"/>
          </anim:par>
        </anim:par>
        <presentation:notes draw:style-name="dp3">
          <draw:page-thumbnail draw:style-name="gr1" draw:layer="layout" svg:width="15.421cm" svg:height="8.176cm" svg:x="1.814cm" svg:y="2.138cm" draw:page-number="22" presentation:class="page"/>
          <draw:frame presentation:style-name="pr9" draw:layer="layout" svg:width="15.421cm" svg:height="11.973cm" svg:x="1.814cm" svg:y="11.117cm" presentation:class="notes" presentation:placeholder="true">
            <draw:text-box/>
          </draw:frame>
        </presentation:notes>
      </draw:page>
      <draw:page draw:name="Analysis of outcomes " draw:style-name="dp1" draw:master-page-name="AbstractRed" presentation:presentation-page-layout-name="AL2T11" xml:id="id33" draw:id="id33">
        <draw:frame draw:name="Rectangle 2" presentation:style-name="pr7" draw:text-style-name="P3" draw:layer="layout" svg:width="21.589cm" svg:height="3.174cm" svg:x="2.54cm" svg:y="0.763cm" presentation:class="title" presentation:user-transformed="true">
          <draw:text-box>
            <text:p text:style-name="P9"><text:span text:style-name="T9">Analysis of outcomes </text:span></text:p>
          </draw:text-box>
        </draw:frame>
        <draw:frame draw:name="Rectangle 3" presentation:style-name="pr11" draw:text-style-name="P3" draw:layer="layout" svg:width="21.589cm" svg:height="12.699cm" svg:x="2.54cm" svg:y="4.022cm" presentation:class="outline" presentation:user-transformed="true">
          <draw:text-box>
            <text:p text:style-name="P26"><text:span text:style-name="T13"><text:tab/></text:span><text:span text:style-name="T7">POOR</text:span><text:span text:style-name="T13">: </text:span><text:span text:style-name="T7">Students should be able to independently design and carry out research. </text:span></text:p>
            <text:p text:style-name="P26"><text:span text:style-name="T7"/></text:p>
            <text:p text:style-name="P26"><text:span text:style-name="T7"><text:tab/></text:span><text:span text:style-name="T8"> </text:span><text:span text:style-name="T8">Why? </text:span></text:p>
            <text:p text:style-name="P26"><text:span text:style-name="T8"><text:tab/></text:span><text:span text:style-name="T7">The problem with this is that the statement does not specify the type or quality of research to be done. </text:span></text:p>
          </draw:text-box>
        </draw:frame>
        <draw:line draw:name="Straight Connector 3" draw:style-name="gr2" draw:text-style-name="P13" draw:layer="layout" svg:x1="2.751cm" svg:y1="3.81cm" svg:x2="23.918cm" svg:y2="3.81cm">
          <text:p/>
        </draw:line>
        <anim:par smil:dur="indefinite" smil:restart="never" presentation:node-type="timing-root">
          <anim:par smil:begin="id33.begin">
            <anim:transitionFilter smil:dur="1s" smil:type="fade" smil:subtype="crossfade"/>
          </anim:par>
        </anim:par>
        <presentation:notes draw:style-name="dp3">
          <draw:page-thumbnail draw:style-name="gr1" draw:layer="layout" svg:width="15.421cm" svg:height="8.176cm" svg:x="1.814cm" svg:y="2.138cm" draw:page-number="23" presentation:class="page"/>
          <draw:frame presentation:style-name="pr9" draw:layer="layout" svg:width="15.421cm" svg:height="11.973cm" svg:x="1.814cm" svg:y="11.117cm" presentation:class="notes" presentation:placeholder="true">
            <draw:text-box/>
          </draw:frame>
        </presentation:notes>
      </draw:page>
      <draw:page draw:name="Analysis of outcomes" draw:style-name="dp1" draw:master-page-name="AbstractRed" presentation:presentation-page-layout-name="AL2T11" xml:id="id34" draw:id="id34">
        <draw:frame draw:name="Title 2" presentation:style-name="pr7" draw:text-style-name="P3" draw:layer="layout" svg:width="21.589cm" svg:height="3.174cm" svg:x="2.54cm" svg:y="0.763cm" presentation:class="title" presentation:user-transformed="true">
          <draw:text-box>
            <text:p text:style-name="P9"><text:span text:style-name="T9">Analysis of outcomes</text:span></text:p>
          </draw:text-box>
        </draw:frame>
        <draw:frame draw:name="Rectangle 3" presentation:style-name="pr8" draw:text-style-name="P3" draw:layer="layout" svg:width="21.589cm" svg:height="12.699cm" svg:x="2.54cm" svg:y="4.022cm" presentation:class="outline" presentation:user-transformed="true">
          <draw:text-box>
            <text:p text:style-name="P27"><text:span text:style-name="T7">BETTER</text:span><text:span text:style-name="T13">:</text:span><text:span text:style-name="T7"> Students should be able to independently design and carry out experimental and correlational research. </text:span></text:p>
            <text:p text:style-name="P27"><text:span text:style-name="T7"/></text:p>
            <text:p text:style-name="P27"><text:span text:style-name="T8"><text:s/></text:span><text:span text:style-name="T8">Why? </text:span></text:p>
            <text:p text:style-name="P27"><text:span text:style-name="T8">This specifies the type of research, but not the quality students must achieve. If a student independently does any research that is experimental or correlational, it would be viewed as acceptable. </text:span></text:p>
          </draw:text-box>
        </draw:frame>
        <draw:line draw:name="Straight Connector 4" draw:style-name="gr2" draw:text-style-name="P13" draw:layer="layout" svg:x1="2.751cm" svg:y1="3.81cm" svg:x2="23.918cm" svg:y2="3.81cm">
          <text:p/>
        </draw:line>
        <anim:par smil:dur="indefinite" smil:restart="never" presentation:node-type="timing-root">
          <anim:par smil:begin="id34.begin">
            <anim:transitionFilter smil:dur="1s" smil:type="fade" smil:subtype="crossfade"/>
          </anim:par>
        </anim:par>
        <presentation:notes draw:style-name="dp3">
          <draw:page-thumbnail draw:style-name="gr1" draw:layer="layout" svg:width="15.421cm" svg:height="8.176cm" svg:x="1.814cm" svg:y="2.138cm" draw:page-number="24" presentation:class="page"/>
          <draw:frame presentation:style-name="pr9" draw:layer="layout" svg:width="15.421cm" svg:height="11.973cm" svg:x="1.814cm" svg:y="11.117cm" presentation:class="notes" presentation:placeholder="true">
            <draw:text-box/>
          </draw:frame>
        </presentation:notes>
      </draw:page>
      <draw:page draw:name="Analysis of outcomes" draw:style-name="dp1" draw:master-page-name="AbstractRed" presentation:presentation-page-layout-name="AL2T11" xml:id="id35" draw:id="id35">
        <draw:frame draw:name="Title 2" presentation:style-name="pr7" draw:text-style-name="P3" draw:layer="layout" svg:width="21.589cm" svg:height="3.174cm" svg:x="2.54cm" svg:y="0.763cm" presentation:class="title" presentation:user-transformed="true">
          <draw:text-box>
            <text:p text:style-name="P9"><text:span text:style-name="T9">Analysis of outcomes</text:span></text:p>
          </draw:text-box>
        </draw:frame>
        <draw:frame draw:name="Rectangle 3" presentation:style-name="pr8" draw:text-style-name="P3" draw:layer="layout" svg:width="21.589cm" svg:height="12.699cm" svg:x="2.54cm" svg:y="4.022cm" presentation:class="outline" presentation:user-transformed="true">
          <draw:text-box>
            <text:p text:style-name="P27"><text:span text:style-name="T7">BEST</text:span><text:span text:style-name="T13">:</text:span><text:span text:style-name="T7"> <text:s/>Students should be able to independently design and carry out experimental and correlational research that yields valid results. </text:span></text:p>
            <text:p text:style-name="P27"><text:span text:style-name="T7"/></text:p>
            <text:p text:style-name="P27"><text:span text:style-name="T8">Why? </text:span></text:p>
            <text:p text:style-name="P27"><text:span text:style-name="T7">Here the standard for students to aim for is clear and specific enough to help faculty agree about what students are expected to do. Therefore, they should be able to agree reasonably well about whether students have or have not achieved the objective. Even introductory students can understand the sentence, even if they don’t know exactly what experimental and correlational research methods are. </text:span></text:p>
            <text:p text:style-name="P11"><text:span text:style-name="T7"/></text:p>
          </draw:text-box>
        </draw:frame>
        <draw:line draw:name="Straight Connector 3" draw:style-name="gr2" draw:text-style-name="P13" draw:layer="layout" svg:x1="2.751cm" svg:y1="3.81cm" svg:x2="23.918cm" svg:y2="3.81cm">
          <text:p/>
        </draw:line>
        <anim:par smil:dur="indefinite" smil:restart="never" presentation:node-type="timing-root">
          <anim:par smil:begin="id35.begin">
            <anim:transitionFilter smil:dur="1s" smil:type="fade" smil:subtype="crossfade"/>
          </anim:par>
        </anim:par>
        <presentation:notes draw:style-name="dp3">
          <draw:page-thumbnail draw:style-name="gr1" draw:layer="layout" svg:width="15.421cm" svg:height="8.176cm" svg:x="1.814cm" svg:y="2.138cm" draw:page-number="25" presentation:class="page"/>
          <draw:frame presentation:style-name="pr9" draw:layer="layout" svg:width="15.421cm" svg:height="11.973cm" svg:x="1.814cm" svg:y="11.117cm" presentation:class="notes" presentation:placeholder="true">
            <draw:text-box/>
          </draw:frame>
        </presentation:notes>
      </draw:page>
      <draw:page draw:name="Now, you write the outcomes" draw:style-name="dp1" draw:master-page-name="AbstractRed" presentation:presentation-page-layout-name="AL2T11" xml:id="id36" draw:id="id36">
        <draw:frame draw:name="Title 1" presentation:style-name="pr7" draw:text-style-name="P3" draw:layer="layout" svg:width="21.589cm" svg:height="3.174cm" svg:x="2.54cm" svg:y="0.763cm" presentation:class="title" presentation:user-transformed="true">
          <draw:text-box>
            <text:p text:style-name="P9"><text:span text:style-name="T9">Now, you write the outcomes</text:span></text:p>
          </draw:text-box>
        </draw:frame>
        <draw:frame draw:name="Content Placeholder 2" presentation:style-name="pr11" draw:text-style-name="P3" draw:layer="layout" svg:width="21.589cm" svg:height="12.699cm" svg:x="2.54cm" svg:y="4.022cm" presentation:class="outline" presentation:user-transformed="true">
          <draw:text-box>
            <text:list text:style-name="L4">
              <text:list-item>
                <text:p text:style-name="P14"><text:span text:style-name="T7">Now come up with one to three outcomes that summarize what students will be able to do as a result of completing your program</text:span></text:p>
              </text:list-item>
            </text:list>
          </draw:text-box>
        </draw:frame>
        <draw:line draw:name="Straight Connector 3" draw:style-name="gr2" draw:text-style-name="P13" draw:layer="layout" svg:x1="2.751cm" svg:y1="3.81cm" svg:x2="23.918cm" svg:y2="3.81cm">
          <text:p/>
        </draw:line>
        <anim:par smil:dur="indefinite" smil:restart="never" presentation:node-type="timing-root">
          <anim:par smil:begin="id36.begin">
            <anim:transitionFilter smil:dur="1s" smil:type="fade" smil:subtype="crossfade"/>
          </anim:par>
        </anim:par>
        <presentation:notes draw:style-name="dp3">
          <draw:page-thumbnail draw:style-name="gr1" draw:layer="layout" svg:width="15.421cm" svg:height="8.176cm" svg:x="1.814cm" svg:y="2.138cm" draw:page-number="26" presentation:class="page"/>
          <draw:frame presentation:style-name="pr9" draw:layer="layout" svg:width="15.421cm" svg:height="11.973cm" svg:x="1.814cm" svg:y="11.117cm" presentation:class="notes" presentation:placeholder="true">
            <draw:text-box/>
          </draw:frame>
        </presentation:notes>
      </draw:page>
      <draw:page draw:name="Course level outcomes" draw:style-name="dp1" draw:master-page-name="AbstractRed" presentation:presentation-page-layout-name="AL2T11" xml:id="id37" draw:id="id37">
        <draw:frame draw:name="Title 1" presentation:style-name="pr7" draw:text-style-name="P3" draw:layer="layout" svg:width="21.589cm" svg:height="3.174cm" svg:x="2.54cm" svg:y="0.763cm" presentation:class="title" presentation:user-transformed="true">
          <draw:text-box>
            <text:p text:style-name="P9"><text:span text:style-name="T9">Course level outcomes</text:span></text:p>
          </draw:text-box>
        </draw:frame>
        <draw:frame draw:name="Content Placeholder 2" presentation:style-name="pr8" draw:text-style-name="P3" draw:layer="layout" svg:width="21.589cm" svg:height="12.699cm" svg:x="2.54cm" svg:y="4.022cm" presentation:class="outline" presentation:user-transformed="true">
          <draw:text-box>
            <text:list text:style-name="L4">
              <text:list-item>
                <text:p text:style-name="P14"><text:span text:style-name="T7">Course level outcomes require the same components as program level outcomes; however, the focus on what students should be able to do when they leave your course.</text:span></text:p>
              </text:list-item>
            </text:list>
            <text:p text:style-name="P14"><text:span text:style-name="T7"/></text:p>
            <text:list text:style-name="L13">
              <text:list-item>
                <text:p text:style-name="P10"><text:span text:style-name="T17">Identification of fundamental and powerful concepts (skills or abilities)</text:span></text:p>
              </text:list-item>
              <text:list-item>
                <text:p text:style-name="P10"><text:span text:style-name="T17">A description of what the student will be able to do (verb + type of thinking or activity is important here)</text:span></text:p>
              </text:list-item>
              <text:list-item>
                <text:p text:style-name="P10"><text:span text:style-name="T17">The conditions under which the students will perform the task (will determine level of cognitive complexity - What tools, references, <text:s/>or other aids will be provided or denied should be make clear)</text:span></text:p>
              </text:list-item>
              <text:list-item>
                <text:p text:style-name="P10"><text:span text:style-name="T17">The criteria (intellectual standards)for evaluating student performance</text:span></text:p>
              </text:list-item>
            </text:list>
            <text:p text:style-name="P14"><text:span text:style-name="T7"/></text:p>
          </draw:text-box>
        </draw:frame>
        <anim:par smil:dur="indefinite" smil:restart="never" presentation:node-type="timing-root">
          <anim:par smil:begin="id37.begin">
            <anim:transitionFilter smil:dur="1s" smil:type="fade" smil:subtype="crossfade"/>
          </anim:par>
        </anim:par>
        <presentation:notes draw:style-name="dp3">
          <draw:page-thumbnail draw:style-name="gr1" draw:layer="layout" svg:width="15.421cm" svg:height="8.176cm" svg:x="1.814cm" svg:y="2.138cm" draw:page-number="27" presentation:class="page"/>
          <draw:frame presentation:style-name="pr9" draw:layer="layout" svg:width="15.421cm" svg:height="11.973cm" svg:x="1.814cm" svg:y="11.117cm" presentation:class="notes" presentation:placeholder="true">
            <draw:text-box/>
          </draw:frame>
        </presentation:notes>
      </draw:page>
      <draw:page draw:name="Examples Of Course Level Outcomes" draw:style-name="dp1" draw:master-page-name="AbstractRed" presentation:presentation-page-layout-name="AL2T11" xml:id="id38" draw:id="id38">
        <draw:frame draw:name="Title 1" presentation:style-name="pr10" draw:text-style-name="P3" draw:layer="layout" svg:width="21.589cm" svg:height="3.174cm" svg:x="2.54cm" svg:y="0.763cm" presentation:class="title" presentation:user-transformed="true">
          <draw:text-box>
            <text:p text:style-name="P9"><text:span text:style-name="T21">Examples Of Course Level Outcomes</text:span></text:p>
          </draw:text-box>
        </draw:frame>
        <draw:frame draw:name="Content Placeholder 2" presentation:style-name="pr8" draw:text-style-name="P3" draw:layer="layout" svg:width="21.589cm" svg:height="12.699cm" svg:x="2.54cm" svg:y="4.022cm" presentation:class="outline" presentation:user-transformed="true">
          <draw:text-box>
            <text:list text:style-name="L4">
              <text:list-item>
                <text:p text:style-name="P14"><text:span text:style-name="T7">Here are two samples:</text:span></text:p>
              </text:list-item>
              <text:list-item>
                <text:p text:style-name="P14"><text:span text:style-name="T7">Demonstrate accurately the addition of sine waves using physical devices, instrumentation, and graphs. </text:span></text:p>
              </text:list-item>
              <text:list-item>
                <text:p text:style-name="P14"><text:span text:style-name="T7">Use physical and chemical properties to accurately determine the quality of paper samples and make meaningful recommendations based on specific requirements. </text:span></text:p>
              </text:list-item>
            </text:list>
            <text:p text:style-name="P14"><text:span text:style-name="T7"/></text:p>
          </draw:text-box>
        </draw:frame>
        <draw:line draw:name="Straight Connector 3" draw:style-name="gr2" draw:text-style-name="P13" draw:layer="layout" svg:x1="2.751cm" svg:y1="3.81cm" svg:x2="23.918cm" svg:y2="3.81cm">
          <text:p/>
        </draw:line>
        <anim:par smil:dur="indefinite" smil:restart="never" presentation:node-type="timing-root">
          <anim:par smil:begin="id38.begin">
            <anim:transitionFilter smil:dur="1s" smil:type="fade" smil:subtype="crossfade"/>
          </anim:par>
        </anim:par>
        <presentation:notes draw:style-name="dp3">
          <draw:page-thumbnail draw:style-name="gr1" draw:layer="layout" svg:width="15.421cm" svg:height="8.176cm" svg:x="1.814cm" svg:y="2.138cm" draw:page-number="28" presentation:class="page"/>
          <draw:frame presentation:style-name="pr9" draw:layer="layout" svg:width="15.421cm" svg:height="11.973cm" svg:x="1.814cm" svg:y="11.117cm" presentation:class="notes" presentation:placeholder="true">
            <draw:text-box/>
          </draw:frame>
        </presentation:notes>
      </draw:page>
      <draw:page draw:name="Compare Your Answers" draw:style-name="dp1" draw:master-page-name="AbstractRed" presentation:presentation-page-layout-name="AL2T11" xml:id="id39" draw:id="id39">
        <draw:frame draw:name="Title 1" presentation:style-name="pr10" draw:text-style-name="P3" draw:layer="layout" svg:width="21.589cm" svg:height="3.174cm" svg:x="2.54cm" svg:y="0.763cm" presentation:class="title" presentation:user-transformed="true">
          <draw:text-box>
            <text:p text:style-name="P9"><text:span text:style-name="T9">Compare Your Answers</text:span></text:p>
          </draw:text-box>
        </draw:frame>
        <draw:frame draw:name="Content Placeholder 2" presentation:style-name="pr11" draw:text-style-name="P3" draw:layer="layout" svg:width="21.589cm" svg:height="12.699cm" svg:x="2.54cm" svg:y="4.022cm" presentation:class="outline" presentation:user-transformed="true">
          <draw:text-box>
            <text:list text:style-name="L4">
              <text:list-item>
                <text:p text:style-name="P14"><text:span text:style-name="T7">Consider the following outcome statements. Based on what you've just read, which of the following meet the criteria listed above, and which need to be revised or totally rewritten? Compare your answers to ours.</text:span></text:p>
              </text:list-item>
            </text:list>
          </draw:text-box>
        </draw:frame>
        <draw:line draw:name="Straight Connector 3" draw:style-name="gr2" draw:text-style-name="P13" draw:layer="layout" svg:x1="2.751cm" svg:y1="3.81cm" svg:x2="23.918cm" svg:y2="3.81cm">
          <text:p/>
        </draw:line>
        <anim:par smil:dur="indefinite" smil:restart="never" presentation:node-type="timing-root">
          <anim:par smil:begin="id39.begin">
            <anim:transitionFilter smil:dur="1s" smil:type="fade" smil:subtype="crossfade"/>
          </anim:par>
        </anim:par>
        <presentation:notes draw:style-name="dp3">
          <draw:page-thumbnail draw:style-name="gr1" draw:layer="layout" svg:width="15.421cm" svg:height="8.176cm" svg:x="1.814cm" svg:y="2.138cm" draw:page-number="29" presentation:class="page"/>
          <draw:frame presentation:style-name="pr9" draw:layer="layout" svg:width="15.421cm" svg:height="11.973cm" svg:x="1.814cm" svg:y="11.117cm" presentation:class="notes" presentation:placeholder="true">
            <draw:text-box/>
          </draw:frame>
        </presentation:notes>
      </draw:page>
      <draw:page draw:name="Compare Your Answers" draw:style-name="dp1" draw:master-page-name="AbstractRed" presentation:presentation-page-layout-name="AL2T11" xml:id="id40" draw:id="id40">
        <draw:frame draw:name="Title 1" presentation:style-name="pr7" draw:text-style-name="P3" draw:layer="layout" svg:width="21.589cm" svg:height="3.174cm" svg:x="2.54cm" svg:y="0.763cm" presentation:class="title" presentation:user-transformed="true">
          <draw:text-box>
            <text:p text:style-name="P9"><text:span text:style-name="T9">Compare Your Answers</text:span></text:p>
          </draw:text-box>
        </draw:frame>
        <draw:frame draw:name="Content Placeholder 2" presentation:style-name="pr11" draw:text-style-name="P3" draw:layer="layout" svg:width="21.589cm" svg:height="12.699cm" svg:x="2.54cm" svg:y="4.022cm" presentation:class="outline" presentation:user-transformed="true">
          <draw:text-box>
            <text:list text:style-name="L4">
              <text:list-item>
                <text:p text:style-name="P14"><text:span text:style-name="T7">Understand Newton's three laws of motion.</text:span></text:p>
              </text:list-item>
              <text:list-item>
                <text:p text:style-name="P14"><text:span text:style-name="T7">Show Answer</text:span></text:p>
              </text:list-item>
            </text:list>
            <text:p text:style-name="P21"><text:span text:style-name="T7"> </text:span></text:p>
            <text:list text:continue-numbering="true" text:style-name="L4">
              <text:list-item>
                <text:p text:style-name="P2"><text:span text:style-name="T7">"Understand" is not an action word and does not describe what students will be able to do differently as a result of the course. A better outcome might be: Use Newton's three laws of motion to predict motion in three dimensions.</text:span></text:p>
              </text:list-item>
            </text:list>
            <text:p text:style-name="P2"><text:span text:style-name="T7"/></text:p>
          </draw:text-box>
        </draw:frame>
        <draw:line draw:name="Straight Connector 3" draw:style-name="gr2" draw:text-style-name="P13" draw:layer="layout" svg:x1="2.751cm" svg:y1="3.81cm" svg:x2="23.918cm" svg:y2="3.81cm">
          <text:p/>
        </draw:line>
        <anim:par smil:dur="indefinite" smil:restart="never" presentation:node-type="timing-root">
          <anim:par smil:begin="id40.begin">
            <anim:transitionFilter smil:dur="1s" smil:type="fade" smil:subtype="crossfade"/>
          </anim:par>
        </anim:par>
        <presentation:notes draw:style-name="dp3">
          <draw:page-thumbnail draw:style-name="gr1" draw:layer="layout" svg:width="15.421cm" svg:height="8.176cm" svg:x="1.814cm" svg:y="2.138cm" draw:page-number="30" presentation:class="page"/>
          <draw:frame presentation:style-name="pr9" draw:layer="layout" svg:width="15.421cm" svg:height="11.973cm" svg:x="1.814cm" svg:y="11.117cm" presentation:class="notes" presentation:placeholder="true">
            <draw:text-box/>
          </draw:frame>
        </presentation:notes>
      </draw:page>
      <draw:page draw:name="Compare Your Answers" draw:style-name="dp1" draw:master-page-name="AbstractRed" presentation:presentation-page-layout-name="AL2T11" xml:id="id41" draw:id="id41">
        <draw:frame draw:name="Title 1" presentation:style-name="pr7" draw:text-style-name="P3" draw:layer="layout" svg:width="21.589cm" svg:height="3.174cm" svg:x="2.54cm" svg:y="0.763cm" presentation:class="title" presentation:user-transformed="true">
          <draw:text-box>
            <text:p text:style-name="P9"><text:span text:style-name="T9">Compare Your Answers</text:span></text:p>
          </draw:text-box>
        </draw:frame>
        <draw:frame draw:name="Content Placeholder 2" presentation:style-name="pr11" draw:text-style-name="P3" draw:layer="layout" svg:width="21.589cm" svg:height="12.699cm" svg:x="2.54cm" svg:y="4.022cm" presentation:class="outline" presentation:user-transformed="true">
          <draw:text-box>
            <text:list text:style-name="L4">
              <text:list-item>
                <text:p text:style-name="P14"><text:span text:style-name="T7">Appreciate the difference between various forms of graphical representation.</text:span></text:p>
              </text:list-item>
              <text:list-item>
                <text:p text:style-name="P14"><text:span text:style-name="T7">Show Answer</text:span></text:p>
              </text:list-item>
              <text:list-item>
                <text:p text:style-name="P14"><text:span text:style-name="T7">This statement is vague and is not measurable. A better outcome might be: Given a set of data, construct a time series, scatter plot, or histogram to show relationships between quantities.</text:span></text:p>
              </text:list-item>
            </text:list>
            <text:p text:style-name="P14"><text:span text:style-name="T7"/></text:p>
          </draw:text-box>
        </draw:frame>
        <draw:line draw:name="Straight Connector 3" draw:style-name="gr2" draw:text-style-name="P13" draw:layer="layout" svg:x1="2.751cm" svg:y1="3.81cm" svg:x2="23.918cm" svg:y2="3.81cm">
          <text:p/>
        </draw:line>
        <anim:par smil:dur="indefinite" smil:restart="never" presentation:node-type="timing-root">
          <anim:par smil:begin="id41.begin">
            <anim:transitionFilter smil:dur="1s" smil:type="fade" smil:subtype="crossfade"/>
          </anim:par>
        </anim:par>
        <presentation:notes draw:style-name="dp3">
          <draw:page-thumbnail draw:style-name="gr1" draw:layer="layout" svg:width="15.421cm" svg:height="8.176cm" svg:x="1.814cm" svg:y="2.138cm" draw:page-number="31" presentation:class="page"/>
          <draw:frame presentation:style-name="pr9" draw:layer="layout" svg:width="15.421cm" svg:height="11.973cm" svg:x="1.814cm" svg:y="11.117cm" presentation:class="notes" presentation:placeholder="true">
            <draw:text-box/>
          </draw:frame>
        </presentation:notes>
      </draw:page>
      <draw:page draw:name="Compare Your Answers" draw:style-name="dp1" draw:master-page-name="AbstractRed" presentation:presentation-page-layout-name="AL2T11" xml:id="id42" draw:id="id42">
        <draw:frame draw:name="Title 1" presentation:style-name="pr7" draw:text-style-name="P3" draw:layer="layout" svg:width="21.589cm" svg:height="3.174cm" svg:x="2.54cm" svg:y="0.763cm" presentation:class="title" presentation:user-transformed="true">
          <draw:text-box>
            <text:p text:style-name="P9"><text:span text:style-name="T9">Compare Your Answers</text:span></text:p>
          </draw:text-box>
        </draw:frame>
        <draw:frame draw:name="Content Placeholder 2" presentation:style-name="pr8" draw:text-style-name="P3" draw:layer="layout" svg:width="21.589cm" svg:height="12.699cm" svg:x="2.54cm" svg:y="4.022cm" presentation:class="outline" presentation:user-transformed="true">
          <draw:text-box>
            <text:list text:style-name="L4">
              <text:list-item>
                <text:p text:style-name="P14"><text:span text:style-name="T7">Express numbers in scientific notation using the correct number of significant digits.</text:span></text:p>
              </text:list-item>
              <text:list-item>
                <text:p text:style-name="P14"><text:span text:style-name="T7">Show Answer</text:span></text:p>
              </text:list-item>
              <text:list-item>
                <text:p text:style-name="P14"><text:span text:style-name="T7">This statement describes a discrete skill, but not an overarching goal of a class. A better outcome might be: Express and manipulate numbers effectively using the concepts of scientific notation, significant digits, and SI unit measurements.</text:span></text:p>
              </text:list-item>
            </text:list>
            <text:p text:style-name="P14"><text:span text:style-name="T7"/></text:p>
          </draw:text-box>
        </draw:frame>
        <draw:line draw:name="Straight Connector 3" draw:style-name="gr2" draw:text-style-name="P13" draw:layer="layout" svg:x1="2.751cm" svg:y1="3.81cm" svg:x2="23.918cm" svg:y2="3.81cm">
          <text:p/>
        </draw:line>
        <anim:par smil:dur="indefinite" smil:restart="never" presentation:node-type="timing-root">
          <anim:par smil:begin="id42.begin">
            <anim:transitionFilter smil:dur="1s" smil:type="fade" smil:subtype="crossfade"/>
          </anim:par>
        </anim:par>
        <presentation:notes draw:style-name="dp3">
          <draw:page-thumbnail draw:style-name="gr1" draw:layer="layout" svg:width="15.421cm" svg:height="8.176cm" svg:x="1.814cm" svg:y="2.138cm" draw:page-number="32" presentation:class="page"/>
          <draw:frame presentation:style-name="pr9" draw:layer="layout" svg:width="15.421cm" svg:height="11.973cm" svg:x="1.814cm" svg:y="11.117cm" presentation:class="notes" presentation:placeholder="true">
            <draw:text-box/>
          </draw:frame>
        </presentation:notes>
      </draw:page>
      <draw:page draw:name="Compare Your Answers" draw:style-name="dp1" draw:master-page-name="AbstractRed" presentation:presentation-page-layout-name="AL2T11" xml:id="id43" draw:id="id43">
        <draw:frame draw:name="Title 1" presentation:style-name="pr7" draw:text-style-name="P3" draw:layer="layout" svg:width="21.589cm" svg:height="3.174cm" svg:x="2.54cm" svg:y="0.763cm" presentation:class="title" presentation:user-transformed="true">
          <draw:text-box>
            <text:p text:style-name="P9"><text:span text:style-name="T9">Compare Your Answers</text:span></text:p>
          </draw:text-box>
        </draw:frame>
        <draw:frame draw:name="Content Placeholder 2" presentation:style-name="pr11" draw:text-style-name="P3" draw:layer="layout" svg:width="21.589cm" svg:height="12.699cm" svg:x="2.54cm" svg:y="4.022cm" presentation:class="outline" presentation:user-transformed="true">
          <draw:text-box>
            <text:list text:style-name="L4">
              <text:list-item>
                <text:p text:style-name="P14"><text:span text:style-name="T7">Diagnose failures in the vacuum, mechanical components, and controls of HVAC systems and determine necessary action for repairs.</text:span></text:p>
              </text:list-item>
              <text:list-item>
                <text:p text:style-name="P14"><text:span text:style-name="T7">Hide Answer</text:span></text:p>
              </text:list-item>
              <text:list-item>
                <text:p text:style-name="P14"><text:span text:style-name="T7">This statement meets all the criteria</text:span></text:p>
              </text:list-item>
            </text:list>
            <text:p text:style-name="P14"><text:span text:style-name="T7"/></text:p>
          </draw:text-box>
        </draw:frame>
        <draw:line draw:name="Straight Connector 3" draw:style-name="gr2" draw:text-style-name="P13" draw:layer="layout" svg:x1="2.751cm" svg:y1="3.81cm" svg:x2="23.918cm" svg:y2="3.81cm">
          <text:p/>
        </draw:line>
        <anim:par smil:dur="indefinite" smil:restart="never" presentation:node-type="timing-root">
          <anim:par smil:begin="id43.begin">
            <anim:transitionFilter smil:dur="1s" smil:type="fade" smil:subtype="crossfade"/>
          </anim:par>
        </anim:par>
        <presentation:notes draw:style-name="dp3">
          <draw:page-thumbnail draw:style-name="gr1" draw:layer="layout" svg:width="15.421cm" svg:height="8.176cm" svg:x="1.814cm" svg:y="2.138cm" draw:page-number="33" presentation:class="page"/>
          <draw:frame presentation:style-name="pr9" draw:layer="layout" svg:width="15.421cm" svg:height="11.973cm" svg:x="1.814cm" svg:y="11.117cm" presentation:class="notes" presentation:placeholder="true">
            <draw:text-box/>
          </draw:frame>
        </presentation:notes>
      </draw:page>
      <draw:page draw:name="Compare Your Answers" draw:style-name="dp1" draw:master-page-name="AbstractRed" presentation:presentation-page-layout-name="AL2T11" xml:id="id44" draw:id="id44">
        <draw:frame draw:name="Title 1" presentation:style-name="pr7" draw:text-style-name="P3" draw:layer="layout" svg:width="21.589cm" svg:height="3.174cm" svg:x="2.54cm" svg:y="0.763cm" presentation:class="title" presentation:user-transformed="true">
          <draw:text-box>
            <text:p text:style-name="P9"><text:span text:style-name="T9">Compare Your Answers</text:span></text:p>
          </draw:text-box>
        </draw:frame>
        <draw:frame draw:name="Content Placeholder 2" presentation:style-name="pr11" draw:text-style-name="P3" draw:layer="layout" svg:width="21.589cm" svg:height="12.699cm" svg:x="2.54cm" svg:y="4.022cm" presentation:class="outline" presentation:user-transformed="true">
          <draw:text-box>
            <text:list text:style-name="L4">
              <text:list-item>
                <text:p text:style-name="P14"><text:span text:style-name="T7">Identify unknown bacteria using gram stain, biochemical, and other microbiological methods for identification.</text:span></text:p>
              </text:list-item>
              <text:list-item>
                <text:p text:style-name="P14"><text:span text:style-name="T7">Hide Answer</text:span></text:p>
              </text:list-item>
              <text:list-item>
                <text:p text:style-name="P14"><text:span text:style-name="T7">This statement meets all the criteria.</text:span></text:p>
              </text:list-item>
            </text:list>
            <text:p text:style-name="P14"><text:span text:style-name="T7"/></text:p>
          </draw:text-box>
        </draw:frame>
        <draw:line draw:name="Straight Connector 3" draw:style-name="gr2" draw:text-style-name="P13" draw:layer="layout" svg:x1="2.751cm" svg:y1="3.81cm" svg:x2="23.918cm" svg:y2="3.81cm">
          <text:p/>
        </draw:line>
        <anim:par smil:dur="indefinite" smil:restart="never" presentation:node-type="timing-root">
          <anim:par smil:begin="id44.begin">
            <anim:transitionFilter smil:dur="1s" smil:type="fade" smil:subtype="crossfade"/>
          </anim:par>
        </anim:par>
        <presentation:notes draw:style-name="dp3">
          <draw:page-thumbnail draw:style-name="gr1" draw:layer="layout" svg:width="15.421cm" svg:height="8.176cm" svg:x="1.814cm" svg:y="2.138cm" draw:page-number="34" presentation:class="page"/>
          <draw:frame presentation:style-name="pr9" draw:layer="layout" svg:width="15.421cm" svg:height="11.973cm" svg:x="1.814cm" svg:y="11.117cm" presentation:class="notes" presentation:placeholder="true">
            <draw:text-box/>
          </draw:frame>
        </presentation:notes>
      </draw:page>
      <draw:page draw:name="Methods of Gathering Evidence" draw:style-name="dp1" draw:master-page-name="AbstractRed" presentation:presentation-page-layout-name="AL2T11" xml:id="id45" draw:id="id45">
        <draw:frame draw:name="Rectangle 2" presentation:style-name="pr7" draw:text-style-name="P3" draw:layer="layout" svg:width="21.589cm" svg:height="3.174cm" svg:x="2.54cm" svg:y="0.763cm" presentation:class="title" presentation:user-transformed="true">
          <draw:text-box>
            <text:p text:style-name="P4"><text:span text:style-name="T9">Methods of Gathering Evidence</text:span></text:p>
          </draw:text-box>
        </draw:frame>
        <draw:frame draw:name="Rectangle 3" presentation:style-name="pr11" draw:text-style-name="P3" draw:layer="layout" svg:width="22.859cm" svg:height="11.429cm" svg:x="1.058cm" svg:y="7.62cm" presentation:class="outline" presentation:user-transformed="true">
          <draw:text-box>
            <text:p text:style-name="P21"><text:span text:style-name="T19"><text:tab/></text:span><text:span text:style-name="T19">Direct methods</text:span><text:span text:style-name="T7"> (capstone, portfolio, performance on standardized tests, sample student course work, essay questions blind-scored by faculty, internship evaluations, externally revise exhibitions/performances, etc.)</text:span></text:p>
          </draw:text-box>
        </draw:frame>
        <anim:par smil:dur="indefinite" smil:restart="never" presentation:node-type="timing-root">
          <anim:par smil:begin="id45.begin">
            <anim:transitionFilter smil:dur="1s" smil:type="fade" smil:subtype="crossfade"/>
          </anim:par>
        </anim:par>
        <presentation:notes draw:style-name="dp3">
          <draw:page-thumbnail draw:style-name="gr1" draw:layer="layout" svg:width="15.421cm" svg:height="8.176cm" svg:x="1.814cm" svg:y="2.138cm" draw:page-number="35" presentation:class="page"/>
          <draw:frame presentation:style-name="pr9" draw:layer="layout" svg:width="15.421cm" svg:height="11.973cm" svg:x="1.814cm" svg:y="11.117cm" presentation:class="notes" presentation:placeholder="true">
            <draw:text-box/>
          </draw:frame>
        </presentation:notes>
      </draw:page>
      <draw:page draw:name="page36" draw:style-name="dp1" draw:master-page-name="AbstractRed" presentation:presentation-page-layout-name="AL2T11" xml:id="id46" draw:id="id46">
        <draw:frame draw:name="Rectangle 3" presentation:style-name="pr11" draw:text-style-name="P3" draw:layer="layout" svg:width="22.859cm" svg:height="11.429cm" svg:x="1.058cm" svg:y="3.387cm" presentation:class="outline" presentation:user-transformed="true">
          <draw:text-box>
            <text:p text:style-name="P21"><text:span text:style-name="T19">Indirect methods</text:span><text:span text:style-name="T7"> (alumni/employer/student surveys, exit interview, focus groups, graduate follow-up studies, length of time to degree, job placement data, student self-report of learning, satisfaction data)</text:span></text:p>
          </draw:text-box>
        </draw:frame>
        <anim:par smil:dur="indefinite" smil:restart="never" presentation:node-type="timing-root">
          <anim:par smil:begin="id46.begin">
            <anim:transitionFilter smil:dur="1s" smil:type="fade" smil:subtype="crossfade"/>
          </anim:par>
        </anim:par>
        <presentation:notes draw:style-name="dp3">
          <draw:page-thumbnail draw:style-name="gr1" draw:layer="layout" svg:width="15.421cm" svg:height="8.176cm" svg:x="1.814cm" svg:y="2.138cm" draw:page-number="36" presentation:class="page"/>
          <draw:frame presentation:style-name="pr9" draw:layer="layout" svg:width="15.421cm" svg:height="11.973cm" svg:x="1.814cm" svg:y="11.117cm" presentation:class="notes" presentation:placeholder="true">
            <draw:text-box/>
          </draw:frame>
        </presentation:notes>
      </draw:page>
      <draw:page draw:name="Writing SLOs – Fundamental Concepts and Skills" draw:style-name="dp1" draw:master-page-name="AbstractRed" presentation:presentation-page-layout-name="AL2T11" xml:id="id47" draw:id="id47">
        <draw:frame draw:name="Rectangle 2" presentation:style-name="pr10" draw:text-style-name="P3" draw:layer="layout" svg:width="21.589cm" svg:height="3.174cm" svg:x="2.54cm" svg:y="0.763cm" presentation:class="title" presentation:user-transformed="true">
          <draw:text-box>
            <text:p text:style-name="P9"><text:span text:style-name="T9">Writing SLOs – Fundamental Concepts and Skills</text:span></text:p>
          </draw:text-box>
        </draw:frame>
        <draw:frame draw:name="Rectangle 3" presentation:style-name="pr11" draw:text-style-name="P3" draw:layer="layout" svg:width="23.494cm" svg:height="14.392cm" svg:x="1.27cm" svg:y="3.81cm" presentation:class="outline" presentation:user-transformed="true">
          <draw:text-box>
            <text:p text:style-name="P16"><text:span text:style-name="T17"><text:tab/></text:span><text:span text:style-name="T17">SLO statements should reflect the most fundamental and powerful concepts of the field.</text:span></text:p>
            <text:p text:style-name="P16"><text:span text:style-name="T17"><text:tab/></text:span></text:p>
            <text:p text:style-name="P17"><text:span text:style-name="T17"><text:tab/></text:span><text:span text:style-name="T17">Definition: A fundamental and powerful concept is one that can be used to explain or think out a huge body of questions, problems, information, and situations. All fields have f&amp;p concepts, but there are a relatively small number of them in any particular area. They are the most central and useful ideas in the discipline. They are to be contrasted with individual bits of information, or with less general concepts.” </text:span></text:p>
            <text:p text:style-name="P16"><text:span text:style-name="T7"/></text:p>
          </draw:text-box>
        </draw:frame>
        <draw:line draw:name="Straight Connector 3" draw:style-name="gr2" draw:text-style-name="P13" draw:layer="layout" svg:x1="2.751cm" svg:y1="3.81cm" svg:x2="23.918cm" svg:y2="3.81cm">
          <text:p/>
        </draw:line>
        <anim:par smil:dur="indefinite" smil:restart="never" presentation:node-type="timing-root">
          <anim:par smil:begin="id47.begin">
            <anim:transitionFilter smil:dur="1s" smil:type="fade" smil:subtype="crossfade"/>
          </anim:par>
        </anim:par>
        <presentation:notes draw:style-name="dp3">
          <draw:page-thumbnail draw:style-name="gr1" draw:layer="layout" svg:width="15.421cm" svg:height="8.176cm" svg:x="1.814cm" svg:y="2.138cm" draw:page-number="37" presentation:class="page"/>
          <draw:frame presentation:style-name="pr9" draw:layer="layout" svg:width="15.421cm" svg:height="11.973cm" svg:x="1.814cm" svg:y="11.117cm" presentation:class="notes" presentation:placeholder="true">
            <draw:text-box/>
          </draw:frame>
        </presentation:notes>
      </draw:page>
      <draw:page draw:name="Not Assessment/ Assessment" draw:style-name="dp1" draw:master-page-name="AbstractRed" presentation:presentation-page-layout-name="AL3T3" xml:id="id48" draw:id="id48">
        <draw:frame draw:name="Title 1" presentation:style-name="pr7" draw:text-style-name="P3" draw:layer="layout" svg:width="21.589cm" svg:height="3.174cm" svg:x="2.54cm" svg:y="0.763cm" presentation:class="title" presentation:user-transformed="true">
          <draw:text-box>
            <text:p text:style-name="P9"><text:span text:style-name="T9">Not Assessment/ Assessment</text:span></text:p>
          </draw:text-box>
        </draw:frame>
        <draw:frame draw:name="Content Placeholder 2" presentation:style-name="pr11" draw:text-style-name="P3" draw:layer="layout" svg:width="10.413cm" svg:height="12.699cm" svg:x="2.54cm" svg:y="4.022cm" presentation:class="outline" presentation:user-transformed="true">
          <draw:text-box>
            <text:list text:style-name="L4">
              <text:list-item>
                <text:p text:style-name="P14"><text:span text:style-name="T17">75 students attended a new program</text:span></text:p>
              </text:list-item>
            </text:list>
            <text:p text:style-name="P21"><text:span text:style-name="T17"/></text:p>
            <text:list text:continue-numbering="true" text:style-name="L4">
              <text:list-item>
                <text:p text:style-name="P2"><text:span text:style-name="T17">92% of students living in a LC were satisfied with their experience</text:span></text:p>
              </text:list-item>
            </text:list>
            <text:p text:style-name="P2"><text:span text:style-name="T17"/></text:p>
            <text:list text:continue-numbering="true" text:style-name="L4">
              <text:list-item>
                <text:p text:style-name="P2"><text:span text:style-name="T17">The Judicial Affairs alcohol education program cost $2000 less this year than last</text:span></text:p>
              </text:list-item>
            </text:list>
            <text:p text:style-name="P2"><text:span text:style-name="T7"/></text:p>
            <text:p text:style-name="P28"><text:span text:style-name="T22"/></text:p>
            <text:p text:style-name="P29"><text:span text:style-name="T22"/></text:p>
            <text:p text:style-name="P29"><text:span text:style-name="T22"/></text:p>
            <text:p text:style-name="P29"><text:span text:style-name="T22"/></text:p>
          </draw:text-box>
        </draw:frame>
        <draw:frame draw:name="Content Placeholder 3" presentation:style-name="pr12" draw:text-style-name="P3" draw:layer="layout" svg:width="10.413cm" svg:height="12.699cm" svg:x="13.705cm" svg:y="4.022cm" presentation:class="outline" presentation:user-transformed="true">
          <draw:text-box>
            <text:list text:style-name="L4">
              <text:list-item>
                <text:p text:style-name="P30"><text:span text:style-name="T3">The 75 students who attended the new student orientation program exhibited gains in their confidence to interact with faculty</text:span></text:p>
              </text:list-item>
            </text:list>
            <text:p text:style-name="P30"><text:span text:style-name="T3"/></text:p>
            <text:list text:continue-numbering="true" text:style-name="L4">
              <text:list-item>
                <text:p text:style-name="P30"><text:span text:style-name="T3">LC students showed significantly larger gains in adaptive help-seeking compared to non-learning community students</text:span></text:p>
              </text:list-item>
            </text:list>
            <text:p text:style-name="P30"><text:span text:style-name="T3"/></text:p>
            <text:list text:continue-numbering="true" text:style-name="L4">
              <text:list-item>
                <text:p text:style-name="P30"><text:span text:style-name="T3">Participants in the Judicial Affairs alcohol education program scored significantly higher on a test of alcohol laws and regulations after completing the program</text:span></text:p>
              </text:list-item>
            </text:list>
          </draw:text-box>
        </draw:frame>
        <anim:par presentation:node-type="timing-root">
          <anim:par smil:begin="id48.begin">
            <anim:transitionFilter smil:dur="1s" smil:type="fade" smil:subtype="crossfade"/>
          </anim:par>
        </anim:par>
        <presentation:notes draw:style-name="dp3">
          <draw:page-thumbnail draw:style-name="gr1" draw:layer="layout" svg:width="15.421cm" svg:height="8.176cm" svg:x="1.814cm" svg:y="2.138cm" draw:page-number="38" presentation:class="page"/>
          <draw:frame presentation:style-name="pr9" draw:layer="layout" svg:width="15.421cm" svg:height="11.973cm" svg:x="1.814cm" svg:y="11.117cm" presentation:class="notes" presentation:placeholder="true">
            <draw:text-box/>
          </draw:frame>
        </presentation:notes>
      </draw:page>
      <draw:page draw:name="Ways to Use Results" draw:style-name="dp1" draw:master-page-name="AbstractRed" presentation:presentation-page-layout-name="AL2T11" xml:id="id49" draw:id="id49">
        <draw:frame draw:name="Title 4" presentation:style-name="pr7" draw:text-style-name="P3" draw:layer="layout" svg:width="21.589cm" svg:height="3.174cm" svg:x="2.54cm" svg:y="0.763cm" presentation:class="title" presentation:user-transformed="true">
          <draw:text-box>
            <text:p text:style-name="P9"><text:span text:style-name="T9">Ways to Use Results</text:span></text:p>
          </draw:text-box>
        </draw:frame>
        <draw:frame draw:name="Content Placeholder 5" presentation:style-name="pr11" draw:text-style-name="P3" draw:layer="layout" svg:width="21.589cm" svg:height="12.699cm" svg:x="2.54cm" svg:y="4.022cm" presentation:class="outline" presentation:user-transformed="true">
          <draw:text-box>
            <text:p text:style-name="P21"><text:span text:style-name="T7"><text:tab/></text:span><text:span text:style-name="T7">1. <text:s/>Given a sound assessment process you will <text:s text:c="7"/>likely:</text:span></text:p>
            <text:p text:style-name="P31"><text:span text:style-name="T17"><text:tab/></text:span><text:span text:style-name="T17"><text:tab/></text:span><text:span text:style-name="T17">Identify areas of strength.</text:span></text:p>
            <text:p text:style-name="P31"><text:span text:style-name="T17"><text:tab/></text:span><text:span text:style-name="T17"><text:tab/></text:span><text:span text:style-name="T17">Identify areas of weakness.</text:span></text:p>
            <text:p text:style-name="P31"><text:span text:style-name="T17"/></text:p>
            <text:p text:style-name="P32"><text:span text:style-name="T17"><text:s text:c="3"/></text:span><text:span text:style-name="T17">2. <text:s/>Areas of strength support argument that program is effective at producing/cultivating certain outcomes. <text:s/>Use this information to:</text:span></text:p>
            <text:p text:style-name="P32"><text:span text:style-name="T17"><text:tab/></text:span><text:span text:style-name="T17"><text:tab/></text:span><text:span text:style-name="T17">Promote/defend practice on campus.</text:span></text:p>
            <text:p text:style-name="P32"><text:span text:style-name="T17"><text:tab/></text:span><text:span text:style-name="T17"><text:tab/></text:span><text:span text:style-name="T17">Contribute to literature in your field.</text:span></text:p>
            <text:p text:style-name="P29"><text:span text:style-name="T17"/></text:p>
            <text:p text:style-name="P29"><text:span text:style-name="T17"/></text:p>
          </draw:text-box>
        </draw:frame>
        <anim:par presentation:node-type="timing-root">
          <anim:par smil:begin="id49.begin">
            <anim:transitionFilter smil:dur="1s" smil:type="fade" smil:subtype="crossfade"/>
          </anim:par>
        </anim:par>
        <presentation:notes draw:style-name="dp3">
          <draw:page-thumbnail draw:style-name="gr1" draw:layer="layout" svg:width="15.421cm" svg:height="8.176cm" svg:x="1.814cm" svg:y="2.138cm" draw:page-number="39" presentation:class="page"/>
          <draw:frame presentation:style-name="pr9" draw:layer="layout" svg:width="15.421cm" svg:height="11.973cm" svg:x="1.814cm" svg:y="11.117cm" presentation:class="notes" presentation:placeholder="true">
            <draw:text-box/>
          </draw:frame>
        </presentation:notes>
      </draw:page>
      <draw:page draw:name="Ways to Use Results" draw:style-name="dp1" draw:master-page-name="AbstractRed" presentation:presentation-page-layout-name="AL2T11" xml:id="id50" draw:id="id50">
        <draw:frame draw:name="Title 1" presentation:style-name="pr7" draw:text-style-name="P3" draw:layer="layout" svg:width="21.589cm" svg:height="3.174cm" svg:x="2.54cm" svg:y="0.763cm" presentation:class="title" presentation:user-transformed="true">
          <draw:text-box>
            <text:p text:style-name="P9"><text:span text:style-name="T9">Ways to Use Results</text:span></text:p>
          </draw:text-box>
        </draw:frame>
        <draw:frame draw:name="Content Placeholder 2" presentation:style-name="pr11" draw:text-style-name="P3" draw:layer="layout" svg:width="21.589cm" svg:height="12.699cm" svg:x="2.54cm" svg:y="4.022cm" presentation:class="outline" presentation:user-transformed="true">
          <draw:text-box>
            <text:list text:style-name="L4">
              <text:list-item>
                <text:p text:style-name="P14"><text:span text:style-name="T7">Was the duration of the program adequate?</text:span></text:p>
              </text:list-item>
              <text:list-item>
                <text:p text:style-name="P14"><text:span text:style-name="T7">Was the intensity of the program adequate?</text:span></text:p>
              </text:list-item>
              <text:list-item>
                <text:p text:style-name="P14"><text:span text:style-name="T7">Was the nature of the program wrong-headed?</text:span></text:p>
              </text:list-item>
              <text:list-item>
                <text:p text:style-name="P14"><text:span text:style-name="T7">Was the program implemented according to plan?</text:span></text:p>
              </text:list-item>
              <text:list-item>
                <text:p text:style-name="P14"><text:span text:style-name="T7">Were staff adequately trained to implement program?</text:span></text:p>
              </text:list-item>
              <text:list-item>
                <text:p text:style-name="P14"><text:span text:style-name="T7">Was the objective (i.e. intended outcome) really important to the unit?</text:span></text:p>
              </text:list-item>
            </text:list>
          </draw:text-box>
        </draw:frame>
        <anim:par presentation:node-type="timing-root">
          <anim:par smil:begin="id50.begin">
            <anim:transitionFilter smil:dur="1s" smil:type="fade" smil:subtype="crossfade"/>
          </anim:par>
        </anim:par>
        <presentation:notes draw:style-name="dp3">
          <draw:page-thumbnail draw:style-name="gr1" draw:layer="layout" svg:width="15.421cm" svg:height="8.176cm" svg:x="1.814cm" svg:y="2.138cm" draw:page-number="40" presentation:class="page"/>
          <draw:frame presentation:style-name="pr9" draw:layer="layout" svg:width="15.421cm" svg:height="11.973cm" svg:x="1.814cm" svg:y="11.117cm" presentation:class="notes" presentation:placeholder="true">
            <draw:text-box/>
          </draw:frame>
        </presentation:notes>
      </draw:page>
      <draw:page draw:name="Goals and Objectives:  Example" draw:style-name="dp1" draw:master-page-name="AbstractRed" presentation:presentation-page-layout-name="AL2T11" xml:id="id51" draw:id="id51">
        <draw:frame draw:name="Title 1" presentation:style-name="pr7" draw:text-style-name="P3" draw:layer="layout" svg:width="21.589cm" svg:height="3.174cm" svg:x="2.54cm" svg:y="0.763cm" presentation:class="title" presentation:user-transformed="true">
          <draw:text-box>
            <text:p text:style-name="P9"><text:span text:style-name="T9">Goals and Objectives: <text:s/>Example</text:span></text:p>
          </draw:text-box>
        </draw:frame>
        <draw:frame draw:name="Content Placeholder 2" presentation:style-name="pr11" draw:text-style-name="P3" draw:layer="layout" svg:width="21.589cm" svg:height="12.699cm" svg:x="2.54cm" svg:y="4.022cm" presentation:class="outline" presentation:user-transformed="true">
          <draw:text-box>
            <text:list text:style-name="L4">
              <text:list-item>
                <text:p text:style-name="P14"><text:span text:style-name="T7">Goal: <text:s/>Understand the concepts that contribute to career decision-making.</text:span></text:p>
              </text:list-item>
            </text:list>
            <text:list text:style-name="L19">
              <text:list-item>
                <text:list>
                  <text:list-item>
                    <text:p text:style-name="P33"><text:span text:style-name="T17">Objective 1: <text:s/>Upon completion of the career and life planning course, students will be able to match a list of ESC majors to appropriate career choices.</text:span></text:p>
                  </text:list-item>
                  <text:list-item>
                    <text:p text:style-name="P33"><text:span text:style-name="T17">Objective 2: <text:s/>Upon completion of the career and life-planning course, students will be able to state their own “work personality” as measured by the Work Abilities, Values, and Interests (WAVI) Inventory. <text:s/></text:span></text:p>
                  </text:list-item>
                </text:list>
              </text:list-item>
            </text:list>
          </draw:text-box>
        </draw:frame>
        <anim:par presentation:node-type="timing-root">
          <anim:par smil:begin="id51.begin">
            <anim:transitionFilter smil:dur="1s" smil:type="fade" smil:subtype="crossfade"/>
          </anim:par>
        </anim:par>
        <presentation:notes draw:style-name="dp3">
          <draw:page-thumbnail draw:style-name="gr1" draw:layer="layout" svg:width="15.421cm" svg:height="8.176cm" svg:x="1.814cm" svg:y="2.138cm" draw:page-number="41" presentation:class="page"/>
          <draw:frame presentation:style-name="pr9" draw:layer="layout" svg:width="15.421cm" svg:height="11.973cm" svg:x="1.814cm" svg:y="11.117cm" presentation:class="notes" presentation:placeholder="true">
            <draw:text-box/>
          </draw:frame>
        </presentation:notes>
      </draw:page>
      <draw:page draw:name="Characteristics of an Objective?&#10;Client-Focused" draw:style-name="dp1" draw:master-page-name="AbstractRed" presentation:presentation-page-layout-name="AL2T11" xml:id="id52" draw:id="id52">
        <draw:frame draw:name="Title 1" presentation:style-name="pr10" draw:text-style-name="P3" draw:layer="layout" svg:width="21.589cm" svg:height="3.174cm" svg:x="2.54cm" svg:y="0.763cm" presentation:class="title" presentation:user-transformed="true">
          <draw:text-box>
            <text:p text:style-name="P9"><text:span text:style-name="T9">Characteristics of an Objective?</text:span><text:span text:style-name="T9"><text:line-break/></text:span><text:span text:style-name="T9">Client-Focused</text:span></text:p>
          </draw:text-box>
        </draw:frame>
        <draw:frame draw:name="Content Placeholder 2" presentation:style-name="pr8" draw:text-style-name="P3" draw:layer="layout" svg:width="21.589cm" svg:height="12.699cm" svg:x="2.54cm" svg:y="4.022cm" presentation:class="outline" presentation:user-transformed="true">
          <draw:text-box>
            <text:p text:style-name="P21"><text:span text:style-name="T22"/></text:p>
            <text:p text:style-name="P21"><text:span text:style-name="T22">Objectives should be worded to express what the client will learn, know, or do as a result of instruction or how the student will change developmentally as a result of the program – NOT what the office or program will do for the student.</text:span></text:p>
            <text:p text:style-name="P21"><text:span text:style-name="T22"><text:tab/></text:span></text:p>
            <text:p text:style-name="P21"><text:span text:style-name="T22"><text:tab/></text:span><text:span text:style-name="T22">Bad Objective: <text:s/>Provide students with knowledge about how to write resumes.</text:span></text:p>
            <text:p text:style-name="P21"><text:span text:style-name="T22"/></text:p>
            <text:p text:style-name="P21"><text:span text:style-name="T22"><text:s text:c="4"/></text:span><text:span text:style-name="T22">Better <text:s/>Objective: <text:s/>After taking the Resume-Building Workshop, students will be able to construct a formal resume that accurately lists their education and experience.</text:span></text:p>
          </draw:text-box>
        </draw:frame>
        <anim:par presentation:node-type="timing-root">
          <anim:par smil:begin="id52.begin">
            <anim:transitionFilter smil:dur="1s" smil:type="fade" smil:subtype="crossfade"/>
          </anim:par>
        </anim:par>
        <presentation:notes draw:style-name="dp3">
          <draw:page-thumbnail draw:style-name="gr1" draw:layer="layout" svg:width="15.421cm" svg:height="8.176cm" svg:x="1.814cm" svg:y="2.138cm" draw:page-number="42" presentation:class="page"/>
          <draw:frame presentation:style-name="pr9" draw:layer="layout" svg:width="15.421cm" svg:height="11.973cm" svg:x="1.814cm" svg:y="11.117cm" presentation:class="notes" presentation:placeholder="true">
            <draw:text-box/>
          </draw:frame>
        </presentation:notes>
      </draw:page>
      <draw:page draw:name="Characteristics of an Objective:&#10;Reasonable" draw:style-name="dp1" draw:master-page-name="AbstractRed" presentation:presentation-page-layout-name="AL2T11" xml:id="id53" draw:id="id53">
        <draw:frame draw:name="Title 1" presentation:style-name="pr10" draw:text-style-name="P3" draw:layer="layout" svg:width="21.589cm" svg:height="3.174cm" svg:x="2.54cm" svg:y="0.763cm" presentation:class="title" presentation:user-transformed="true">
          <draw:text-box>
            <text:p text:style-name="P9"><text:span text:style-name="T9">Characteristics of an Objective:</text:span><text:span text:style-name="T9"><text:line-break/></text:span><text:span text:style-name="T9">Reasonable</text:span></text:p>
          </draw:text-box>
        </draw:frame>
        <draw:frame draw:name="Content Placeholder 2" presentation:style-name="pr8" draw:text-style-name="P3" draw:layer="layout" svg:width="21.589cm" svg:height="12.699cm" svg:x="2.54cm" svg:y="4.022cm" presentation:class="outline" presentation:user-transformed="true">
          <draw:text-box>
            <text:p text:style-name="P21"><text:span text:style-name="T22"/></text:p>
            <text:p text:style-name="P21"><text:span text:style-name="T22">Objectives should be reasonable; that is, they should reflect learning or development that the client can accomplish in the course or program.</text:span></text:p>
            <text:p text:style-name="P21"><text:span text:style-name="T22"/></text:p>
            <text:list text:style-name="L4">
              <text:list-item>
                <text:p text:style-name="P2"><text:span text:style-name="T22">Bad Objective: <text:s/>Students will demonstrate open-mindedness for all cultures by strongly agreeing with all the items on the Open-Mindedness Inventory.</text:span></text:p>
              </text:list-item>
            </text:list>
            <text:p text:style-name="P2"><text:span text:style-name="T22"/></text:p>
            <text:list text:continue-numbering="true" text:style-name="L4">
              <text:list-item>
                <text:p text:style-name="P2"><text:span text:style-name="T22">Better Objective: <text:s/>Upon completion of the Study Abroad Program, participants will show an increase in open-mindedness through a 10-point increase on the Open-Mindedness Inventory.</text:span></text:p>
              </text:list-item>
            </text:list>
          </draw:text-box>
        </draw:frame>
        <anim:par presentation:node-type="timing-root">
          <anim:par smil:begin="id53.begin">
            <anim:transitionFilter smil:dur="1s" smil:type="fade" smil:subtype="crossfade"/>
          </anim:par>
        </anim:par>
        <presentation:notes draw:style-name="dp3">
          <draw:page-thumbnail draw:style-name="gr1" draw:layer="layout" svg:width="15.421cm" svg:height="8.176cm" svg:x="1.814cm" svg:y="2.138cm" draw:page-number="43" presentation:class="page"/>
          <draw:frame presentation:style-name="pr9" draw:layer="layout" svg:width="15.421cm" svg:height="11.973cm" svg:x="1.814cm" svg:y="11.117cm" presentation:class="notes" presentation:placeholder="true">
            <draw:text-box/>
          </draw:frame>
        </presentation:notes>
      </draw:page>
      <draw:page draw:name="Characteristics of an Objective:&#10;Measurable" draw:style-name="dp1" draw:master-page-name="AbstractRed" presentation:presentation-page-layout-name="AL2T11" xml:id="id54" draw:id="id54">
        <draw:frame draw:name="Title 1" presentation:style-name="pr10" draw:text-style-name="P3" draw:layer="layout" svg:width="21.589cm" svg:height="3.174cm" svg:x="2.54cm" svg:y="0.763cm" presentation:class="title" presentation:user-transformed="true">
          <draw:text-box>
            <text:p text:style-name="P9"><text:span text:style-name="T9">Characteristics of an Objective:</text:span><text:span text:style-name="T9"><text:line-break/></text:span><text:span text:style-name="T9">Measurable</text:span></text:p>
          </draw:text-box>
        </draw:frame>
        <draw:frame draw:name="Content Placeholder 2" presentation:style-name="pr11" draw:text-style-name="P3" draw:layer="layout" svg:width="21.589cm" svg:height="12.699cm" svg:x="2.54cm" svg:y="4.022cm" presentation:class="outline" presentation:user-transformed="true">
          <draw:text-box>
            <text:p text:style-name="P14"><text:span text:style-name="T22"/></text:p>
            <text:list text:style-name="L4">
              <text:list-item>
                <text:p text:style-name="P14"><text:span text:style-name="T22">Learning and development should be represented by observable, measurable objectives. <text:s/>Objectives such as “know” and “understand” are not observable.</text:span></text:p>
              </text:list-item>
            </text:list>
            <text:p text:style-name="P34"><text:span text:style-name="T22"/></text:p>
            <text:list text:style-name="L19">
              <text:list-item>
                <text:list>
                  <text:list-item>
                    <text:p text:style-name="P33"><text:span text:style-name="T22">Bad Objective: <text:s/>Students will know about ESC’s Honor’s Program.</text:span></text:p>
                  </text:list-item>
                </text:list>
              </text:list-item>
            </text:list>
            <text:p text:style-name="P34"><text:span text:style-name="T22"/></text:p>
            <text:list text:continue-numbering="true" text:style-name="L19">
              <text:list-item>
                <text:list>
                  <text:list-item>
                    <text:p text:style-name="P33"><text:span text:style-name="T22">Better Objective: <text:s/>Students will be able to describe ESC’s Honor’s Program.</text:span></text:p>
                  </text:list-item>
                </text:list>
              </text:list-item>
            </text:list>
            <text:p text:style-name="P14"><text:span text:style-name="T7"/></text:p>
            <text:p text:style-name="P14"><text:span text:style-name="T7"/></text:p>
          </draw:text-box>
        </draw:frame>
        <anim:par presentation:node-type="timing-root">
          <anim:par smil:begin="id54.begin">
            <anim:transitionFilter smil:dur="1s" smil:type="fade" smil:subtype="crossfade"/>
          </anim:par>
        </anim:par>
        <presentation:notes draw:style-name="dp3">
          <draw:page-thumbnail draw:style-name="gr1" draw:layer="layout" svg:width="15.421cm" svg:height="8.176cm" svg:x="1.814cm" svg:y="2.138cm" draw:page-number="44" presentation:class="page"/>
          <draw:frame presentation:style-name="pr9" draw:layer="layout" svg:width="15.421cm" svg:height="11.973cm" svg:x="1.814cm" svg:y="11.117cm" presentation:class="notes" presentation:placeholder="true">
            <draw:text-box/>
          </draw:frame>
        </presentation:notes>
      </draw:page>
      <draw:page draw:name="Characteristics of an Objective:&#10;Specific" draw:style-name="dp1" draw:master-page-name="AbstractRed" presentation:presentation-page-layout-name="AL2T11" xml:id="id55" draw:id="id55">
        <draw:frame draw:name="Title 1" presentation:style-name="pr10" draw:text-style-name="P3" draw:layer="layout" svg:width="21.589cm" svg:height="3.174cm" svg:x="2.54cm" svg:y="0.763cm" presentation:class="title" presentation:user-transformed="true">
          <draw:text-box>
            <text:p text:style-name="P9"><text:span text:style-name="T9">Characteristics of an Objective:</text:span><text:span text:style-name="T9"><text:line-break/></text:span><text:span text:style-name="T9">Specific</text:span></text:p>
          </draw:text-box>
        </draw:frame>
        <draw:frame draw:name="Content Placeholder 2" presentation:style-name="pr8" draw:text-style-name="P3" draw:layer="layout" svg:width="21.589cm" svg:height="12.699cm" svg:x="2.54cm" svg:y="4.022cm" presentation:class="outline" presentation:user-transformed="true">
          <draw:text-box>
            <text:p text:style-name="P21"><text:span text:style-name="T22"/></text:p>
            <text:p text:style-name="P21"><text:span text:style-name="T22">Objectives should specify specific client performance (criteria for success).</text:span></text:p>
            <text:p text:style-name="P21"><text:span text:style-name="T22"/></text:p>
            <text:list text:style-name="L4">
              <text:list-item>
                <text:p text:style-name="P2"><text:span text:style-name="T22">Bad Objective: <text:s/>The student will learn how to take better notes.</text:span></text:p>
              </text:list-item>
            </text:list>
            <text:p text:style-name="P2"><text:span text:style-name="T22"/></text:p>
            <text:list text:continue-numbering="true" text:style-name="L4">
              <text:list-item>
                <text:p text:style-name="P2"><text:span text:style-name="T22">Better Objective: <text:s/>Students from the study skills course will demonstrate mastery of note-taking techniques by correctly using at least three different note-taking methods for classroom lectures.</text:span></text:p>
              </text:list-item>
            </text:list>
          </draw:text-box>
        </draw:frame>
        <anim:par presentation:node-type="timing-root">
          <anim:par smil:begin="id55.begin">
            <anim:transitionFilter smil:dur="1s" smil:type="fade" smil:subtype="crossfade"/>
          </anim:par>
        </anim:par>
        <presentation:notes draw:style-name="dp3">
          <draw:page-thumbnail draw:style-name="gr1" draw:layer="layout" svg:width="15.421cm" svg:height="8.176cm" svg:x="1.814cm" svg:y="2.138cm" draw:page-number="45" presentation:class="page"/>
          <draw:frame presentation:style-name="pr9" draw:layer="layout" svg:width="15.421cm" svg:height="11.973cm" svg:x="1.814cm" svg:y="11.117cm" presentation:class="notes" presentation:placeholder="true">
            <draw:text-box/>
          </draw:frame>
        </presentation:notes>
      </draw:page>
      <draw:page draw:name="F &amp; P Concepts" draw:style-name="dp1" draw:master-page-name="AbstractRed" presentation:presentation-page-layout-name="AL2T11" xml:id="id56" draw:id="id56">
        <draw:frame draw:name="Title 1" presentation:style-name="pr7" draw:text-style-name="P3" draw:layer="layout" svg:width="21.589cm" svg:height="3.174cm" svg:x="2.54cm" svg:y="0.763cm" presentation:class="title" presentation:user-transformed="true">
          <draw:text-box>
            <text:p text:style-name="P9"><text:span text:style-name="T9">F &amp; P Concepts</text:span></text:p>
          </draw:text-box>
        </draw:frame>
        <draw:frame draw:name="Content Placeholder 2" presentation:style-name="pr8" draw:text-style-name="P3" draw:layer="layout" svg:width="21.589cm" svg:height="12.699cm" svg:x="2.54cm" svg:y="4.022cm" presentation:class="outline" presentation:user-transformed="true">
          <draw:text-box>
            <text:p text:style-name="P21"><text:span text:style-name="T7">“</text:span><text:span text:style-name="T7">[I]f you can understand the f&amp;p concepts in a deep way, you are in a position to understand a great deal of the rest of the course” (Nosich). </text:span></text:p>
            <text:list text:style-name="L18">
              <text:list-item>
                <text:list>
                  <text:list-item>
                    <text:p text:style-name="P35"><text:span text:style-name="T17">If a student understands the concept deeply, then is it true that he/she will understand the rest of the discipline more deeply?</text:span></text:p>
                  </text:list-item>
                  <text:list-item>
                    <text:p text:style-name="P35"><text:span text:style-name="T17">Will focusing on this concept help the student work through any problem or question that arises in the course?</text:span></text:p>
                  </text:list-item>
                </text:list>
              </text:list-item>
            </text:list>
            <text:p text:style-name="P2"><text:span text:style-name="T7"/></text:p>
          </draw:text-box>
        </draw:frame>
        <draw:line draw:name="Straight Connector 3" draw:style-name="gr2" draw:text-style-name="P13" draw:layer="layout" svg:x1="2.751cm" svg:y1="3.81cm" svg:x2="23.918cm" svg:y2="3.81cm">
          <text:p/>
        </draw:line>
        <anim:par smil:dur="indefinite" smil:restart="never" presentation:node-type="timing-root">
          <anim:par smil:begin="id56.begin">
            <anim:transitionFilter smil:dur="1s" smil:type="fade" smil:subtype="crossfade"/>
          </anim:par>
        </anim:par>
        <presentation:notes draw:style-name="dp3">
          <draw:page-thumbnail draw:style-name="gr1" draw:layer="layout" svg:width="15.421cm" svg:height="8.176cm" svg:x="1.814cm" svg:y="2.138cm" draw:page-number="46" presentation:class="page"/>
          <draw:frame presentation:style-name="pr9" draw:layer="layout" svg:width="15.421cm" svg:height="11.973cm" svg:x="1.814cm" svg:y="11.117cm" presentation:class="notes" presentation:placeholder="true">
            <draw:text-box/>
          </draw:frame>
        </presentation:notes>
      </draw:page>
      <draw:page draw:name="Identifying Course Concepts" draw:style-name="dp1" draw:master-page-name="AbstractRed" presentation:presentation-page-layout-name="AL2T11" xml:id="id57" draw:id="id57">
        <draw:frame draw:name="Rectangle 2" presentation:style-name="pr7" draw:text-style-name="P3" draw:layer="layout" svg:width="21.589cm" svg:height="3.174cm" svg:x="2.54cm" svg:y="0.763cm" presentation:class="title" presentation:user-transformed="true">
          <draw:text-box>
            <text:p text:style-name="P9"><text:span text:style-name="T9">Identifying Course Concepts</text:span></text:p>
          </draw:text-box>
        </draw:frame>
        <draw:frame draw:name="Rectangle 3" presentation:style-name="pr11" draw:text-style-name="P3" draw:layer="layout" svg:width="21.589cm" svg:height="12.699cm" svg:x="2.54cm" svg:y="4.022cm" presentation:class="outline" presentation:user-transformed="true">
          <draw:text-box>
            <text:list text:style-name="L4">
              <text:list-item>
                <text:p text:style-name="P14"><text:span text:style-name="T8">Read through a textbook used in one of your courses and count the “key terms” the text identifies. </text:span></text:p>
              </text:list-item>
              <text:list-item>
                <text:p text:style-name="P14"><text:span text:style-name="T8">How many of those “key terms” do you expect your students to understand deeply? </text:span></text:p>
              </text:list-item>
              <text:list-item>
                <text:p text:style-name="P14"><text:span text:style-name="T8">Do you expect them to retain that understanding after the course? </text:span></text:p>
              </text:list-item>
              <text:list-item>
                <text:p text:style-name="P14"><text:span text:style-name="T8">What are the most important terms/concepts in your course? </text:span></text:p>
              </text:list-item>
            </text:list>
            <text:p text:style-name="P21"><text:span text:style-name="T8"/></text:p>
          </draw:text-box>
        </draw:frame>
        <anim:par smil:dur="indefinite" smil:restart="never" presentation:node-type="timing-root">
          <anim:par smil:begin="id57.begin">
            <anim:transitionFilter smil:dur="1s" smil:type="fade" smil:subtype="crossfade"/>
          </anim:par>
        </anim:par>
        <presentation:notes draw:style-name="dp3">
          <draw:page-thumbnail draw:style-name="gr1" draw:layer="layout" svg:width="15.421cm" svg:height="8.176cm" svg:x="1.814cm" svg:y="2.138cm" draw:page-number="47" presentation:class="page"/>
          <draw:frame presentation:style-name="pr9" draw:layer="layout" svg:width="15.421cm" svg:height="11.973cm" svg:x="1.814cm" svg:y="11.117cm" presentation:class="notes" presentation:placeholder="true">
            <draw:text-box/>
          </draw:frame>
        </presentation:notes>
      </draw:page>
      <draw:page draw:name="Example: Earth Science" draw:style-name="dp1" draw:master-page-name="AbstractRed" presentation:presentation-page-layout-name="AL2T11" xml:id="id58" draw:id="id58">
        <draw:frame draw:name="Rectangle 2" presentation:style-name="pr7" draw:text-style-name="P3" draw:layer="layout" svg:width="21.589cm" svg:height="3.174cm" svg:x="2.54cm" svg:y="0.763cm" presentation:class="title" presentation:user-transformed="true">
          <draw:text-box>
            <text:p text:style-name="P9"><text:span text:style-name="T9">Example: Earth Science</text:span></text:p>
          </draw:text-box>
        </draw:frame>
        <draw:frame draw:name="Rectangle 3" presentation:style-name="pr11" draw:text-style-name="P3" draw:layer="layout" svg:width="21.589cm" svg:height="12.699cm" svg:x="2.54cm" svg:y="4.022cm" presentation:class="outline" presentation:user-transformed="true">
          <draw:text-box>
            <text:list text:style-name="L4">
              <text:list-item>
                <text:p text:style-name="P14"><text:span text:style-name="T8">Earth Science charts: </text:span><text:span text:style-name="T23"><text:a xlink:href="file:///E:/Atkins/docs/Chart%201.doc" xlink:type="simple">Chart 1.doc</text:a></text:span><text:span text:style-name="T8">, </text:span><text:span text:style-name="T23"><text:a xlink:href="file:///E:/Atkins/docs/Chart%202.doc" xlink:type="simple">Chart 2.doc</text:a></text:span></text:p>
              </text:list-item>
              <text:list-item>
                <text:p text:style-name="P14"><text:span text:style-name="T8">The three f&amp;p concepts are identified at the bottom or middle of the chart: movement of plates, energy of the sun, composition of earth (air, rock, water)</text:span></text:p>
              </text:list-item>
              <text:list-item>
                <text:p text:style-name="P14"><text:span text:style-name="T8">Students should be able to explain any concept of the course (from any level in the chart) in terms of the f&amp;p concepts at the bottom (or center) of the chart. </text:span></text:p>
              </text:list-item>
            </text:list>
            <text:p text:style-name="P21"><text:span text:style-name="T8"/></text:p>
          </draw:text-box>
        </draw:frame>
        <anim:par smil:dur="indefinite" smil:restart="never" presentation:node-type="timing-root">
          <anim:par smil:begin="id58.begin">
            <anim:transitionFilter smil:dur="1s" smil:type="fade" smil:subtype="crossfade"/>
          </anim:par>
        </anim:par>
        <presentation:notes draw:style-name="dp3">
          <draw:page-thumbnail draw:style-name="gr1" draw:layer="layout" svg:width="15.421cm" svg:height="8.176cm" svg:x="1.814cm" svg:y="2.138cm" draw:page-number="48" presentation:class="page"/>
          <draw:frame presentation:style-name="pr9" draw:layer="layout" svg:width="15.421cm" svg:height="11.973cm" svg:x="1.814cm" svg:y="11.117cm" presentation:class="notes" presentation:placeholder="true">
            <draw:text-box/>
          </draw:frame>
        </presentation:notes>
      </draw:page>
      <draw:page draw:name="Organizing Your Course Concepts" draw:style-name="dp1" draw:master-page-name="AbstractRed" presentation:presentation-page-layout-name="AL2T11" xml:id="id59" draw:id="id59">
        <draw:frame draw:name="Rectangle 2" presentation:style-name="pr10" draw:text-style-name="P3" draw:layer="layout" svg:width="21.589cm" svg:height="3.174cm" svg:x="2.54cm" svg:y="0.763cm" presentation:class="title" presentation:user-transformed="true">
          <draw:text-box>
            <text:p text:style-name="P9"><text:span text:style-name="T9">Organizing Your Course Concepts</text:span></text:p>
          </draw:text-box>
        </draw:frame>
        <draw:frame draw:name="Rectangle 3" presentation:style-name="pr11" draw:text-style-name="P3" draw:layer="layout" svg:width="21.589cm" svg:height="12.699cm" svg:x="2.54cm" svg:y="4.022cm" presentation:class="outline" presentation:user-transformed="true">
          <draw:text-box>
            <text:list text:style-name="L4">
              <text:list-item>
                <text:p text:style-name="P14"><text:span text:style-name="T7">Using one of the blank charts below, outline the structure of concepts and topics in your course, from the most basic f&amp;p concepts to more specialized and detailed concepts. Create at least three levels. </text:span></text:p>
              </text:list-item>
              <text:list-item>
                <text:p text:style-name="P14"><text:span text:style-name="T24"><text:a xlink:href="file:///E:/Atkins/docs/copy_chart1.doc" xlink:type="simple">Copy of Chart 1.doc</text:a></text:span></text:p>
              </text:list-item>
              <text:list-item>
                <text:p text:style-name="P14"><text:span text:style-name="T24"><text:a xlink:href="file:///E:/../../../Atkins/docs/copy_chart2.doc" xlink:type="simple">Copy of Chart 2.DOC</text:a></text:span></text:p>
              </text:list-item>
            </text:list>
            <text:p text:style-name="P21"><text:span text:style-name="T7"/></text:p>
          </draw:text-box>
        </draw:frame>
        <draw:line draw:name="Straight Connector 3" draw:style-name="gr2" draw:text-style-name="P13" draw:layer="layout" svg:x1="2.751cm" svg:y1="3.81cm" svg:x2="23.918cm" svg:y2="3.81cm">
          <text:p/>
        </draw:line>
        <anim:par smil:dur="indefinite" smil:restart="never" presentation:node-type="timing-root">
          <anim:par smil:begin="id59.begin">
            <anim:transitionFilter smil:dur="1s" smil:type="fade" smil:subtype="crossfade"/>
          </anim:par>
        </anim:par>
        <presentation:notes draw:style-name="dp3">
          <draw:page-thumbnail draw:style-name="gr1" draw:layer="layout" svg:width="15.421cm" svg:height="8.176cm" svg:x="1.814cm" svg:y="2.138cm" draw:page-number="49" presentation:class="page"/>
          <draw:frame presentation:style-name="pr9" draw:layer="layout" svg:width="15.421cm" svg:height="11.973cm" svg:x="1.814cm" svg:y="11.117cm" presentation:class="notes" presentation:placeholder="true">
            <draw:text-box/>
          </draw:frame>
        </presentation:notes>
      </draw:page>
      <draw:page draw:name="Web Resources from the Foundation for Critical Thinking" draw:style-name="dp1" draw:master-page-name="AbstractRed" presentation:presentation-page-layout-name="AL2T11" xml:id="id60" draw:id="id60">
        <draw:frame draw:name="Rectangle 2" presentation:style-name="pr10" draw:text-style-name="P3" draw:layer="layout" svg:width="21.589cm" svg:height="3.174cm" svg:x="2.54cm" svg:y="0.763cm" presentation:class="title" presentation:user-transformed="true">
          <draw:text-box>
            <text:p text:style-name="P9"><text:span text:style-name="T9">Web Resources from the Foundation for Critical Thinking</text:span></text:p>
          </draw:text-box>
        </draw:frame>
        <draw:frame draw:name="Rectangle 3" presentation:style-name="pr11" draw:text-style-name="P3" draw:layer="layout" svg:width="21.589cm" svg:height="10.582cm" svg:x="2.54cm" svg:y="5.08cm" presentation:class="outline" presentation:user-transformed="true">
          <draw:text-box>
            <text:list text:style-name="L4">
              <text:list-item>
                <text:p text:style-name="P14"><text:span text:style-name="T24"><text:a xlink:href="http://www.criticalthinking.org/resources/articles/critical-mind.shtml" xlink:type="simple">The Critical Mind is a Questioning Mind</text:a></text:span></text:p>
              </text:list-item>
              <text:list-item>
                <text:p text:style-name="P14"><text:span text:style-name="T24"><text:a xlink:href="http://www.criticalthinking.org/resources/articles/the-role-of-questions.shtml" xlink:type="simple">The Role of Questions in Teaching, Thinking, and Learning</text:a></text:span></text:p>
              </text:list-item>
              <text:list-item>
                <text:p text:style-name="P14"><text:span text:style-name="T24"><text:a xlink:href="http://www.criticalthinking.org/resources/articles/questioning-mind.shtml" xlink:type="simple">The Questioning Mind: Newton, Darwin, and Einstein</text:a></text:span></text:p>
              </text:list-item>
            </text:list>
          </draw:text-box>
        </draw:frame>
        <draw:line draw:name="Straight Connector 3" draw:style-name="gr2" draw:text-style-name="P13" draw:layer="layout" svg:x1="2.751cm" svg:y1="3.81cm" svg:x2="23.918cm" svg:y2="3.81cm">
          <text:p/>
        </draw:line>
        <anim:par smil:dur="indefinite" smil:restart="never" presentation:node-type="timing-root">
          <anim:par smil:begin="id60.begin">
            <anim:transitionFilter smil:dur="1s" smil:type="fade" smil:subtype="crossfade"/>
          </anim:par>
        </anim:par>
        <presentation:notes draw:style-name="dp3">
          <draw:page-thumbnail draw:style-name="gr1" draw:layer="layout" svg:width="15.421cm" svg:height="8.176cm" svg:x="1.814cm" svg:y="2.138cm" draw:page-number="50" presentation:class="page"/>
          <draw:frame presentation:style-name="pr9" draw:layer="layout" svg:width="15.421cm" svg:height="11.973cm" svg:x="1.814cm" svg:y="11.117cm" presentation:class="notes" presentation:placeholder="true">
            <draw:text-box/>
          </draw:frame>
        </presentation:notes>
      </draw:page>
      <draw:page draw:name="Resources" draw:style-name="dp1" draw:master-page-name="AbstractRed" presentation:presentation-page-layout-name="AL2T11" xml:id="id61" draw:id="id61">
        <draw:frame draw:name="Rectangle 2" presentation:style-name="pr7" draw:text-style-name="P3" draw:layer="layout" svg:width="21.589cm" svg:height="3.174cm" svg:x="2.54cm" svg:y="0.763cm" presentation:class="title" presentation:user-transformed="true">
          <draw:text-box>
            <text:p text:style-name="P9"><text:span text:style-name="T9">Resources</text:span></text:p>
          </draw:text-box>
        </draw:frame>
        <draw:frame draw:name="Rectangle 3" presentation:style-name="pr8" draw:text-style-name="P3" draw:layer="layout" svg:width="21.589cm" svg:height="12.699cm" svg:x="2.54cm" svg:y="4.022cm" presentation:class="outline" presentation:user-transformed="true">
          <draw:text-box>
            <text:list text:style-name="L4">
              <text:list-item>
                <text:p text:style-name="P14"><text:span text:style-name="T8">Linda Elder and Richard Paul’s </text:span><text:span text:style-name="T25">The Miniature Guide to the Art of Asking Essential Questions</text:span><text:span text:style-name="T8"> (2002). Foundation for Critical Thinking.</text:span></text:p>
              </text:list-item>
              <text:list-item>
                <text:p text:style-name="P14"><text:span text:style-name="T8">Richard Paul and Linda Elder’s </text:span><text:span text:style-name="T25">The Miniature Guide for Those Who Teach on How to Improve Student Learning</text:span><text:span text:style-name="T8"> (2002). Pp. 43-44.</text:span></text:p>
              </text:list-item>
              <text:list-item>
                <text:p text:style-name="P14"><text:span text:style-name="T8">Gerald Nosich’s </text:span><text:span text:style-name="T25">Learning to Think Things Through: A Guide to Critical Thinking Across the Curriculum</text:span><text:span text:style-name="T8"> (2005). Pearson, Prentice Hall.</text:span></text:p>
              </text:list-item>
              <text:list-item>
                <text:p text:style-name="P14"><text:span text:style-name="T23"><text:a xlink:href="http://www.criticalthinking.org/" xlink:type="simple">Foundation for Critical Thinking Home Page</text:a></text:span></text:p>
              </text:list-item>
            </text:list>
          </draw:text-box>
        </draw:frame>
        <draw:line draw:name="Straight Connector 3" draw:style-name="gr2" draw:text-style-name="P13" draw:layer="layout" svg:x1="2.751cm" svg:y1="3.81cm" svg:x2="23.918cm" svg:y2="3.81cm">
          <text:p/>
        </draw:line>
        <anim:par smil:dur="indefinite" smil:restart="never" presentation:node-type="timing-root">
          <anim:par smil:begin="id61.begin">
            <anim:transitionFilter smil:dur="1s" smil:type="fade" smil:subtype="crossfade"/>
          </anim:par>
        </anim:par>
        <presentation:notes draw:style-name="dp3">
          <draw:page-thumbnail draw:style-name="gr1" draw:layer="layout" svg:width="15.421cm" svg:height="8.176cm" svg:x="1.814cm" svg:y="2.138cm" draw:page-number="51" presentation:class="page"/>
          <draw:frame presentation:style-name="pr9" draw:layer="layout" svg:width="15.421cm" svg:height="11.973cm" svg:x="1.814cm" svg:y="11.11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n-cs1" svg:font-family="+mn-cs"/>
    <style:font-face style:name="+mn-ea1" svg:font-family="+mn-ea"/>
    <style:font-face style:name="+mn-lt1" svg:font-family="+mn-lt"/>
    <style:font-face style:name="Century Schoolbook1" svg:font-family="'Century Schoolbook'"/>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Century Schoolbook" svg:font-family="'Century Schoolbook'" style:font-pitch="variable"/>
    <style:font-face style:name="Segoe UI1" svg:font-family="'Segoe UI'" style:font-pitch="variable"/>
    <style:font-face style:name="Tahoma1" svg:font-family="Tahoma" style:font-pitch="variable"/>
    <style:font-face style:name="Times New Roman1" svg:font-family="'Times New Roma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gradient"/>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style:font-name="Arial"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ffffff" style:text-outline="false" style:text-line-through-style="none" style:font-name="Century Schoolbook1" fo:font-size="26pt" fo:letter-spacing="normal" fo:language="en" fo:country="US" fo:font-style="normal" fo:text-shadow="none" style:text-underline-style="none" fo:font-weight="normal" style:letter-kerning="true" style:font-name-asian="Microsoft YaHei" style:font-size-asian="26pt" style:language-asian="en" style:country-asian="US" style:font-style-asian="normal" style:font-weight-asian="normal" style:font-name-complex="Mangal" style:font-size-complex="26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text-properties fo:color="#ffffff" style:text-line-through-style="none" style:font-name="Century Schoolbook1"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text-properties fo:color="#ffffff" style:text-line-through-style="none" style:font-name="Century Schoolbook1"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text-properties fo:color="#ffffff" style:text-line-through-style="none" style:font-name="Century Schoolbook1"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ffffff" style:text-outline="false" style:text-line-through-style="none" style:font-name="Century Schoolbook1" fo:font-size="18pt" fo:letter-spacing="normal" fo:language="en" fo:country="US" fo:font-style="normal" fo:text-shadow="none" style:text-underline-style="none" fo:font-weight="normal" style:letter-kerning="true" style:font-name-asian="Microsoft YaHei" style:font-size-asian="18pt" style:language-asian="en" style:country-asian="US" style:font-style-asian="normal" style:font-weight-asian="normal" style:font-name-complex="Mang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gradient"/>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style:use-window-font-color="true" style:text-outline="false" style:text-line-through-style="none" style:font-name="Arial"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ffffff" style:text-outline="false" style:text-line-through-style="none" style:font-name="Century Schoolbook1" fo:font-size="26pt" fo:letter-spacing="normal" fo:language="en" fo:country="US" fo:font-style="normal" fo:text-shadow="none" style:text-underline-style="none" fo:font-weight="normal" style:letter-kerning="true" style:font-name-asian="Microsoft YaHei" style:font-size-asian="26pt" style:language-asian="en" style:country-asian="US" style:font-style-asian="normal" style:font-weight-asian="normal" style:font-name-complex="Mangal" style:font-size-complex="26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text-properties fo:color="#ffffff" style:text-line-through-style="none" style:font-name="Century Schoolbook1"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text-properties fo:color="#ffffff" style:text-line-through-style="none" style:font-name="Century Schoolbook1"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text-properties fo:color="#ffffff" style:text-line-through-style="none" style:font-name="Century Schoolbook1"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ffffff" style:text-outline="false" style:text-line-through-style="none" style:font-name="Century Schoolbook1" fo:font-size="18pt" fo:letter-spacing="normal" fo:language="en" fo:country="US" fo:font-style="normal" fo:text-shadow="none" style:text-underline-style="none" fo:font-weight="normal" style:letter-kerning="true" style:font-name-asian="Microsoft YaHei" style:font-size-asian="18pt" style:language-asian="en" style:country-asian="US" style:font-style-asian="normal" style:font-weight-asian="normal" style:font-name-complex="Mang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gradient"/>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style:use-window-font-color="true" style:text-outline="false" style:text-line-through-style="none" style:font-name="Arial"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ffffff" style:text-outline="false" style:text-line-through-style="none" style:font-name="Century Schoolbook1" fo:font-size="26pt" fo:letter-spacing="normal" fo:language="en" fo:country="US" fo:font-style="normal" fo:text-shadow="none" style:text-underline-style="none" fo:font-weight="normal" style:letter-kerning="true" style:font-name-asian="Microsoft YaHei" style:font-size-asian="26pt" style:language-asian="en" style:country-asian="US" style:font-style-asian="normal" style:font-weight-asian="normal" style:font-name-complex="Mangal" style:font-size-complex="26pt" style:language-complex="en" style:country-complex="US"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cm" fo:margin-bottom="0.4cm" fo:line-height="100%" fo:text-align="start" style:punctuation-wrap="hanging"/>
      <style:text-properties fo:color="#ffffff" style:text-line-through-style="none" style:font-name="Century Schoolbook1"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3" style:display-name="Two Content-outline3" style:family="presentation" style:parent-style-name="Two_20_Content-outline2">
      <style:paragraph-properties fo:margin-top="0cm" fo:margin-bottom="0.3cm" fo:line-height="100%" fo:text-align="start" style:punctuation-wrap="hanging"/>
      <style:text-properties fo:color="#ffffff" style:text-line-through-style="none" style:font-name="Century Schoolbook1"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4" style:display-name="Two Content-outline4" style:family="presentation" style:parent-style-name="Two_20_Content-outline3">
      <style:paragraph-properties fo:margin-top="0cm" fo:margin-bottom="0.2cm" fo:line-height="100%" fo:text-align="start" style:punctuation-wrap="hanging"/>
      <style:text-properties fo:color="#ffffff" style:text-line-through-style="none" style:font-name="Century Schoolbook1"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5" style:display-name="Two Content-outline5" style:family="presentation" style:parent-style-name="Two_20_Content-outline4">
      <style:paragraph-properties fo:margin-top="0cm" fo:margin-bottom="0.1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cm" fo:margin-bottom="0.1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cm" fo:margin-bottom="0.1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cm" fo:margin-bottom="0.1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cm" fo:margin-bottom="0.1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ffffff" style:text-outline="false" style:text-line-through-style="none" style:font-name="Century Schoolbook1" fo:font-size="18pt" fo:letter-spacing="normal" fo:language="en" fo:country="US" fo:font-style="normal" fo:text-shadow="none" style:text-underline-style="none" fo:font-weight="normal" style:letter-kerning="true" style:font-name-asian="Microsoft YaHei" style:font-size-asian="18pt" style:language-asian="en" style:country-asian="US" style:font-style-asian="normal" style:font-weight-asian="normal" style:font-name-complex="Mang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AbstractRed-background" style:family="presentation">
      <style:graphic-properties draw:stroke="none" draw:fill="none"/>
      <style:text-properties style:letter-kerning="true"/>
    </style:style>
    <style:style style:name="AbstractRed-backgroundobjects" style:family="presentation">
      <style:graphic-properties draw:textarea-horizontal-align="justify" draw:shadow="hidden" draw:shadow-offset-x="0.2cm" draw:shadow-offset-y="0.2cm" draw:shadow-color="#808080"/>
      <style:text-properties style:letter-kerning="true"/>
    </style:style>
    <style:style style:name="AbstractRed-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size="25.2000007629395pt" fo:font-style="normal" fo:text-shadow="none" style:text-underline-style="none" fo:font-weight="normal" style:letter-kerning="true" style:font-name-asian="Droid Sans Fallback" style:font-size-asian="25.2000007629395pt" style:font-style-asian="normal" style:font-weight-asian="normal" style:font-name-complex="Lohit Hindi" style:font-size-complex="25.2000007629395pt" style:font-style-complex="normal" style:font-weight-complex="normal" style:text-emphasize="none" style:font-relief="none" style:text-overline-style="none" style:text-overline-color="font-color"/>
    </style:style>
    <style:style style:name="AbstractRed-outline1" style:family="presentation">
      <style:graphic-properties draw:stroke="none" draw:fill="none" draw:auto-grow-height="false" draw:fit-to-size="shrink-to-fit">
        <text:list-style style:name="AbstractRe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89cm" fo:text-indent="0cm"/>
      <style:text-properties fo:color="#ffffff" style:text-outline="false" style:text-line-through-style="none" style:font-name="Liberation Sans" fo:font-size="31.5pt" fo:font-style="normal" fo:text-shadow="none" style:text-underline-style="none" fo:font-weight="normal" style:letter-kerning="true" style:font-name-asian="Droid Sans Fallback"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AbstractRed-outline2" style:family="presentation" style:parent-style-name="AbstractRed-outline1">
      <style:paragraph-properties fo:margin-left="0cm" fo:margin-right="0cm" fo:margin-top="0cm" fo:margin-bottom="0.391cm" fo:text-indent="0cm"/>
      <style:text-properties fo:font-size="27.6000003814697pt" style:font-size-asian="28pt" style:font-size-complex="28pt"/>
    </style:style>
    <style:style style:name="AbstractRed-outline3" style:family="presentation" style:parent-style-name="AbstractRed-outline2">
      <style:paragraph-properties fo:margin-left="0cm" fo:margin-right="0cm" fo:margin-top="0cm" fo:margin-bottom="0.293cm" fo:text-indent="0cm"/>
      <style:text-properties fo:font-size="23.6000003814697pt" style:font-size-asian="24pt" style:font-size-complex="24pt"/>
    </style:style>
    <style:style style:name="AbstractRed-outline4" style:family="presentation" style:parent-style-name="AbstractRed-outline3">
      <style:paragraph-properties fo:margin-left="0cm" fo:margin-right="0cm" fo:margin-top="0cm" fo:margin-bottom="0.195cm" fo:text-indent="0cm"/>
      <style:text-properties fo:font-size="19.7000007629395pt" style:font-size-asian="20pt" style:font-size-complex="20pt"/>
    </style:style>
    <style:style style:name="AbstractRed-outline5" style:family="presentation" style:parent-style-name="AbstractRed-outline4">
      <style:paragraph-properties fo:margin-left="0cm" fo:margin-right="0cm" fo:margin-top="0cm" fo:margin-bottom="0.097cm" fo:text-indent="0cm"/>
      <style:text-properties fo:font-size="19.7000007629395pt" style:font-size-asian="20pt" style:font-size-complex="20pt"/>
    </style:style>
    <style:style style:name="AbstractRed-outline6" style:family="presentation" style:parent-style-name="AbstractRed-outline5">
      <style:paragraph-properties fo:margin-left="0cm" fo:margin-right="0cm" fo:margin-top="0cm" fo:margin-bottom="0.097cm" fo:text-indent="0cm"/>
      <style:text-properties fo:font-size="19.7000007629395pt" style:font-size-asian="20pt" style:font-size-complex="20pt"/>
    </style:style>
    <style:style style:name="AbstractRed-outline7" style:family="presentation" style:parent-style-name="AbstractRed-outline6">
      <style:paragraph-properties fo:margin-left="0cm" fo:margin-right="0cm" fo:margin-top="0cm" fo:margin-bottom="0.097cm" fo:text-indent="0cm"/>
      <style:text-properties fo:font-size="19.7000007629395pt" style:font-size-asian="20pt" style:font-size-complex="20pt"/>
    </style:style>
    <style:style style:name="AbstractRed-outline8" style:family="presentation" style:parent-style-name="AbstractRed-outline7">
      <style:paragraph-properties fo:margin-left="0cm" fo:margin-right="0cm" fo:margin-top="0cm" fo:margin-bottom="0.097cm" fo:text-indent="0cm"/>
      <style:text-properties fo:font-size="19.7000007629395pt" style:font-size-asian="20pt" style:font-size-complex="20pt"/>
    </style:style>
    <style:style style:name="AbstractRed-outline9" style:family="presentation" style:parent-style-name="AbstractRed-outline8">
      <style:paragraph-properties fo:margin-left="0cm" fo:margin-right="0cm" fo:margin-top="0cm" fo:margin-bottom="0.097cm" fo:text-indent="0cm"/>
      <style:text-properties fo:font-size="19.7000007629395pt" style:font-size-asian="20pt" style:font-size-complex="20pt"/>
    </style:style>
    <style:style style:name="AbstractRed-subtitle" style:family="presentation">
      <style:graphic-properties draw:stroke="none" draw:fill="none" draw:textarea-vertical-align="middle">
        <text:list-style style:name="AbstractRe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size="32pt" fo:font-style="normal" fo:text-shadow="none" style:text-underline-style="none" fo:font-weight="normal" style:letter-kerning="true" style:font-name-asian="Droid Sans Fallback"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AbstractRed-title" style:family="presentation">
      <style:graphic-properties draw:stroke="none" draw:fill="none" draw:textarea-vertical-align="middle">
        <text:list-style style:name="AbstractRe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size="36.9000015258789pt" fo:font-style="normal" fo:text-shadow="none" style:text-underline-style="none" fo:font-weight="normal" style:letter-kerning="true" style:font-name-asian="Droid Sans Fallback" style:font-size-asian="44pt" style:font-style-asian="normal" style:font-weight-asian="normal" style:font-name-complex="Lohit Hindi"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35cm" draw:fill="solid" draw:fill-color="#ffffff" draw:textarea-vertical-align="middle" draw:auto-grow-height="false" draw:fit-to-size="false" fo:padding-top="0.125cm" fo:padding-bottom="0.125cm" fo:padding-left="0.25cm" fo:padding-right="0.25cm" fo:wrap-option="wrap"/>
    </style:style>
    <style:style style:name="Mgr4" style:family="graphic" style:parent-style-name="standard">
      <style:graphic-properties draw:stroke="solid" svg:stroke-width="0.018cm" svg:stroke-color="#ffffff" draw:fill="solid" draw:fill-color="#ffffff" draw:textarea-vertical-align="middle" draw:auto-grow-height="false" draw:fit-to-size="false" fo:padding-top="0.125cm" fo:padding-bottom="0.125cm" fo:padding-left="0.25cm" fo:padding-right="0.25cm" fo:wrap-option="wrap" draw:shadow="visible" draw:shadow-offset-x="0cm" draw:shadow-offset-y="0.071cm" draw:shadow-color="#000000" draw:shadow-opacity="50%"/>
    </style:style>
    <style:style style:name="Mgr5" style:family="graphic" style:parent-style-name="standard">
      <style:graphic-properties draw:stroke="none" svg:stroke-width="0.053cm" draw:fill="solid" draw:fill-color="#727ca3" draw:textarea-vertical-align="middle" draw:auto-grow-height="false" draw:fit-to-size="false" fo:padding-top="0.125cm" fo:padding-bottom="0.125cm" fo:padding-left="0.25cm" fo:padding-right="0.25cm" fo:wrap-option="wrap" draw:shadow="visible" draw:shadow-offset-x="0cm" draw:shadow-offset-y="0.071cm" draw:shadow-color="#000000" draw:shadow-opacity="50%"/>
    </style:style>
    <style:style style:name="Mgr6" style:family="graphic" style:parent-style-name="standard">
      <style:graphic-properties draw:stroke="none" svg:stroke-width="0.053cm" draw:fill="solid" draw:fill-color="#bbbece" draw:textarea-vertical-align="middle" draw:auto-grow-height="false" draw:fit-to-size="false" fo:padding-top="0.125cm" fo:padding-bottom="0.125cm" fo:padding-left="0.25cm" fo:padding-right="0.25cm" fo:wrap-option="wrap" draw:shadow="visible" draw:shadow-offset-x="0cm" draw:shadow-offset-y="0.071cm" draw:shadow-color="#000000" draw:shadow-opacity="50%"/>
    </style:style>
    <style:style style:name="Mgr7" style:family="graphic" style:parent-style-name="standard">
      <style:graphic-properties draw:stroke="none" svg:stroke-width="0.053cm" draw:fill="solid" draw:fill-color="#b88472" draw:textarea-vertical-align="middle" draw:auto-grow-height="false" draw:fit-to-size="false" fo:padding-top="0.125cm" fo:padding-bottom="0.125cm" fo:padding-left="0.25cm" fo:padding-right="0.25cm" fo:wrap-option="wrap" draw:shadow="visible" draw:shadow-offset-x="0cm" draw:shadow-offset-y="0.071cm" draw:shadow-color="#000000" draw:shadow-opacity="50%"/>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Title_20_Slide-backgroundobjects">
      <style:graphic-properties draw:stroke="none" svg:stroke-width="0cm" draw:fill="none" draw:fill-color="#ffffff" draw:textarea-vertical-align="middle" draw:auto-grow-height="false" draw:fit-to-size="false" fo:min-height="11.049cm" fo:padding-top="0.125cm" fo:padding-bottom="0.125cm" fo:padding-left="0.25cm" fo:padding-right="0.25cm" fo:wrap-option="wrap"/>
    </style:style>
    <style:style style:name="Mpr2" style:family="presentation" style:parent-style-name="Title_20_Slide-backgroundobjects">
      <style:graphic-properties draw:stroke="none" svg:stroke-width="0cm" draw:fill="solid" draw:fill-color="#727ca3" draw:textarea-horizontal-align="center" draw:textarea-vertical-align="middle" draw:auto-grow-height="false" draw:fit-to-size="false" fo:min-height="11.049cm" fo:padding-top="0cm" fo:padding-bottom="0cm" fo:padding-left="0cm" fo:padding-right="0cm" fo:wrap-option="wrap"/>
    </style:style>
    <style:style style:name="Mpr3" style:family="presentation" style:parent-style-name="Title_20_Slide-title">
      <style:graphic-properties draw:stroke="none" svg:stroke-width="0cm" draw:fill="none" draw:textarea-vertical-align="middle" draw:auto-grow-height="false" draw:fit-to-size="false" fo:min-height="3.181cm" fo:padding-top="0.125cm" fo:padding-bottom="0.254cm" fo:padding-left="0.25cm" fo:padding-right="0.25cm" fo:wrap-option="wrap"/>
    </style:style>
    <style:style style:name="Mpr4" style:family="presentation" style:parent-style-name="Title_20_Slide-backgroundobjects">
      <style:graphic-properties draw:stroke="none" draw:fill="none" draw:fill-color="#ffffff" draw:auto-grow-height="false" fo:min-height="1.397cm"/>
    </style:style>
    <style:style style:name="Mpr5" style:family="presentation" style:parent-style-name="Title_20_Slide-backgroundobjects">
      <style:graphic-properties draw:stroke="none" draw:fill="none" draw:fill-color="#ffffff" draw:textarea-vertical-align="bottom" draw:auto-grow-height="false" fo:min-height="1.397cm"/>
    </style:style>
    <style:style style:name="Mpr6" style:family="presentation" style:parent-style-name="Title_20_and_20_Content-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5cm" fo:padding-bottom="0.125cm" fo:padding-left="0.25cm" fo:padding-right="0.25cm" fo:wrap-option="wrap"/>
    </style:style>
    <style:style style:name="Mpr8" style:family="presentation" style:parent-style-name="Title_20_and_20_Content-backgroundobjects">
      <style:graphic-properties draw:stroke="none" svg:stroke-width="0cm" draw:fill="solid" draw:fill-color="#727ca3" draw:textarea-horizontal-align="center" draw:textarea-vertical-align="middle" draw:auto-grow-height="false" draw:fit-to-size="false" fo:min-height="11.049cm" fo:padding-top="0cm" fo:padding-bottom="0cm" fo:padding-left="0cm" fo:padding-right="0cm" fo:wrap-option="wrap"/>
    </style:style>
    <style:style style:name="Mpr9" style:family="presentation" style:parent-style-name="Title_20_and_20_Content-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10" style:family="presentation" style:parent-style-name="Title_20_and_20_Content-backgroundobjects">
      <style:graphic-properties draw:stroke="none" draw:fill="none" draw:fill-color="#ffffff" draw:auto-grow-height="false" fo:min-height="1.27cm"/>
    </style:style>
    <style:style style:name="Mpr11" style:family="presentation" style:parent-style-name="Title_20_and_20_Content-backgroundobjects">
      <style:graphic-properties draw:stroke="none" draw:fill="none" draw:fill-color="#ffffff" draw:textarea-vertical-align="bottom" draw:auto-grow-height="false" fo:min-height="1.27cm"/>
    </style:style>
    <style:style style:name="Mpr12" style:family="presentation" style:parent-style-name="Two_20_Content-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13" style:family="presentation" style:parent-style-name="Two_20_Content-backgroundobjects">
      <style:graphic-properties draw:stroke="none" svg:stroke-width="0cm" draw:fill="none" draw:fill-color="#ffffff" draw:textarea-vertical-align="middle" draw:auto-grow-height="false" draw:fit-to-size="false" fo:min-height="11.049cm" fo:padding-top="0.125cm" fo:padding-bottom="0.125cm" fo:padding-left="0.25cm" fo:padding-right="0.25cm" fo:wrap-option="wrap"/>
    </style:style>
    <style:style style:name="Mpr14" style:family="presentation" style:parent-style-name="Two_20_Content-backgroundobjects">
      <style:graphic-properties draw:stroke="none" svg:stroke-width="0cm" draw:fill="solid" draw:fill-color="#727ca3" draw:textarea-horizontal-align="center" draw:textarea-vertical-align="middle" draw:auto-grow-height="false" draw:fit-to-size="false" fo:min-height="11.049cm" fo:padding-top="0cm" fo:padding-bottom="0cm" fo:padding-left="0cm" fo:padding-right="0cm" fo:wrap-option="wrap"/>
    </style:style>
    <style:style style:name="Mpr15" style:family="presentation" style:parent-style-name="Two_20_Content-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16" style:family="presentation" style:parent-style-name="Two_20_Content-outline1">
      <style:graphic-properties draw:stroke="none" svg:stroke-width="0cm" draw:fill="none" draw:textarea-vertical-align="middle" draw:auto-grow-height="false" draw:fit-to-size="false" fo:min-height="11.049cm" fo:padding-top="0.125cm" fo:padding-bottom="0.125cm" fo:padding-left="0.25cm" fo:padding-right="0.25cm" fo:wrap-option="wrap"/>
    </style:style>
    <style:style style:name="Mpr17" style:family="presentation" style:parent-style-name="Two_20_Content-backgroundobjects">
      <style:graphic-properties draw:stroke="none" draw:fill="none" draw:fill-color="#ffffff" draw:auto-grow-height="false" fo:min-height="1.27cm"/>
    </style:style>
    <style:style style:name="Mpr18" style:family="presentation" style:parent-style-name="Two_20_Content-backgroundobjects">
      <style:graphic-properties draw:stroke="none" draw:fill="none" draw:fill-color="#ffffff" draw:textarea-vertical-align="bottom" draw:auto-grow-height="false" fo:min-height="1.27cm"/>
    </style:style>
    <style:style style:name="Mpr19" style:family="presentation" style:parent-style-name="AbstractRed-backgroundobjects">
      <style:graphic-properties draw:stroke="none" draw:fill="none" draw:fill-color="#ffffff" draw:auto-grow-height="false" fo:min-height="1.338cm"/>
    </style:style>
    <style:style style:name="Mpr20" style:family="presentation" style:parent-style-name="AbstractRed-backgroundobjects">
      <style:graphic-properties draw:stroke="none" draw:fill="none" draw:fill-color="#ffffff" draw:auto-grow-height="false" fo:min-height="1.485cm"/>
    </style:style>
    <style:style style:name="Mpr21" style:family="presentation" style:parent-style-name="AbstractRe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left="0cm" fo:margin-right="0cm" fo:margin-top="0cm" fo:margin-bottom="0cm" fo:line-height="100%" fo:text-align="end" fo:text-indent="0cm" style:punctuation-wrap="hanging"/>
      <style:text-properties fo:font-size="14pt" style:font-size-asian="14pt" style:font-size-complex="14pt" fo:hyphenate="false"/>
    </style:style>
    <style:style style:name="MP5" style:family="paragraph">
      <style:paragraph-properties fo:text-align="start" style:font-independent-line-spacing="true"/>
      <style:text-properties fo:font-size="18pt" style:font-size-asian="14pt" style:font-size-complex="14pt"/>
    </style:style>
    <style:style style:name="MP6" style:family="paragraph">
      <style:paragraph-properties fo:margin-left="0cm" fo:margin-right="0cm" fo:margin-top="0cm" fo:margin-bottom="0cm" fo:line-height="100%" fo:text-align="start" fo:text-indent="0cm" style:punctuation-wrap="hanging"/>
      <style:text-properties fo:font-size="14pt" style:font-size-asian="14pt" style:font-size-complex="14pt" fo:hyphenate="false"/>
    </style:style>
    <style:style style:name="MP7" style:family="paragraph">
      <style:paragraph-properties fo:margin-top="0cm" fo:margin-bottom="0cm" fo:line-height="100%" fo:text-align="center" style:punctuation-wrap="hanging"/>
      <style:text-properties fo:font-size="18pt" fo:hyphenate="false"/>
    </style:style>
    <style:style style:name="MP8" style:family="paragraph">
      <style:paragraph-properties fo:margin-top="0cm" fo:margin-bottom="0cm" fo:line-height="100%" fo:text-align="start" style:punctuation-wrap="hanging"/>
      <style:text-properties fo:font-size="18pt" fo:hyphenate="false"/>
    </style:style>
    <style:style style:name="MP9" style:family="paragraph">
      <style:paragraph-properties fo:margin-left="0cm" fo:margin-right="0cm" fo:margin-top="0cm" fo:margin-bottom="0cm" fo:line-height="100%" fo:text-align="center" fo:text-indent="0cm" style:punctuation-wrap="hanging"/>
      <style:text-properties fo:font-size="14pt" style:font-size-asian="14pt" style:font-size-complex="14pt" fo:hyphenate="false"/>
    </style:style>
    <style:style style:name="MP10" style:family="paragraph">
      <style:paragraph-properties fo:text-align="start"/>
      <style:text-properties fo:font-size="18pt"/>
    </style:style>
    <style:style style:name="MP11" style:family="paragraph">
      <style:paragraph-properties fo:margin-left="0cm" fo:margin-right="0cm" fo:margin-top="0.205cm" fo:margin-bottom="0cm" fo:line-height="100%" fo:text-align="start" fo:text-indent="0cm" style:punctuation-wrap="hanging"/>
      <style:text-properties fo:font-size="18pt" fo:hyphenate="false"/>
    </style:style>
    <style:style style:name="MP12" style:family="paragraph">
      <style:paragraph-properties fo:margin-left="0cm" fo:margin-right="0cm" fo:margin-top="0.131cm" fo:margin-bottom="0cm" fo:line-height="100%" fo:text-align="start" fo:text-indent="0cm" style:punctuation-wrap="hanging"/>
      <style:text-properties fo:font-size="18pt" fo:hyphenate="false"/>
    </style:style>
    <style:style style:name="MP13" style:family="paragraph">
      <style:paragraph-properties fo:text-align="center"/>
    </style:style>
    <style:style style:name="MP14" style:family="paragraph">
      <style:paragraph-properties fo:text-align="center"/>
      <style:text-properties fo:font-size="14pt" style:font-size-asian="14pt" style:font-size-complex="14pt"/>
    </style:style>
    <style:style style:name="MT1" style:family="text">
      <style:text-properties fo:color="#dde9ec" style:text-line-through-style="none" style:font-name="Century Schoolbook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2" style:family="text">
      <style:text-properties fo:color="#ffffff" style:text-line-through-style="none" style:font-name="Century Schoolbook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3" style:family="text">
      <style:text-properties fo:color="#ffffff" style:text-line-through-style="none" style:font-name="Century Schoolbook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4" style:family="text">
      <style:text-properties fo:color="#dde9ec" style:text-line-through-style="none" style:font-name="Century Schoolbook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5" style:family="text">
      <style:text-properties fo:color="#ffffff" style:text-line-through-style="none" style:font-name="Century Schoolbook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6" style:family="text">
      <style:text-properties fo:color="#ffffff" style:text-line-through-style="none" style:font-name="Century Schoolbook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ffffff" style:text-line-through-style="none" style:font-name="Century Schoolbook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color="#ffffff" fo:font-size="14pt" style:font-size-asian="14pt" style:font-size-complex="14pt"/>
    </style:style>
    <style:style style:name="MT9"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61cm"/>
        <style:text-properties fo:font-family="'Wingdings 2'" style:font-charset="x-symbol" fo:color="#727ca3"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61cm"/>
        <style:text-properties fo:font-family="'Wingdings 2'" style:font-charset="x-symbol" fo:color="#727ca3" fo:font-size="85%"/>
      </text:list-level-style-bullet>
      <text:list-level-style-bullet text:level="2" text:bullet-char="">
        <style:list-level-properties text:space-before="0.89cm" text:min-label-width="0.634cm"/>
        <style:text-properties fo:font-family="'Wingdings 2'" style:font-charset="x-symbol" fo:color="#9fb8cd"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61cm"/>
        <style:text-properties fo:font-family="'Wingdings 2'" style:font-charset="x-symbol" fo:color="#727ca3" fo:font-size="85%"/>
      </text:list-level-style-bullet>
      <text:list-level-style-bullet text:level="2" text:bullet-char="">
        <style:list-level-properties text:space-before="0.89cm" text:min-label-width="0.634cm"/>
        <style:text-properties fo:font-family="'Wingdings 2'" style:font-charset="x-symbol" fo:color="#9fb8cd" fo:font-size="85%"/>
      </text:list-level-style-bullet>
      <text:list-level-style-bullet text:level="3" text:bullet-char="">
        <style:list-level-properties text:space-before="1.652cm" text:min-label-width="0.634cm"/>
        <style:text-properties fo:font-family="'Wingdings 2'" style:font-charset="x-symbol" fo:color="#bbbece" fo:font-size="8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761cm"/>
        <style:text-properties fo:font-family="'Wingdings 2'" style:font-charset="x-symbol" fo:color="#727ca3" fo:font-size="85%"/>
      </text:list-level-style-bullet>
      <text:list-level-style-bullet text:level="2" text:bullet-char="">
        <style:list-level-properties text:space-before="0.89cm" text:min-label-width="0.634cm"/>
        <style:text-properties fo:font-family="'Wingdings 2'" style:font-charset="x-symbol" fo:color="#9fb8cd" fo:font-size="85%"/>
      </text:list-level-style-bullet>
      <text:list-level-style-bullet text:level="3" text:bullet-char="">
        <style:list-level-properties text:space-before="1.652cm" text:min-label-width="0.634cm"/>
        <style:text-properties fo:font-family="'Wingdings 2'" style:font-charset="x-symbol" fo:color="#bbbece" fo:font-size="85%"/>
      </text:list-level-style-bullet>
      <text:list-level-style-bullet text:level="4" text:bullet-char="">
        <style:list-level-properties text:space-before="2.414cm" text:min-label-width="0.634cm"/>
        <style:text-properties fo:font-family="'Wingdings 2'" style:font-charset="x-symbol" fo:color="#d2da7a"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761cm"/>
        <style:text-properties fo:font-family="'Wingdings 2'" style:font-charset="x-symbol" fo:color="#727ca3" fo:font-size="85%"/>
      </text:list-level-style-bullet>
      <text:list-level-style-bullet text:level="2" text:bullet-char="">
        <style:list-level-properties text:space-before="0.89cm" text:min-label-width="0.634cm"/>
        <style:text-properties fo:font-family="'Wingdings 2'" style:font-charset="x-symbol" fo:color="#9fb8cd" fo:font-size="85%"/>
      </text:list-level-style-bullet>
      <text:list-level-style-bullet text:level="3" text:bullet-char="">
        <style:list-level-properties text:space-before="1.652cm" text:min-label-width="0.634cm"/>
        <style:text-properties fo:font-family="'Wingdings 2'" style:font-charset="x-symbol" fo:color="#bbbece" fo:font-size="85%"/>
      </text:list-level-style-bullet>
      <text:list-level-style-bullet text:level="4" text:bullet-char="">
        <style:list-level-properties text:space-before="2.414cm" text:min-label-width="0.634cm"/>
        <style:text-properties fo:font-family="'Wingdings 2'" style:font-charset="x-symbol" fo:color="#d2da7a" fo:font-size="80%"/>
      </text:list-level-style-bullet>
      <text:list-level-style-bullet text:level="5" text:bullet-char="o">
        <style:list-level-properties text:space-before="3.176cm" text:min-label-width="0.634cm"/>
        <style:text-properties fo:font-family="StarSymbol" fo:color="#d2da7a"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Title_20_Slide" style:display-name="Title Slide" style:page-layout-name="PM1" draw:style-name="Mdp1">
      <draw:custom-shape draw:name="Rectangle 8" draw:style-name="Mgr3" draw:text-style-name="MP3" draw:layer="backgroundobjects" drawooo:display="printer" svg:width="25.399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7" draw:style-name="Mgr4" draw:text-style-name="MP3" draw:layer="backgroundobjects" drawooo:display="printer" svg:width="25.036cm" svg:height="18.592cm" svg:x="0.178cm" svg:y="0.194cm">
        <text:p/>
        <draw:enhanced-geometry draw:mirror-horizontal="false" draw:mirror-vertical="false" draw:text-areas="?f5 ?f5 ?f6 ?f7" svg:viewBox="0 0 0 0"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11" draw:style-name="Mgr3" draw:text-style-name="MP3" draw:layer="backgroundobjects" svg:width="25.399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12" draw:style-name="Mgr4" draw:text-style-name="MP3" draw:layer="backgroundobjects" svg:width="25.036cm" svg:height="18.588cm" svg:x="0.181cm" svg:y="0.194cm">
        <text:p/>
        <draw:enhanced-geometry draw:mirror-horizontal="false" draw:mirror-vertical="false" draw:text-areas="?f5 ?f5 ?f6 ?f7" svg:viewBox="0 0 0 0"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Date Placeholder 27" presentation:style-name="Mpr1" draw:text-style-name="MP5" draw:layer="backgroundobjects" svg:width="6.878cm" svg:height="1.322cm" svg:x="17.145cm" svg:y="17.198cm" presentation:class="date-time" presentation:user-transformed="true">
        <draw:text-box>
          <text:p text:style-name="MP4"><text:span text:style-name="MT1"><text:date style:data-style-name="D1" text:date-value="2013-11-04">11/4/13</text:date></text:span></text:p>
        </draw:text-box>
      </draw:frame>
      <draw:frame draw:name="Footer Placeholder 16" presentation:style-name="Mpr1" draw:text-style-name="MP5" draw:layer="backgroundobjects" svg:width="11.006cm" svg:height="1.269cm" svg:x="2.54cm" svg:y="17.145cm" presentation:class="footer" presentation:user-transformed="true">
        <draw:text-box>
          <text:p/>
        </draw:text-box>
      </draw:frame>
      <draw:frame draw:name="Slide Number Placeholder 28" presentation:style-name="Mpr2" draw:text-style-name="MP5" draw:layer="backgroundobjects" svg:width="1.269cm" svg:height="1.269cm" svg:x="0.406cm" svg:y="17.251cm" presentation:class="page-number" presentation:user-transformed="true">
        <draw:text-box>
          <text:p text:style-name="MP6"><text:span text:style-name="MT2"><text:page-number>&lt;number&gt;</text:page-number></text:span></text:p>
        </draw:text-box>
      </draw:frame>
      <draw:custom-shape draw:name="Rectangle 6" draw:style-name="Mgr5" draw:text-style-name="MP3" draw:layer="backgroundobjects" svg:width="25.059cm" svg:height="4.242cm" svg:x="0.175cm" svg:y="4.0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6" draw:text-style-name="MP3" draw:layer="backgroundobjects" svg:width="25.059cm" svg:height="0.334cm" svg:x="0.175cm" svg:y="3.8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7" draw:text-style-name="MP3" draw:layer="backgroundobjects" svg:width="25.059cm" svg:height="0.306cm" svg:x="0.175cm" svg:y="8.26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7" presentation:style-name="Mpr3" draw:text-style-name="MP3" draw:layer="backgroundobjects" svg:width="22.859cm" svg:height="4.082cm" svg:x="1.27cm" svg:y="4.183cm" presentation:class="title" presentation:user-transformed="true">
        <draw:text-box>
          <text:p text:style-name="MP7"><text:span text:style-name="MT3">Click to edit the title text formatClick to edit Master title style</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presentation:header/></text:p>
          </draw:text-box>
        </draw:frame>
        <draw:frame presentation:style-name="Mpr4" draw:text-style-name="MP2" draw:layer="backgroundobjects" svg:width="9.369cm" svg:height="1.396cm" svg:x="12.22cm" svg:y="0cm" presentation:class="date-time">
          <draw:text-box>
            <text:p text:style-name="MP2"><presentation:date-time/></text:p>
          </draw:text-box>
        </draw:frame>
        <draw:frame presentation:style-name="Mpr5" draw:text-style-name="MP1" draw:layer="backgroundobjects" svg:width="9.369cm" svg:height="1.396cm" svg:x="0cm" svg:y="26.543cm" presentation:class="footer">
          <draw:text-box>
            <text:p text:style-name="MP1"><presentation:footer/></text:p>
          </draw:text-box>
        </draw:frame>
        <draw:frame presentation:style-name="Mpr5"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Title_20_and_20_Content" style:display-name="Title and Content" style:page-layout-name="PM1" draw:style-name="Mdp1">
      <draw:custom-shape draw:name="Rectangle 8" draw:style-name="Mgr3" draw:text-style-name="MP3" draw:layer="backgroundobjects" svg:width="25.399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7" draw:style-name="Mgr4" draw:text-style-name="MP3" draw:layer="backgroundobjects" svg:width="25.036cm" svg:height="18.592cm" svg:x="0.178cm" svg:y="0.194cm">
        <text:p/>
        <draw:enhanced-geometry draw:mirror-horizontal="false" draw:mirror-vertical="false" draw:text-areas="?f5 ?f5 ?f6 ?f7" svg:viewBox="0 0 0 0"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itle 1" presentation:style-name="Mpr6" draw:text-style-name="MP3" draw:layer="backgroundobjects" svg:width="21.589cm" svg:height="3.174cm" svg:x="2.54cm" svg:y="0.763cm" presentation:class="title" presentation:user-transformed="true">
        <draw:text-box>
          <text:p text:style-name="MP8"><text:span text:style-name="MT4">Click to edit the title text formatClick to edit Master title style</text:span></text:p>
        </draw:text-box>
      </draw:frame>
      <draw:frame draw:name="Date Placeholder 3" presentation:style-name="Mpr7" draw:text-style-name="MP5" draw:layer="backgroundobjects" svg:width="6.878cm" svg:height="1.322cm" svg:x="17.145cm" svg:y="17.198cm" presentation:class="date-time" presentation:user-transformed="true">
        <draw:text-box>
          <text:p text:style-name="MP4"><text:span text:style-name="MT1"><text:date style:data-style-name="D1" text:date-value="2013-11-04">11/4/13</text:date></text:span></text:p>
        </draw:text-box>
      </draw:frame>
      <draw:frame draw:name="Footer Placeholder 4" presentation:style-name="Mpr7" draw:text-style-name="MP5" draw:layer="backgroundobjects" svg:width="11.006cm" svg:height="1.269cm" svg:x="2.54cm" svg:y="17.145cm" presentation:class="footer" presentation:user-transformed="true">
        <draw:text-box>
          <text:p/>
        </draw:text-box>
      </draw:frame>
      <draw:frame draw:name="Slide Number Placeholder 5" presentation:style-name="Mpr8" draw:text-style-name="MP5" draw:layer="backgroundobjects" svg:width="1.269cm" svg:height="1.269cm" svg:x="0.406cm" svg:y="17.251cm" presentation:class="page-number" presentation:user-transformed="true">
        <draw:text-box>
          <text:p text:style-name="MP9"><text:span text:style-name="MT2"><text:page-number>&lt;number&gt;</text:page-number></text:span></text:p>
        </draw:text-box>
      </draw:frame>
      <draw:frame draw:name="Content Placeholder 7" presentation:style-name="Mpr9" draw:text-style-name="MP3" draw:layer="backgroundobjects" svg:width="21.589cm" svg:height="12.699cm" svg:x="2.54cm" svg:y="4.022cm" presentation:class="outline" presentation:user-transformed="true">
        <draw:text-box>
          <text:list text:style-name="ML5">
            <text:list-item>
              <text:p text:style-name="MP10"><text:span text:style-name="MT5">Click to edit the outline text format</text:span></text:p>
              <text:list>
                <text:list-item>
                  <text:p text:style-name="MP10"><text:span text:style-name="MT5">Second Outline Level</text:span></text:p>
                  <text:list>
                    <text:list-item>
                      <text:p text:style-name="MP10"><text:span text:style-name="MT5">Third Outline Level</text:span></text:p>
                      <text:list>
                        <text:list-item>
                          <text:p text:style-name="MP10"><text:span text:style-name="MT5">Fourth Outline Level</text:span></text:p>
                          <text:list>
                            <text:list-item>
                              <text:p text:style-name="MP10"><text:span text:style-name="MT5">Fifth Outline Level</text:span></text:p>
                              <text:list>
                                <text:list-item>
                                  <text:p text:style-name="MP10"><text:span text:style-name="MT5">Sixth Outline Level</text:span></text:p>
                                </text:list-item>
                              </text:list>
                            </text:list-item>
                          </text:list>
                        </text:list-item>
                      </text:list>
                    </text:list-item>
                  </text:list>
                </text:list-item>
              </text:list>
            </text:list-item>
          </text:list>
          <text:list text:style-name="ML6">
            <text:list-item>
              <text:p text:style-name="MP11"><text:span text:style-name="MT5">Seventh Outline LevelClick to edit Master text styles</text:span></text:p>
            </text:list-item>
          </text:list>
          <text:list text:style-name="ML7">
            <text:list-item>
              <text:list>
                <text:list-item>
                  <text:p text:style-name="MP12"><text:span text:style-name="MT6">Second level</text:span></text:p>
                </text:list-item>
              </text:list>
            </text:list-item>
          </text:list>
          <text:list text:style-name="ML8">
            <text:list-item>
              <text:list>
                <text:list-item>
                  <text:list>
                    <text:list-item>
                      <text:p text:style-name="MP12"><text:span text:style-name="MT7">Third level</text:span></text:p>
                    </text:list-item>
                  </text:list>
                </text:list-item>
              </text:list>
            </text:list-item>
          </text:list>
          <text:list text:style-name="ML9">
            <text:list-item>
              <text:list>
                <text:list-item>
                  <text:list>
                    <text:list-item>
                      <text:list>
                        <text:list-item>
                          <text:p text:style-name="MP12"><text:span text:style-name="MT7">Fourth level</text:span></text:p>
                        </text:list-item>
                      </text:list>
                    </text:list-item>
                  </text:list>
                </text:list-item>
              </text:list>
            </text:list-item>
          </text:list>
          <text:list text:style-name="ML10">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0" draw:text-style-name="MP1" draw:layer="backgroundobjects" svg:width="8.266cm" svg:height="1.269cm" svg:x="0cm" svg:y="0cm" presentation:class="header">
          <draw:text-box>
            <text:p text:style-name="MP1"><presentation:header/></text:p>
          </draw:text-box>
        </draw:frame>
        <draw:frame presentation:style-name="Mpr10" draw:text-style-name="MP2" draw:layer="backgroundobjects" svg:width="8.266cm" svg:height="1.269cm" svg:x="10.783cm" svg:y="0cm" presentation:class="date-time">
          <draw:text-box>
            <text:p text:style-name="MP2"><presentation:date-time/></text:p>
          </draw:text-box>
        </draw:frame>
        <draw:frame presentation:style-name="Mpr11" draw:text-style-name="MP1" draw:layer="backgroundobjects" svg:width="8.266cm" svg:height="1.269cm" svg:x="0cm" svg:y="24.13cm" presentation:class="footer">
          <draw:text-box>
            <text:p text:style-name="MP1"><presentation:footer/></text:p>
          </draw:text-box>
        </draw:frame>
        <draw:frame presentation:style-name="Mpr11"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Two_20_Content" style:display-name="Two Content" style:page-layout-name="PM1" draw:style-name="Mdp1">
      <draw:custom-shape draw:name="Rectangle 8" draw:style-name="Mgr3" draw:text-style-name="MP3" draw:layer="backgroundobjects" svg:width="25.399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7" draw:style-name="Mgr4" draw:text-style-name="MP3" draw:layer="backgroundobjects" svg:width="25.036cm" svg:height="18.592cm" svg:x="0.178cm" svg:y="0.194cm">
        <text:p/>
        <draw:enhanced-geometry draw:mirror-horizontal="false" draw:mirror-vertical="false" draw:text-areas="?f5 ?f5 ?f6 ?f7" svg:viewBox="0 0 0 0"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itle 1" presentation:style-name="Mpr12" draw:text-style-name="MP3" draw:layer="backgroundobjects" svg:width="21.589cm" svg:height="3.174cm" svg:x="2.54cm" svg:y="0.763cm" presentation:class="title" presentation:user-transformed="true">
        <draw:text-box>
          <text:p text:style-name="MP8"><text:span text:style-name="MT4">Click to edit the title text formatClick to edit Master title style</text:span></text:p>
        </draw:text-box>
      </draw:frame>
      <draw:frame draw:name="Date Placeholder 4" presentation:style-name="Mpr13" draw:text-style-name="MP5" draw:layer="backgroundobjects" svg:width="6.878cm" svg:height="1.322cm" svg:x="17.145cm" svg:y="17.198cm" presentation:class="date-time" presentation:user-transformed="true">
        <draw:text-box>
          <text:p text:style-name="MP4"><text:span text:style-name="MT1"><text:date style:data-style-name="D1" text:date-value="2013-11-04">11/4/13</text:date></text:span></text:p>
        </draw:text-box>
      </draw:frame>
      <draw:frame draw:name="Footer Placeholder 5" presentation:style-name="Mpr13" draw:text-style-name="MP5" draw:layer="backgroundobjects" svg:width="11.006cm" svg:height="1.269cm" svg:x="2.54cm" svg:y="17.145cm" presentation:class="footer" presentation:user-transformed="true">
        <draw:text-box>
          <text:p/>
        </draw:text-box>
      </draw:frame>
      <draw:frame draw:name="Slide Number Placeholder 6" presentation:style-name="Mpr14" draw:text-style-name="MP5" draw:layer="backgroundobjects" svg:width="1.269cm" svg:height="1.269cm" svg:x="0.406cm" svg:y="17.251cm" presentation:class="page-number" presentation:user-transformed="true">
        <draw:text-box>
          <text:p text:style-name="MP9"><text:span text:style-name="MT2"><text:page-number>&lt;number&gt;</text:page-number></text:span></text:p>
        </draw:text-box>
      </draw:frame>
      <draw:frame draw:name="Content Placeholder 8" presentation:style-name="Mpr15" draw:text-style-name="MP3" draw:layer="backgroundobjects" svg:width="10.413cm" svg:height="12.699cm" svg:x="2.54cm" svg:y="4.022cm" presentation:class="outline" presentation:user-transformed="true">
        <draw:text-box>
          <text:list text:style-name="ML5">
            <text:list-item>
              <text:p text:style-name="MP10"><text:span text:style-name="MT5">Click to edit the outline text format</text:span></text:p>
              <text:list>
                <text:list-item>
                  <text:p text:style-name="MP10"><text:span text:style-name="MT5">Second Outline Level</text:span></text:p>
                  <text:list>
                    <text:list-item>
                      <text:p text:style-name="MP10"><text:span text:style-name="MT5">Third Outline Level</text:span></text:p>
                      <text:list>
                        <text:list-item>
                          <text:p text:style-name="MP10"><text:span text:style-name="MT5">Fourth Outline Level</text:span></text:p>
                          <text:list>
                            <text:list-item>
                              <text:p text:style-name="MP10"><text:span text:style-name="MT5">Fifth Outline Level</text:span></text:p>
                              <text:list>
                                <text:list-item>
                                  <text:p text:style-name="MP10"><text:span text:style-name="MT5">Sixth Outline Level</text:span></text:p>
                                </text:list-item>
                              </text:list>
                            </text:list-item>
                          </text:list>
                        </text:list-item>
                      </text:list>
                    </text:list-item>
                  </text:list>
                </text:list-item>
              </text:list>
            </text:list-item>
          </text:list>
          <text:list text:style-name="ML6">
            <text:list-item>
              <text:p text:style-name="MP11"><text:span text:style-name="MT5">Seventh Outline LevelClick to edit Master text styles</text:span></text:p>
            </text:list-item>
          </text:list>
          <text:list text:style-name="ML7">
            <text:list-item>
              <text:list>
                <text:list-item>
                  <text:p text:style-name="MP12"><text:span text:style-name="MT6">Second level</text:span></text:p>
                </text:list-item>
              </text:list>
            </text:list-item>
          </text:list>
          <text:list text:style-name="ML8">
            <text:list-item>
              <text:list>
                <text:list-item>
                  <text:list>
                    <text:list-item>
                      <text:p text:style-name="MP12"><text:span text:style-name="MT7">Third level</text:span></text:p>
                    </text:list-item>
                  </text:list>
                </text:list-item>
              </text:list>
            </text:list-item>
          </text:list>
          <text:list text:style-name="ML9">
            <text:list-item>
              <text:list>
                <text:list-item>
                  <text:list>
                    <text:list-item>
                      <text:list>
                        <text:list-item>
                          <text:p text:style-name="MP12"><text:span text:style-name="MT7">Fourth level</text:span></text:p>
                        </text:list-item>
                      </text:list>
                    </text:list-item>
                  </text:list>
                </text:list-item>
              </text:list>
            </text:list-item>
          </text:list>
          <text:list text:style-name="ML10">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Content Placeholder 10" presentation:style-name="Mpr16" draw:text-style-name="MP3" draw:layer="backgroundobjects" svg:width="10.413cm" svg:height="12.699cm" svg:x="13.705cm" svg:y="4.022cm" presentation:class="outline" presentation:user-transformed="true">
        <draw:text-box>
          <text:list text:style-name="ML5">
            <text:list-item>
              <text:p text:style-name="MP10"><text:span text:style-name="MT1">Click to edit the outline text format</text:span></text:p>
              <text:list>
                <text:list-item>
                  <text:p text:style-name="MP10"><text:span text:style-name="MT1">Second Outline Level</text:span></text:p>
                  <text:list>
                    <text:list-item>
                      <text:p text:style-name="MP10"><text:span text:style-name="MT1">Third Outline Level</text:span></text:p>
                      <text:list>
                        <text:list-item>
                          <text:p text:style-name="MP10"><text:span text:style-name="MT1">Fourth Outline Level</text:span></text:p>
                          <text:list>
                            <text:list-item>
                              <text:p text:style-name="MP10"><text:span text:style-name="MT1">Fifth Outline Level</text:span></text:p>
                              <text:list>
                                <text:list-item>
                                  <text:p text:style-name="MP10"><text:span text:style-name="MT1">Sixth Outline Level</text:span></text:p>
                                </text:list-item>
                              </text:list>
                            </text:list-item>
                          </text:list>
                        </text:list-item>
                      </text:list>
                    </text:list-item>
                  </text:list>
                </text:list-item>
              </text:list>
            </text:list-item>
          </text:list>
          <text:list text:style-name="ML6">
            <text:list-item>
              <text:p text:style-name="MP11"><text:span text:style-name="MT1">Seventh Outline LevelClick to edit Master text styles</text:span></text:p>
            </text:list-item>
          </text:list>
          <text:list text:style-name="ML7">
            <text:list-item>
              <text:list>
                <text:list-item>
                  <text:p text:style-name="MP12"><text:span text:style-name="MT6">Second level</text:span></text:p>
                </text:list-item>
              </text:list>
            </text:list-item>
          </text:list>
          <text:list text:style-name="ML8">
            <text:list-item>
              <text:list>
                <text:list-item>
                  <text:list>
                    <text:list-item>
                      <text:p text:style-name="MP12"><text:span text:style-name="MT7">Third level</text:span></text:p>
                    </text:list-item>
                  </text:list>
                </text:list-item>
              </text:list>
            </text:list-item>
          </text:list>
          <text:list text:style-name="ML9">
            <text:list-item>
              <text:list>
                <text:list-item>
                  <text:list>
                    <text:list-item>
                      <text:list>
                        <text:list-item>
                          <text:p text:style-name="MP12"><text:span text:style-name="MT7">Fourth level</text:span></text:p>
                        </text:list-item>
                      </text:list>
                    </text:list-item>
                  </text:list>
                </text:list-item>
              </text:list>
            </text:list-item>
          </text:list>
          <text:list text:style-name="ML10">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presentation:notes style:page-layout-name="PM2">
        <draw:page-thumbnail presentation:style-name="Two_20_Content-title" draw:layer="backgroundobjects" svg:width="12.699cm" svg:height="9.524cm" svg:x="3.175cm" svg:y="1.93cm" presentation:class="page"/>
        <draw:frame presentation:style-name="Two_20_Content-notes" draw:layer="backgroundobjects" svg:width="15.239cm" svg:height="11.429cm" svg:x="1.905cm" svg:y="12.065cm" presentation:class="notes" presentation:placeholder="true">
          <draw:text-box/>
        </draw:frame>
        <draw:frame presentation:style-name="Mpr17" draw:text-style-name="MP1" draw:layer="backgroundobjects" svg:width="8.266cm" svg:height="1.269cm" svg:x="0cm" svg:y="0cm" presentation:class="header">
          <draw:text-box>
            <text:p text:style-name="MP1"><presentation:header/></text:p>
          </draw:text-box>
        </draw:frame>
        <draw:frame presentation:style-name="Mpr17" draw:text-style-name="MP2" draw:layer="backgroundobjects" svg:width="8.266cm" svg:height="1.269cm" svg:x="10.783cm" svg:y="0cm" presentation:class="date-time">
          <draw:text-box>
            <text:p text:style-name="MP2"><presentation:date-time/></text:p>
          </draw:text-box>
        </draw:frame>
        <draw:frame presentation:style-name="Mpr18" draw:text-style-name="MP1" draw:layer="backgroundobjects" svg:width="8.266cm" svg:height="1.269cm" svg:x="0cm" svg:y="24.13cm" presentation:class="footer">
          <draw:text-box>
            <text:p text:style-name="MP1"><presentation:footer/></text:p>
          </draw:text-box>
        </draw:frame>
        <draw:frame presentation:style-name="Mpr18"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AbstractRed" style:page-layout-name="PM1" draw:style-name="Mdp2">
      <draw:frame draw:style-name="Mgr8" draw:text-style-name="MP13" draw:layer="backgroundobjects" svg:width="25.399cm" svg:height="19.05cm" svg:x="0cm" svg:y="0cm">
        <draw:image xlink:href="Pictures/10000201000003AF00000212F85000AE.png" xlink:type="simple" xlink:show="embed" xlink:actuate="onLoad"/>
        <draw:image xlink:href="Pictures/1000073F00009698000054ABB5FBC61A.svg" xlink:type="simple" xlink:show="embed" xlink:actuate="onLoad">
          <text:p/>
        </draw:image>
      </draw:frame>
      <draw:frame presentation:style-name="AbstractRed-title" draw:layer="backgroundobjects" svg:width="22.86cm" svg:height="3.145cm" svg:x="1.27cm" svg:y="0.725cm" presentation:class="title" presentation:placeholder="true">
        <draw:text-box/>
      </draw:frame>
      <draw:frame presentation:style-name="AbstractRed-outline1" draw:layer="backgroundobjects" svg:width="22.86cm" svg:height="11.049cm" svg:x="1.27cm" svg:y="4.596cm" presentation:class="outline" presentation:placeholder="true">
        <draw:text-box/>
      </draw:frame>
      <draw:frame presentation:style-name="Mpr19" draw:text-style-name="MP1" draw:layer="backgroundobjects" svg:width="5.917cm" svg:height="1.312cm" svg:x="1.27cm" svg:y="17.353cm" presentation:class="date-time">
        <draw:text-box>
          <text:p text:style-name="MP1"><text:span text:style-name="MT8"><presentation:date-time/></text:span></text:p>
        </draw:text-box>
      </draw:frame>
      <draw:frame presentation:style-name="Mpr19" draw:text-style-name="MP14" draw:layer="backgroundobjects" svg:width="8.051cm" svg:height="1.312cm" svg:x="8.685cm" svg:y="17.353cm" presentation:class="footer">
        <draw:text-box>
          <text:p text:style-name="MP14"><text:span text:style-name="MT8"><presentation:footer/></text:span></text:p>
        </draw:text-box>
      </draw:frame>
      <draw:frame presentation:style-name="Mpr19" draw:text-style-name="MP2" draw:layer="backgroundobjects" svg:width="5.917cm" svg:height="1.312cm" svg:x="18.21cm" svg:y="17.353cm" presentation:class="page-number">
        <draw:text-box>
          <text:p text:style-name="MP2"><text:span text:style-name="MT8"><text:page-number>&lt;number&gt;</text:page-number></text:span></text:p>
        </draw:text-box>
      </draw:frame>
      <presentation:notes style:page-layout-name="PM2">
        <draw:page-thumbnail presentation:style-name="AbstractRed-title" draw:layer="backgroundobjects" svg:width="15.421cm" svg:height="8.176cm" svg:x="1.814cm" svg:y="2.138cm" presentation:class="page"/>
        <draw:frame presentation:style-name="AbstractRed-notes" draw:layer="backgroundobjects" svg:width="15.421cm" svg:height="11.973cm" svg:x="1.814cm" svg:y="11.117cm" presentation:class="notes" presentation:placeholder="true">
          <draw:text-box/>
        </draw:frame>
        <draw:frame presentation:style-name="Mpr20" draw:text-style-name="MP1" draw:layer="backgroundobjects" svg:width="8.266cm" svg:height="1.269cm" svg:x="0cm" svg:y="0cm" presentation:class="header">
          <draw:text-box>
            <text:p text:style-name="MP1"><text:span text:style-name="MT9"><presentation:header/></text:span></text:p>
          </draw:text-box>
        </draw:frame>
        <draw:frame presentation:style-name="Mpr20" draw:text-style-name="MP2" draw:layer="backgroundobjects" svg:width="8.266cm" svg:height="1.269cm" svg:x="10.783cm" svg:y="0cm" presentation:class="date-time">
          <draw:text-box>
            <text:p text:style-name="MP2"><text:span text:style-name="MT9"><presentation:date-time/></text:span></text:p>
          </draw:text-box>
        </draw:frame>
        <draw:frame presentation:style-name="Mpr21" draw:text-style-name="MP1" draw:layer="backgroundobjects" svg:width="8.266cm" svg:height="1.269cm" svg:x="0cm" svg:y="24.13cm" presentation:class="footer">
          <draw:text-box>
            <text:p text:style-name="MP1"><text:span text:style-name="MT9"><presentation:footer/></text:span></text:p>
          </draw:text-box>
        </draw:frame>
        <draw:frame presentation:style-name="Mpr21" draw:text-style-name="MP2" draw:layer="backgroundobjects" svg:width="8.266cm" svg:height="1.269cm" svg:x="10.783cm" svg:y="24.13cm" presentation:class="page-number">
          <draw:text-box>
            <text:p text:style-name="MP2"><text:span text:style-name="MT9"><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3-11-04T16:39:07.733000000</dc:date>
    <meta:document-statistic meta:object-count="311"/>
    <meta:generator>LibreOffice/4.1.1.2$Windows_x86 LibreOffice_project/7e4286b58adc75a14f6d83f53a03b6c11fa2903</meta:generator>
  </office:meta>
</office:document-meta>
</file>